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00000000F0000000FCEDA7C5B.png" manifest:media-type="image/png"/>
  <manifest:file-entry manifest:full-path="Pictures/100000000000000800000008E13CF68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fals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T2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/>
    </number:date-style>
    <style:style style:name="gr1" style:family="graphic" style:parent-style-name="standard">
      <style:graphic-properties draw:stroke="solid" svg:stroke-width="0.053cm" svg:stroke-color="#40458c" draw:stroke-linejoin="miter" svg:stroke-linecap="square" draw:fill="solid" draw:fill-color="#ecd882" draw:textarea-horizontal-align="justify" draw:textarea-vertical-align="middle" draw:auto-grow-height="false" fo:padding-top="0.13cm" fo:padding-bottom="0.13cm" fo:padding-left="0.25cm" fo:padding-right="0.25cm" fo:wrap-option="no-wrap" draw:shadow-color="#b7c1eb"/>
    </style:style>
    <style:style style:name="gr2" style:family="graphic" style:parent-style-name="standard">
      <style:graphic-properties draw:stroke="solid" svg:stroke-width="0.053cm" svg:stroke-color="#40458c" draw:stroke-linejoin="miter" svg:stroke-linecap="square" draw:fill="solid" draw:fill-color="#cfdbfd" draw:textarea-horizontal-align="justify" draw:textarea-vertical-align="middle" draw:auto-grow-height="false" fo:padding-top="0.13cm" fo:padding-bottom="0.13cm" fo:padding-left="0.25cm" fo:padding-right="0.25cm" fo:wrap-option="no-wrap" draw:shadow-color="#b7c1eb"/>
    </style:style>
    <style:style style:name="gr3" style:family="graphic" style:parent-style-name="standard">
      <style:graphic-properties draw:stroke="solid" svg:stroke-width="0.053cm" svg:stroke-color="#40458c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b7c1eb" draw:start-line-spacing-horizontal="0cm" draw:start-line-spacing-vertical="0cm" draw:end-line-spacing-horizontal="0cm" draw:end-line-spacing-vertical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000000" draw:stroke-linejoin="miter" svg:stroke-linecap="square" draw:fill="none" draw:fill-color="#ecd882" draw:textarea-horizontal-align="left" draw:textarea-vertical-align="top" draw:auto-grow-height="true" fo:padding-top="0.13cm" fo:padding-bottom="0.13cm" fo:padding-left="0.25cm" fo:padding-right="0.25cm" fo:wrap-option="wrap" draw:shadow-color="#b7c1eb"/>
    </style:style>
    <style:style style:name="gr6" style:family="graphic" style:parent-style-name="standard">
      <style:graphic-properties draw:stroke="dash" draw:stroke-dash="Dashed_20__28_var_29__20_4" svg:stroke-width="0.053cm" svg:stroke-color="#40458c" draw:stroke-linejoin="miter" svg:stroke-linecap="square" draw:fill="solid" draw:fill-color="#ecd882" draw:textarea-horizontal-align="justify" draw:textarea-vertical-align="middle" draw:auto-grow-height="false" fo:padding-top="0.13cm" fo:padding-bottom="0.13cm" fo:padding-left="0.25cm" fo:padding-right="0.25cm" fo:wrap-option="no-wrap" draw:shadow-color="#b7c1eb"/>
    </style:style>
    <style:style style:name="gr7" style:family="graphic" style:parent-style-name="standard">
      <style:graphic-properties draw:stroke="dash" draw:stroke-dash="Dashed_20__28_var_29__20_4" svg:stroke-width="0.053cm" svg:stroke-color="#40458c" draw:stroke-linejoin="miter" svg:stroke-linecap="square" draw:fill="solid" draw:fill-color="#cfdbfd" draw:textarea-horizontal-align="justify" draw:textarea-vertical-align="middle" draw:auto-grow-height="false" fo:padding-top="0.13cm" fo:padding-bottom="0.13cm" fo:padding-left="0.25cm" fo:padding-right="0.25cm" fo:wrap-option="no-wrap" draw:shadow-color="#b7c1eb"/>
    </style:style>
    <style:style style:name="gr8" style:family="graphic" style:parent-style-name="standard">
      <style:graphic-properties draw:stroke="solid" svg:stroke-width="0.106cm" svg:stroke-color="#40458c" draw:stroke-linejoin="miter" svg:stroke-linecap="square" draw:fill="solid" draw:fill-color="#ecd882" draw:textarea-horizontal-align="justify" draw:textarea-vertical-align="middle" draw:auto-grow-height="false" fo:padding-top="0.13cm" fo:padding-bottom="0.13cm" fo:padding-left="0.25cm" fo:padding-right="0.25cm" fo:wrap-option="no-wrap" draw:shadow-color="#b7c1eb"/>
    </style:style>
    <style:style style:name="gr9" style:family="graphic" style:parent-style-name="standard">
      <style:graphic-properties draw:stroke="solid" svg:stroke-width="0.212cm" svg:stroke-color="#40458c" draw:marker-end="msArrowEnd_20_5" draw:marker-end-width="0.636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b7c1eb"/>
    </style:style>
    <style:style style:name="gr10" style:family="graphic" style:parent-style-name="standard">
      <style:graphic-properties draw:stroke="solid" svg:stroke-width="0.106cm" svg:stroke-color="#be2d00" draw:stroke-linejoin="miter" svg:stroke-linecap="square" draw:fill="solid" draw:fill-color="#cfdbfd" draw:textarea-horizontal-align="justify" draw:textarea-vertical-align="middle" draw:auto-grow-height="false" fo:padding-top="0.13cm" fo:padding-bottom="0.13cm" fo:padding-left="0.25cm" fo:padding-right="0.25cm" fo:wrap-option="no-wrap" draw:shadow-color="#b7c1eb"/>
    </style:style>
    <style:style style:name="gr11" style:family="graphic" style:parent-style-name="standard">
      <style:graphic-properties draw:stroke="solid" svg:stroke-width="0.053cm" svg:stroke-color="#be2d00" draw:stroke-linejoin="miter" svg:stroke-linecap="square" draw:fill="solid" draw:fill-color="#cfdbfd" draw:textarea-horizontal-align="justify" draw:textarea-vertical-align="middle" draw:auto-grow-height="false" fo:padding-top="0.13cm" fo:padding-bottom="0.13cm" fo:padding-left="0.25cm" fo:padding-right="0.25cm" fo:wrap-option="no-wrap" draw:shadow-color="#b7c1eb"/>
    </style:style>
    <style:style style:name="gr12" style:family="graphic" style:parent-style-name="standard">
      <style:graphic-properties draw:stroke="solid" svg:stroke-width="0.106cm" svg:stroke-color="#be2d00" draw:stroke-linejoin="miter" svg:stroke-linecap="square" draw:fill="solid" draw:fill-color="#ecd882" draw:textarea-horizontal-align="justify" draw:textarea-vertical-align="middle" draw:auto-grow-height="false" fo:padding-top="0.13cm" fo:padding-bottom="0.13cm" fo:padding-left="0.25cm" fo:padding-right="0.25cm" fo:wrap-option="no-wrap" draw:shadow-color="#b7c1eb"/>
    </style:style>
    <style:style style:name="gr13" style:family="graphic" style:parent-style-name="standard">
      <style:graphic-properties draw:stroke="solid" svg:stroke-width="0.212cm" svg:stroke-color="#be2d00" draw:marker-start="msArrowEnd_20_5" draw:marker-start-width="0.636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b7c1eb"/>
    </style:style>
    <style:style style:name="gr14" style:family="graphic" style:parent-style-name="standard">
      <style:graphic-properties draw:stroke="solid" svg:stroke-width="0.053cm" svg:stroke-color="#be2d00" draw:stroke-linejoin="miter" svg:stroke-linecap="square" draw:fill="solid" draw:fill-color="#ecd882" draw:textarea-horizontal-align="justify" draw:textarea-vertical-align="middle" draw:auto-grow-height="false" fo:padding-top="0.13cm" fo:padding-bottom="0.13cm" fo:padding-left="0.25cm" fo:padding-right="0.25cm" fo:wrap-option="no-wrap" draw:shadow-color="#b7c1eb"/>
    </style:style>
    <style:style style:name="gr15" style:family="graphic" style:parent-style-name="standard">
      <style:graphic-properties draw:stroke="solid" svg:stroke-width="0.035cm" svg:stroke-color="#40458c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b7c1eb" draw:start-line-spacing-horizontal="0cm" draw:start-line-spacing-vertical="0cm" draw:end-line-spacing-horizontal="0cm" draw:end-line-spacing-vertical="0cm"/>
    </style:style>
    <style:style style:name="gr16" style:family="graphic" style:parent-style-name="standard">
      <style:graphic-properties draw:stroke="solid" svg:stroke-width="0.035cm" svg:stroke-color="#40458c" draw:stroke-linejoin="miter" svg:stroke-linecap="square" draw:fill="solid" draw:fill-color="#ecd882" draw:textarea-horizontal-align="justify" draw:textarea-vertical-align="middle" draw:auto-grow-height="false" fo:padding-top="0.13cm" fo:padding-bottom="0.13cm" fo:padding-left="0.25cm" fo:padding-right="0.25cm" fo:wrap-option="no-wrap" draw:shadow-color="#b7c1eb"/>
    </style:style>
    <style:style style:name="gr17" style:family="graphic" style:parent-style-name="standard">
      <style:graphic-properties draw:stroke="solid" svg:stroke-width="0.035cm" svg:stroke-color="#40458c" draw:stroke-linejoin="miter" svg:stroke-linecap="square" draw:fill="solid" draw:fill-color="#cfdbfd" draw:textarea-horizontal-align="justify" draw:textarea-vertical-align="middle" draw:auto-grow-height="false" fo:padding-top="0.13cm" fo:padding-bottom="0.13cm" fo:padding-left="0.25cm" fo:padding-right="0.25cm" fo:wrap-option="no-wrap" draw:shadow-color="#b7c1eb"/>
    </style:style>
    <style:style style:name="pr1" style:family="presentation" style:parent-style-name="Title1-title">
      <style:graphic-properties draw:stroke="none" draw:fill="none" draw:fill-color="#ecd882" draw:textarea-horizontal-align="left" draw:textarea-vertical-align="bottom" draw:auto-grow-height="false" draw:auto-grow-width="false" fo:min-height="2.916cm" fo:min-width="0cm" fo:padding-top="0.13cm" fo:padding-bottom="0.13cm" fo:padding-left="0.25cm" fo:padding-right="0.25cm" fo:wrap-option="wrap" draw:shadow-color="#b7c1eb"/>
    </style:style>
    <style:style style:name="pr2" style:family="presentation" style:parent-style-name="Title1-notes">
      <style:graphic-properties draw:stroke="none" draw:fill="none" draw:fill-color="#00cc99" draw:textarea-horizontal-align="justify" draw:textarea-vertical-align="top" draw:auto-grow-height="false" draw:auto-grow-width="false" fo:min-height="11.728cm" fo:min-width="0cm" fo:padding-top="0.134cm" fo:padding-bottom="0.134cm" fo:padding-left="0.268cm" fo:padding-right="0.268cm" fo:wrap-option="wrap" draw:shadow-color="#808080"/>
    </style:style>
    <style:style style:name="pr3" style:family="presentation" style:parent-style-name="Default-title">
      <style:graphic-properties draw:stroke="none" draw:fill="none" draw:fill-color="#ecd882" draw:textarea-horizontal-align="left" draw:textarea-vertical-align="bottom" draw:auto-grow-height="false" draw:auto-grow-width="false" fo:min-height="2.916cm" fo:min-width="0cm" fo:padding-top="0.13cm" fo:padding-bottom="0.13cm" fo:padding-left="0.25cm" fo:padding-right="0.25cm" fo:wrap-option="wrap" draw:shadow-color="#b7c1eb"/>
    </style:style>
    <style:style style:name="pr4" style:family="presentation" style:parent-style-name="Default-outline1">
      <style:graphic-properties draw:stroke="none" draw:fill="none" draw:fill-color="#ecd882" draw:textarea-horizontal-align="left" draw:textarea-vertical-align="top" draw:auto-grow-height="false" draw:auto-grow-width="false" draw:fit-to-size="shrink-to-fit" fo:min-height="11.595cm" fo:min-width="0cm" fo:padding-top="0.13cm" fo:padding-bottom="0.13cm" fo:padding-left="0.25cm" fo:padding-right="0.25cm" fo:wrap-option="wrap" draw:shadow-color="#b7c1eb"/>
    </style:style>
    <style:style style:name="pr5" style:family="presentation" style:parent-style-name="Default-notes">
      <style:graphic-properties draw:fill-color="#ffffff" fo:min-height="11.996cm"/>
    </style:style>
    <style:style style:name="pr6" style:family="presentation" style:parent-style-name="Default-outline1">
      <style:graphic-properties draw:stroke="none" draw:fill="none" draw:fill-color="#ecd882" draw:textarea-horizontal-align="left" draw:textarea-vertical-align="top" draw:auto-grow-height="false" draw:auto-grow-width="false" draw:fit-to-size="shrink-to-fit" fo:min-height="12.018cm" fo:min-width="0cm" fo:padding-top="0.13cm" fo:padding-bottom="0.13cm" fo:padding-left="0.25cm" fo:padding-right="0.25cm" fo:wrap-option="wrap" draw:shadow-color="#b7c1eb"/>
    </style:style>
    <style:style style:name="pr7" style:family="presentation" style:parent-style-name="Default-outline1">
      <style:graphic-properties draw:stroke="none" draw:fill="none" draw:fill-color="#ecd882" draw:textarea-horizontal-align="left" draw:textarea-vertical-align="top" draw:auto-grow-height="false" draw:auto-grow-width="false" draw:fit-to-size="shrink-to-fit" fo:min-height="11.806cm" fo:min-width="0cm" fo:padding-top="0.13cm" fo:padding-bottom="0.13cm" fo:padding-left="0.25cm" fo:padding-right="0.25cm" fo:wrap-option="wrap" draw:shadow-color="#b7c1eb"/>
    </style:style>
    <style:style style:name="pr8" style:family="presentation" style:parent-style-name="Default-outline1">
      <style:graphic-properties draw:stroke="none" draw:fill="none" draw:fill-color="#ecd882" draw:textarea-horizontal-align="left" draw:textarea-vertical-align="top" draw:auto-grow-height="false" draw:auto-grow-width="false" draw:fit-to-size="shrink-to-fit" fo:min-height="11.594cm" fo:min-width="0cm" fo:padding-top="0.13cm" fo:padding-bottom="0.13cm" fo:padding-left="0.25cm" fo:padding-right="0.25cm" fo:wrap-option="wrap" draw:shadow-color="#b7c1eb"/>
    </style:style>
    <style:style style:name="pr9" style:family="presentation" style:parent-style-name="Default-outline1">
      <style:graphic-properties draw:stroke="none" draw:fill="none" draw:fill-color="#ecd882" draw:textarea-horizontal-align="left" draw:textarea-vertical-align="top" draw:auto-grow-height="false" draw:auto-grow-width="false" draw:fit-to-size="shrink-to-fit" fo:min-height="12.864cm" fo:min-width="0cm" fo:padding-top="0.13cm" fo:padding-bottom="0.13cm" fo:padding-left="0.25cm" fo:padding-right="0.25cm" fo:wrap-option="wrap" draw:shadow-color="#b7c1eb"/>
    </style:style>
    <style:style style:name="pr10" style:family="presentation" style:parent-style-name="Default-outline1">
      <style:graphic-properties draw:stroke="none" draw:fill="none" draw:fill-color="#ecd882" draw:textarea-horizontal-align="left" draw:textarea-vertical-align="top" draw:auto-grow-height="false" draw:auto-grow-width="false" draw:fit-to-size="shrink-to-fit" fo:min-height="5.853cm" fo:min-width="0cm" fo:padding-top="0.13cm" fo:padding-bottom="0.13cm" fo:padding-left="0.25cm" fo:padding-right="0.25cm" fo:wrap-option="wrap" draw:shadow-color="#b7c1eb"/>
    </style:style>
    <style:style style:name="pr11" style:family="presentation" style:parent-style-name="Default-outline1">
      <style:graphic-properties draw:stroke="none" draw:fill="none" draw:fill-color="#ecd882" draw:textarea-horizontal-align="left" draw:textarea-vertical-align="top" draw:auto-grow-height="false" draw:auto-grow-width="false" draw:fit-to-size="shrink-to-fit" fo:min-height="1.646cm" fo:min-width="0cm" fo:padding-top="0.13cm" fo:padding-bottom="0.13cm" fo:padding-left="0.25cm" fo:padding-right="0.25cm" fo:wrap-option="wrap" draw:shadow-color="#b7c1eb"/>
    </style:style>
    <style:style style:name="pr12" style:family="presentation" style:parent-style-name="Default-outline1">
      <style:graphic-properties draw:stroke="none" draw:fill="none" draw:fill-color="#ecd882" draw:textarea-horizontal-align="left" draw:textarea-vertical-align="top" draw:auto-grow-height="false" draw:auto-grow-width="false" draw:fit-to-size="shrink-to-fit" fo:min-height="1.857cm" fo:min-width="0cm" fo:padding-top="0.13cm" fo:padding-bottom="0.13cm" fo:padding-left="0.25cm" fo:padding-right="0.25cm" fo:wrap-option="wrap" draw:shadow-color="#b7c1eb"/>
    </style:style>
    <style:style style:name="pr13" style:family="presentation" style:parent-style-name="Default-outline1">
      <style:graphic-properties draw:stroke="none" draw:fill="none" draw:fill-color="#ecd882" draw:textarea-horizontal-align="left" draw:textarea-vertical-align="top" draw:auto-grow-height="false" draw:auto-grow-width="false" draw:fit-to-size="shrink-to-fit" fo:min-height="5.879cm" fo:min-width="0cm" fo:padding-top="0.13cm" fo:padding-bottom="0.13cm" fo:padding-left="0.25cm" fo:padding-right="0.25cm" fo:wrap-option="wrap" draw:shadow-color="#b7c1eb"/>
    </style:style>
    <style:style style:name="co1" style:family="table-column">
      <style:table-column-properties style:column-width="1.905cm" style:use-optimal-column-width="false"/>
    </style:style>
    <style:style style:name="co2" style:family="table-column">
      <style:table-column-properties style:column-width="5.755cm" style:use-optimal-column-width="false"/>
    </style:style>
    <style:style style:name="co3" style:family="table-column">
      <style:table-column-properties style:column-width="4.723cm" style:use-optimal-column-width="false"/>
    </style:style>
    <style:style style:name="co4" style:family="table-column">
      <style:table-column-properties style:column-width="10.477cm" style:use-optimal-column-width="false"/>
    </style:style>
    <style:style style:name="ro1" style:family="table-row">
      <style:table-row-properties style:row-height="1.525cm"/>
    </style:style>
    <style:style style:name="ro2" style:family="table-row">
      <style:table-row-properties style:row-height="1.269cm"/>
    </style:style>
    <style:style style:name="ro3" style:family="table-row">
      <style:table-row-properties style:row-height="1.28cm"/>
    </style:style>
    <style:style style:name="ro4" style:family="table-row">
      <style:table-row-properties style:row-height="1.271cm"/>
    </style:style>
    <style:style style:name="ro5" style:family="table-row">
      <style:table-row-properties style:row-height="1.446cm"/>
    </style:style>
    <style:style style:name="ro6" style:family="table-row">
      <style:table-row-properties style:row-height="2.863cm"/>
    </style:style>
    <style:style style:name="ro7" style:family="table-row">
      <style:table-row-properties style:row-height="3.625cm"/>
    </style:style>
    <style:style style:name="ce1" style:family="table-cell">
      <style:graphic-properties draw:fill="none" style:repeat="repeat" draw:textarea-horizontal-align="justify" draw:textarea-vertical-align="top" fo:padding-top="0cm" fo:padding-bottom="0cm" fo:padding-left="0cm" fo:padding-right="0cm"/>
      <style:paragraph-properties fo:margin-left="0cm" fo:margin-right="0cm" fo:margin-top="0.158cm" fo:margin-bottom="0cm" fo:line-height="100%" fo:text-align="center" fo:text-indent="0cm" fo:border="none"/>
    </style:style>
    <style:style style:name="ce2" style:family="table-cell">
      <style:graphic-properties draw:fill="none" style:repeat="repeat" draw:textarea-horizontal-align="justify" draw:textarea-vertical-align="top" fo:padding-top="0cm" fo:padding-bottom="0cm" fo:padding-left="0cm" fo:padding-right="0cm"/>
      <style:paragraph-properties fo:margin-left="0cm" fo:margin-right="0cm" fo:margin-top="0.158cm" fo:margin-bottom="0cm" fo:line-height="100%" fo:text-align="center" fo:text-indent="0cm" fo:border="none"/>
    </style:style>
    <style:style style:name="ce3" style:family="table-cell">
      <style:graphic-properties draw:fill="none" style:repeat="repeat" draw:textarea-horizontal-align="justify" draw:textarea-vertical-align="top" fo:padding-top="0cm" fo:padding-bottom="0cm" fo:padding-left="0cm" fo:padding-right="0cm"/>
      <style:paragraph-properties fo:margin-left="0cm" fo:margin-right="0cm" fo:margin-top="0.158cm" fo:margin-bottom="0cm" fo:line-height="100%" fo:text-align="center" fo:text-indent="0cm" fo:border="none"/>
    </style:style>
    <style:style style:name="ce4" style:family="table-cell">
      <style:graphic-properties draw:fill="none" style:repeat="repeat" draw:textarea-horizontal-align="justify" draw:textarea-vertical-align="middle" fo:padding-top="0cm" fo:padding-bottom="0cm" fo:padding-left="0cm" fo:padding-right="0cm"/>
      <style:paragraph-properties fo:margin-left="0cm" fo:margin-right="0cm" fo:margin-top="0.158cm" fo:margin-bottom="0cm" fo:line-height="100%" fo:text-align="center" fo:text-indent="0cm" fo:border="none"/>
    </style:style>
    <style:style style:name="ce5" style:family="table-cell">
      <style:graphic-properties draw:fill="none" style:repeat="repeat" draw:textarea-horizontal-align="justify" draw:textarea-vertical-align="middle" fo:padding-top="0cm" fo:padding-bottom="0cm" fo:padding-left="0cm" fo:padding-right="0cm"/>
    </style:style>
    <style:style style:name="ce6" style:family="table-cell">
      <style:graphic-properties draw:fill="none" style:repeat="repeat" draw:textarea-horizontal-align="justify" draw:textarea-vertical-align="middle" fo:padding-top="0cm" fo:padding-bottom="0cm" fo:padding-left="0cm" fo:padding-right="0cm"/>
      <style:paragraph-properties fo:margin-left="0cm" fo:margin-right="0cm" fo:margin-top="0.158cm" fo:margin-bottom="0cm" fo:line-height="100%" fo:text-align="center" fo:text-indent="0cm" fo:border="none"/>
    </style:style>
    <style:style style:name="ce7" style:family="table-cell">
      <style:graphic-properties draw:fill="none" style:repeat="repeat" draw:textarea-horizontal-align="justify" draw:textarea-vertical-align="middle" fo:padding-top="0cm" fo:padding-bottom="0cm" fo:padding-left="0cm" fo:padding-right="0cm"/>
      <style:paragraph-properties fo:margin-left="0cm" fo:margin-right="0cm" fo:margin-top="0.158cm" fo:margin-bottom="0cm" fo:line-height="100%" fo:text-align="center" fo:text-indent="0cm" fo:border="none"/>
    </style:style>
    <style:style style:name="ce8" style:family="table-cell">
      <style:graphic-properties draw:fill="none" style:repeat="repeat" draw:textarea-horizontal-align="justify" draw:textarea-vertical-align="middle" fo:padding-top="0cm" fo:padding-bottom="0cm" fo:padding-left="0cm" fo:padding-right="0cm"/>
      <style:paragraph-properties fo:margin-left="0cm" fo:margin-right="0cm" fo:margin-top="0.158cm" fo:margin-bottom="0cm" fo:line-height="100%" fo:text-align="center" fo:text-indent="0cm" fo:border="none"/>
    </style:style>
    <style:style style:name="ce9" style:family="table-cell">
      <style:graphic-properties draw:fill="none" style:repeat="repeat" draw:textarea-horizontal-align="justify" draw:textarea-vertical-align="middle" fo:padding-top="0cm" fo:padding-bottom="0cm" fo:padding-left="0cm" fo:padding-right="0cm"/>
      <style:paragraph-properties fo:margin-left="0cm" fo:margin-right="0cm" fo:margin-top="0.158cm" fo:margin-bottom="0cm" fo:line-height="100%" fo:text-align="center" fo:text-indent="0cm" fo:border="none"/>
    </style:style>
    <style:style style:name="ce10" style:family="table-cell">
      <style:graphic-properties draw:fill="none" style:repeat="repeat" draw:textarea-horizontal-align="justify" draw:textarea-vertical-align="middle" fo:padding-top="0cm" fo:padding-bottom="0cm" fo:padding-left="0cm" fo:padding-right="0cm"/>
      <style:paragraph-properties fo:margin-left="0cm" fo:margin-right="0cm" fo:margin-top="0.158cm" fo:margin-bottom="0cm" fo:line-height="100%" fo:text-align="center" fo:text-indent="0cm" fo:border="none"/>
    </style:style>
    <style:style style:name="ce11" style:family="table-cell">
      <style:graphic-properties draw:fill="none" style:repeat="repeat" draw:textarea-horizontal-align="justify" draw:textarea-vertical-align="middle" fo:padding-top="0cm" fo:padding-bottom="0cm" fo:padding-left="0cm" fo:padding-right="0cm"/>
      <style:paragraph-properties fo:margin-left="0cm" fo:margin-right="0cm" fo:margin-top="0.158cm" fo:margin-bottom="0cm" fo:line-height="100%" fo:text-align="center" fo:text-indent="0cm" fo:border="none"/>
    </style:style>
    <style:style style:name="ce12" style:family="table-cell">
      <style:graphic-properties draw:fill="none" style:repeat="repeat" draw:textarea-horizontal-align="justify" draw:textarea-vertical-align="middle" fo:padding-top="0cm" fo:padding-bottom="0cm" fo:padding-left="0cm" fo:padding-right="0cm"/>
      <style:paragraph-properties fo:margin-left="0cm" fo:margin-right="0cm" fo:margin-top="0.158cm" fo:margin-bottom="0cm" fo:line-height="100%" fo:text-align="center" fo:text-indent="0cm" fo:border="none"/>
    </style:style>
    <style:style style:name="ce13" style:family="table-cell">
      <style:graphic-properties draw:fill="none" style:repeat="repeat" draw:textarea-horizontal-align="justify" draw:textarea-vertical-align="middle" fo:padding-top="0cm" fo:padding-bottom="0cm" fo:padding-left="0cm" fo:padding-right="0cm"/>
      <style:paragraph-properties fo:margin-left="0cm" fo:margin-right="0cm" fo:margin-top="0.158cm" fo:margin-bottom="0cm" fo:line-height="100%" fo:text-align="center" fo:text-indent="0cm" fo:border="none"/>
    </style:style>
    <style:style style:name="ce14" style:family="table-cell">
      <style:graphic-properties draw:fill="solid" draw:fill-color="#eaeaea" draw:opacity="100%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40458c" fo:border-right="0.23pt solid #40458c" fo:border-top="0.54pt solid #40458c" fo:border-bottom="0.54pt solid #40458c"/>
    </style:style>
    <style:style style:name="ce15" style:family="table-cell">
      <style:graphic-properties draw:fill="solid" draw:fill-color="#eaeaea" draw:opacity="100%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40458c" fo:border-right="0.23pt solid #40458c" fo:border-top="0.54pt solid #40458c" fo:border-bottom="0.54pt solid #40458c"/>
    </style:style>
    <style:style style:name="ce16" style:family="table-cell">
      <style:graphic-properties draw:fill="solid" draw:fill-color="#eaeaea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.246cm" fo:margin-bottom="0cm" fo:line-height="100%" fo:text-indent="0cm" fo:border-left="0.23pt solid #40458c" fo:border-right="0.54pt solid #40458c" fo:border-top="0.54pt solid #40458c" fo:border-bottom="0.54pt solid #40458c"/>
    </style:style>
    <style:style style:name="ce17" style:family="table-cell">
      <style:graphic-properties draw:fill="solid" draw:fill-color="#ecd882" draw:opacity="100%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11cm" fo:margin-bottom="0cm" fo:line-height="100%" fo:text-align="center" fo:text-indent="0cm" fo:border-left="0.54pt solid #40458c" fo:border-right="0.23pt solid #40458c" fo:border-top="0.54pt solid #40458c" fo:border-bottom="0.23pt solid #40458c"/>
    </style:style>
    <style:style style:name="ce18" style:family="table-cell">
      <style:graphic-properties draw:fill="solid" draw:fill-color="#ecd882" draw:opacity="100%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11cm" fo:margin-bottom="0cm" fo:line-height="100%" fo:text-align="center" fo:text-indent="0cm" fo:border-left="0.23pt solid #40458c" fo:border-right="0.23pt solid #40458c" fo:border-top="0.54pt solid #40458c" fo:border-bottom="0.23pt solid #40458c"/>
    </style:style>
    <style:style style:name="ce19" style:family="table-cell">
      <style:graphic-properties draw:fill="solid" draw:fill-color="#ecd882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23pt solid #40458c" fo:border-right="0.54pt solid #40458c" fo:border-top="0.54pt solid #40458c" fo:border-bottom="0.23pt solid #40458c"/>
    </style:style>
    <style:style style:name="ce20" style:family="table-cell">
      <style:graphic-properties draw:fill="solid" draw:fill-color="#ecd882" draw:opacity="100%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11cm" fo:margin-bottom="0cm" fo:line-height="100%" fo:text-align="center" fo:text-indent="0cm" fo:border-left="0.54pt solid #40458c" fo:border-right="0.23pt solid #40458c" fo:border-top="0.23pt solid #40458c" fo:border-bottom="0.23pt solid #40458c"/>
    </style:style>
    <style:style style:name="ce21" style:family="table-cell">
      <style:graphic-properties draw:fill="solid" draw:fill-color="#ecd882" draw:opacity="100%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11cm" fo:margin-bottom="0cm" fo:line-height="100%" fo:text-align="center" fo:text-indent="0cm" fo:border="0.23pt solid #40458c"/>
    </style:style>
    <style:style style:name="ce22" style:family="table-cell">
      <style:graphic-properties draw:fill="solid" draw:fill-color="#ecd882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23pt solid #40458c" fo:border-right="0.54pt solid #40458c" fo:border-top="0.23pt solid #40458c" fo:border-bottom="0.23pt solid #40458c"/>
    </style:style>
    <style:style style:name="ce23" style:family="table-cell">
      <style:graphic-properties draw:fill="solid" draw:fill-color="#cfdbfd" draw:opacity="100%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11cm" fo:margin-bottom="0cm" fo:line-height="100%" fo:text-align="center" fo:text-indent="0cm" fo:border-left="0.54pt solid #40458c" fo:border-right="0.23pt solid #40458c" fo:border-top="0.23pt solid #40458c" fo:border-bottom="0.23pt solid #40458c"/>
    </style:style>
    <style:style style:name="ce24" style:family="table-cell">
      <style:graphic-properties draw:fill="solid" draw:fill-color="#cfdbfd" draw:opacity="100%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11cm" fo:margin-bottom="0cm" fo:line-height="100%" fo:text-align="center" fo:text-indent="0cm" fo:border="0.23pt solid #40458c"/>
    </style:style>
    <style:style style:name="ce25" style:family="table-cell">
      <style:graphic-properties draw:fill="solid" draw:fill-color="#cfdbfd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23pt solid #40458c" fo:border-right="0.54pt solid #40458c" fo:border-top="0.23pt solid #40458c" fo:border-bottom="0.23pt solid #40458c"/>
    </style:style>
    <style:style style:name="ce26" style:family="table-cell">
      <style:graphic-properties draw:fill="solid" draw:fill-color="#cfdbfd" draw:opacity="100%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11cm" fo:margin-bottom="0cm" fo:line-height="100%" fo:text-align="center" fo:text-indent="0cm" fo:border-left="0.54pt solid #40458c" fo:border-right="0.23pt solid #40458c" fo:border-top="0.23pt solid #40458c" fo:border-bottom="0.54pt solid #40458c"/>
    </style:style>
    <style:style style:name="ce27" style:family="table-cell">
      <style:graphic-properties draw:fill="solid" draw:fill-color="#cfdbfd" draw:opacity="100%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11cm" fo:margin-bottom="0cm" fo:line-height="100%" fo:text-align="center" fo:text-indent="0cm" fo:border-left="0.23pt solid #40458c" fo:border-right="0.23pt solid #40458c" fo:border-top="0.23pt solid #40458c" fo:border-bottom="0.54pt solid #40458c"/>
    </style:style>
    <style:style style:name="ce28" style:family="table-cell">
      <style:graphic-properties draw:fill="solid" draw:fill-color="#cfdbfd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23pt solid #40458c" fo:border-right="0.54pt solid #40458c" fo:border-top="0.23pt solid #40458c" fo:border-bottom="0.54pt solid #40458c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center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.246cm" fo:margin-bottom="0cm" fo:text-indent="0cm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0cm" fo:margin-right="0cm" fo:margin-top="0.176cm" fo:margin-bottom="0cm" fo:line-height="90%" fo:text-indent="0cm"/>
    </style:style>
    <style:style style:name="P8" style:family="paragraph">
      <style:paragraph-properties fo:margin-left="0cm" fo:margin-right="0cm" fo:margin-top="0.158cm" fo:margin-bottom="0cm" fo:line-height="90%" fo:text-indent="0cm"/>
    </style:style>
    <style:style style:name="P9" style:family="paragraph">
      <style:paragraph-properties fo:margin-left="0cm" fo:margin-right="0cm" fo:margin-top="0.211cm" fo:margin-bottom="0cm" fo:line-height="90%" fo:text-indent="0cm"/>
    </style:style>
    <style:style style:name="P10" style:family="paragraph">
      <style:paragraph-properties fo:margin-left="0cm" fo:margin-right="0cm" fo:margin-top="0.176cm" fo:margin-bottom="0cm" fo:line-height="90%" fo:text-indent="0cm">
        <style:tab-stops>
          <style:tab-stop style:position="0cm"/>
          <style:tab-stop style:position="0.952cm"/>
          <style:tab-stop style:position="1.905cm"/>
          <style:tab-stop style:position="2.857cm"/>
          <style:tab-stop style:position="3.81cm"/>
          <style:tab-stop style:position="4.762cm"/>
          <style:tab-stop style:position="5.715cm"/>
          <style:tab-stop style:position="6.667cm"/>
          <style:tab-stop style:position="7.62cm"/>
          <style:tab-stop style:position="8.572cm"/>
          <style:tab-stop style:position="9.525cm"/>
          <style:tab-stop style:position="10.477cm"/>
          <style:tab-stop style:position="11.43cm"/>
          <style:tab-stop style:position="12.382cm"/>
          <style:tab-stop style:position="13.335cm"/>
          <style:tab-stop style:position="14.287cm"/>
          <style:tab-stop style:position="15.24cm"/>
          <style:tab-stop style:position="16.192cm"/>
          <style:tab-stop style:position="17.145cm"/>
          <style:tab-stop style:position="18.097cm"/>
          <style:tab-stop style:position="19.05cm"/>
        </style:tab-stops>
      </style:paragraph-properties>
    </style:style>
    <style:style style:name="P11" style:family="paragraph">
      <style:paragraph-properties fo:margin-left="0.952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952cm"/>
          <style:tab-stop style:position="1.905cm"/>
          <style:tab-stop style:position="2.857cm"/>
          <style:tab-stop style:position="3.81cm"/>
          <style:tab-stop style:position="4.762cm"/>
          <style:tab-stop style:position="5.715cm"/>
          <style:tab-stop style:position="6.667cm"/>
          <style:tab-stop style:position="7.62cm"/>
          <style:tab-stop style:position="8.572cm"/>
          <style:tab-stop style:position="9.525cm"/>
          <style:tab-stop style:position="10.477cm"/>
          <style:tab-stop style:position="11.43cm"/>
          <style:tab-stop style:position="12.382cm"/>
          <style:tab-stop style:position="13.335cm"/>
          <style:tab-stop style:position="14.287cm"/>
          <style:tab-stop style:position="15.24cm"/>
          <style:tab-stop style:position="16.192cm"/>
          <style:tab-stop style:position="17.145cm"/>
          <style:tab-stop style:position="18.097cm"/>
          <style:tab-stop style:position="19.05cm"/>
        </style:tab-stops>
      </style:paragraph-properties>
    </style:style>
    <style:style style:name="P12" style:family="paragraph">
      <style:paragraph-properties fo:margin-left="0.952cm" fo:margin-right="0cm" fo:margin-top="0.176cm" fo:margin-bottom="0cm" fo:line-height="90%" fo:text-align="start" fo:text-indent="0cm" style:punctuation-wrap="hanging" style:line-break="strict" style:writing-mode="lr-tb"/>
    </style:style>
    <style:style style:name="P13" style:family="paragraph">
      <style:paragraph-properties fo:margin-left="0.952cm" fo:margin-right="0cm" fo:margin-top="0.176cm" fo:margin-bottom="0cm" fo:line-height="90%" fo:text-align="start" fo:text-indent="0cm" style:punctuation-wrap="hanging" style:line-break="strict" style:writing-mode="lr-tb">
        <style:tab-stops>
          <style:tab-stop style:position="0cm"/>
          <style:tab-stop style:position="0.952cm"/>
          <style:tab-stop style:position="1.905cm"/>
          <style:tab-stop style:position="2.857cm"/>
          <style:tab-stop style:position="3.81cm"/>
          <style:tab-stop style:position="4.762cm"/>
          <style:tab-stop style:position="5.715cm"/>
          <style:tab-stop style:position="6.667cm"/>
          <style:tab-stop style:position="7.62cm"/>
          <style:tab-stop style:position="8.572cm"/>
          <style:tab-stop style:position="9.525cm"/>
          <style:tab-stop style:position="10.477cm"/>
          <style:tab-stop style:position="11.43cm"/>
          <style:tab-stop style:position="12.382cm"/>
          <style:tab-stop style:position="13.335cm"/>
          <style:tab-stop style:position="14.287cm"/>
          <style:tab-stop style:position="15.24cm"/>
          <style:tab-stop style:position="16.192cm"/>
          <style:tab-stop style:position="17.145cm"/>
          <style:tab-stop style:position="18.097cm"/>
          <style:tab-stop style:position="19.05cm"/>
        </style:tab-stops>
      </style:paragraph-properties>
    </style:style>
    <style:style style:name="P14" style:family="paragraph">
      <style:paragraph-properties fo:margin-left="0cm" fo:margin-right="0cm" fo:margin-top="0.158cm" fo:margin-bottom="0cm" fo:line-height="90%" fo:text-indent="0cm">
        <style:tab-stops>
          <style:tab-stop style:position="0cm"/>
          <style:tab-stop style:position="0.952cm"/>
          <style:tab-stop style:position="1.905cm"/>
          <style:tab-stop style:position="2.857cm"/>
          <style:tab-stop style:position="3.81cm"/>
          <style:tab-stop style:position="4.762cm"/>
          <style:tab-stop style:position="5.715cm"/>
          <style:tab-stop style:position="6.667cm"/>
          <style:tab-stop style:position="7.62cm"/>
          <style:tab-stop style:position="8.572cm"/>
          <style:tab-stop style:position="9.525cm"/>
          <style:tab-stop style:position="10.477cm"/>
          <style:tab-stop style:position="11.43cm"/>
          <style:tab-stop style:position="12.382cm"/>
          <style:tab-stop style:position="13.335cm"/>
          <style:tab-stop style:position="14.287cm"/>
          <style:tab-stop style:position="15.24cm"/>
          <style:tab-stop style:position="16.192cm"/>
          <style:tab-stop style:position="17.145cm"/>
          <style:tab-stop style:position="18.097cm"/>
          <style:tab-stop style:position="19.05cm"/>
        </style:tab-stops>
      </style:paragraph-properties>
    </style:style>
    <style:style style:name="P15" style:family="paragraph">
      <style:paragraph-properties fo:margin-left="0.952cm" fo:margin-right="0cm" fo:margin-top="0.07cm" fo:margin-bottom="0cm" fo:line-height="90%" fo:text-align="start" fo:text-indent="0cm" style:punctuation-wrap="hanging" style:line-break="strict" style:writing-mode="lr-tb"/>
    </style:style>
    <style:style style:name="P16" style:family="paragraph">
      <style:paragraph-properties fo:margin-left="0.952cm" fo:margin-right="0cm" fo:margin-top="0.158cm" fo:margin-bottom="0cm" fo:line-height="90%" fo:text-align="start" fo:text-indent="0cm" style:punctuation-wrap="hanging" style:line-break="strict" style:writing-mode="lr-tb"/>
    </style:style>
    <style:style style:name="P17" style:family="paragraph">
      <style:paragraph-properties fo:margin-left="0.952cm" fo:margin-right="0cm" fo:margin-top="0.158cm" fo:margin-bottom="0cm" fo:line-height="90%" fo:text-align="start" fo:text-indent="0cm" style:punctuation-wrap="hanging" style:line-break="strict" style:writing-mode="lr-tb">
        <style:tab-stops>
          <style:tab-stop style:position="0cm"/>
          <style:tab-stop style:position="0.952cm"/>
          <style:tab-stop style:position="1.905cm"/>
          <style:tab-stop style:position="2.857cm"/>
          <style:tab-stop style:position="3.81cm"/>
          <style:tab-stop style:position="4.762cm"/>
          <style:tab-stop style:position="5.715cm"/>
          <style:tab-stop style:position="6.667cm"/>
          <style:tab-stop style:position="7.62cm"/>
          <style:tab-stop style:position="8.572cm"/>
          <style:tab-stop style:position="9.525cm"/>
          <style:tab-stop style:position="10.477cm"/>
          <style:tab-stop style:position="11.43cm"/>
          <style:tab-stop style:position="12.382cm"/>
          <style:tab-stop style:position="13.335cm"/>
          <style:tab-stop style:position="14.287cm"/>
          <style:tab-stop style:position="15.24cm"/>
          <style:tab-stop style:position="16.192cm"/>
          <style:tab-stop style:position="17.145cm"/>
          <style:tab-stop style:position="18.097cm"/>
          <style:tab-stop style:position="19.05cm"/>
        </style:tab-stops>
      </style:paragraph-properties>
    </style:style>
    <style:style style:name="P18" style:family="paragraph">
      <style:paragraph-properties fo:margin-left="0cm" fo:margin-right="0cm" fo:margin-top="0.282cm" fo:margin-bottom="0cm" fo:text-indent="0cm"/>
    </style:style>
    <style:style style:name="P19" style:family="paragraph">
      <style:paragraph-properties fo:margin-left="0cm" fo:margin-right="0cm" fo:margin-top="0.176cm" fo:margin-bottom="0cm" fo:text-indent="0cm"/>
    </style:style>
    <style:style style:name="P20" style:family="paragraph">
      <style:paragraph-properties fo:margin-left="0cm" fo:margin-right="0cm" fo:margin-top="0.158cm" fo:margin-bottom="0cm" fo:text-indent="0cm"/>
    </style:style>
    <style:style style:name="P21" style:family="paragraph">
      <style:paragraph-properties fo:margin-left="0cm" fo:margin-right="0cm" fo:margin-top="0.158cm" fo:margin-bottom="0cm" fo:line-height="100%" fo:text-align="center" fo:text-indent="0cm"/>
    </style:style>
    <style:style style:name="P22" style:family="paragraph">
      <style:paragraph-properties fo:margin-left="0cm" fo:margin-right="0cm" fo:margin-top="0.246cm" fo:margin-bottom="0cm" fo:line-height="100%" fo:text-align="center" fo:text-indent="0cm"/>
    </style:style>
    <style:style style:name="P23" style:family="paragraph">
      <style:paragraph-properties fo:margin-left="0cm" fo:margin-right="0cm" fo:margin-top="0.246cm" fo:margin-bottom="0cm" fo:line-height="100%" fo:text-indent="0cm"/>
    </style:style>
    <style:style style:name="P24" style:family="paragraph">
      <style:paragraph-properties fo:margin-left="0cm" fo:margin-right="0cm" fo:margin-top="0.211cm" fo:margin-bottom="0cm" fo:line-height="100%" fo:text-align="center" fo:text-indent="0cm"/>
    </style:style>
    <style:style style:name="P25" style:family="paragraph">
      <style:paragraph-properties fo:margin-left="0cm" fo:margin-right="0cm" fo:margin-top="0.158cm" fo:margin-bottom="0cm" fo:line-height="100%" fo:text-indent="0cm"/>
    </style:style>
    <style:style style:name="T1" style:family="text">
      <style:text-properties fo:color="#40458c" style:font-name="Tahoma" fo:font-size="18pt" style:font-size-asian="18pt" style:font-size-complex="18pt"/>
    </style:style>
    <style:style style:name="T2" style:family="text">
      <style:text-properties fo:color="#be2d00" style:font-name="Symbol" fo:font-size="18pt" fo:font-weight="bold" style:font-name-asian="Symbol" style:font-size-asian="18pt" style:font-weight-asian="bold" style:font-name-complex="Symbol" style:font-size-complex="18pt" style:font-weight-complex="bold"/>
    </style:style>
    <style:style style:name="T3" style:family="text">
      <style:text-properties fo:color="#000000" style:font-name="Symbol" fo:font-size="18pt" fo:font-weight="bold" style:font-name-asian="Symbol" style:font-size-asian="18pt" style:font-weight-asian="bold" style:font-name-complex="Symbol" style:font-size-complex="18pt" style:font-weight-complex="bold"/>
    </style:style>
    <style:style style:name="T4" style:family="text">
      <style:text-properties fo:color="#be2d00" style:font-name="Tahoma" fo:font-size="18pt" style:font-size-asian="18pt" style:font-size-complex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style:font-name-asian="Tahoma" style:font-size-asian="28pt" style:font-name-complex="Tahoma" style:font-size-complex="2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be2d00" fo:font-size="20pt" style:font-size-asian="20pt" style:font-size-complex="20pt"/>
    </style:style>
    <style:style style:name="T9" style:family="text">
      <style:text-properties fo:color="#40458c" fo:font-size="20pt" style:font-size-asian="20pt" style:font-size-complex="20pt"/>
    </style:style>
    <style:style style:name="T10" style:family="text">
      <style:text-properties fo:color="#be2d00" fo:font-size="18pt" style:font-size-asian="18pt" style:font-size-complex="18pt"/>
    </style:style>
    <style:style style:name="T11" style:family="text">
      <style:text-properties fo:color="#40458c" fo:font-size="18pt" style:font-size-asian="18pt" style:font-size-complex="18pt"/>
    </style:style>
    <style:style style:name="T12" style:family="text">
      <style:text-properties fo:color="#40458c" style:font-name="Times New 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fo:color="#40458c" style:text-position="-25% 58%" style:font-name="Times New Roman" fo:font-size="18pt" style:font-size-asian="18pt" style:font-size-complex="18pt"/>
    </style:style>
    <style:style style:name="T14" style:family="text">
      <style:text-properties fo:color="#40458c" style:font-name="Times New Roman" fo:font-size="18pt" style:font-size-asian="18pt" style:font-size-complex="18pt"/>
    </style:style>
    <style:style style:name="T15" style:family="text">
      <style:text-properties fo:color="#40458c" fo:font-size="24pt" style:font-size-asian="24pt" style:font-size-complex="24pt"/>
    </style:style>
    <style:style style:name="T16" style:family="text">
      <style:text-properties fo:color="#40458c" style:font-name="Times New Roman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fo:color="#40458c" style:font-name="Times New Roman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8" style:family="text">
      <style:text-properties fo:color="#40458c" style:text-position="-25% 58%" style:font-name="Times New Roman" fo:font-size="20pt" style:font-size-asian="20pt" style:font-size-complex="20pt"/>
    </style:style>
    <style:style style:name="T19" style:family="text">
      <style:text-properties fo:color="#40458c" style:font-name="Symbol" fo:font-size="20pt" style:font-name-asian="Symbol" style:font-size-asian="20pt" style:font-name-complex="Symbol" style:font-size-complex="20pt"/>
    </style:style>
    <style:style style:name="T20" style:family="text">
      <style:text-properties fo:color="#40458c" style:font-name="Times New Roman" fo:font-size="20pt" style:font-size-asian="20pt" style:font-size-complex="20pt"/>
    </style:style>
    <style:style style:name="T21" style:family="text">
      <style:text-properties fo:color="#000000" fo:font-size="20pt" fo:language="en" fo:country="US" fo:font-weight="bold" style:font-size-asian="20pt" style:font-weight-asian="bold" style:font-size-complex="20pt" style:font-weight-complex="bold"/>
    </style:style>
    <style:style style:name="T22" style:family="text">
      <style:text-properties fo:color="#40458c" fo:font-size="20pt" fo:language="en" fo:country="US" style:font-size-asian="20pt" style:font-size-complex="20pt"/>
    </style:style>
    <style:style style:name="T23" style:family="text">
      <style:text-properties fo:color="#be2d00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4" style:family="text">
      <style:text-properties fo:color="#be2d00" fo:font-size="20pt" fo:language="en" fo:country="US" style:font-size-asian="20pt" style:font-size-complex="20pt"/>
    </style:style>
    <style:style style:name="T25" style:family="text">
      <style:text-properties fo:color="#577052" fo:font-size="20pt" fo:language="en" fo:country="US" style:font-size-asian="20pt" style:font-size-complex="20pt"/>
    </style:style>
    <style:style style:name="T26" style:family="text">
      <style:text-properties fo:color="#577052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7" style:family="text">
      <style:text-properties fo:color="#577052" style:text-line-through-style="none" style:text-line-through-type="none" style:text-position="0% 100%" style:font-name="Times New Roman" fo:font-size="20pt" fo:language="en" fo:country="US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28" style:family="text">
      <style:text-properties fo:color="#577052" style:text-line-through-style="none" style:text-line-through-type="none" style:text-position="0% 100%" style:font-name="Times New Roman" fo:font-size="20pt" fo:language="en" fo:country="US" fo:font-style="italic" fo:text-shadow="none" style:text-underline-style="none" fo:font-weight="bold" style:font-size-asian="20pt" style:font-style-asian="italic" style:font-weight-asian="bold" style:font-size-complex="20pt" style:font-style-complex="italic" style:font-weight-complex="bold" style:font-relief="none"/>
    </style:style>
    <style:style style:name="T29" style:family="text">
      <style:text-properties fo:color="#000000" style:text-line-through-style="none" style:text-line-through-type="none" style:text-position="0% 100%" style:font-name="Times New Roman" fo:font-size="20pt" fo:language="en" fo:country="US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30" style:family="text">
      <style:text-properties fo:color="#be2d00" style:text-line-through-style="none" style:text-line-through-type="none" style:text-position="0% 100%" style:font-name="Times New Roman" fo:font-size="20pt" fo:language="en" fo:country="US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31" style:family="text">
      <style:text-properties fo:color="#577052" style:text-line-through-style="none" style:text-line-through-type="none" style:text-position="0% 100%" style:font-name="Times New Roman" fo:font-size="20pt" fo:language="en" fo:country="US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32" style:family="text">
      <style:text-properties fo:color="#577052" style:text-line-through-style="none" style:text-line-through-type="none" style:text-position="-25% 58%" style:font-name="Times New Roman" fo:font-size="20pt" fo:language="en" fo:country="US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33" style:family="text">
      <style:text-properties fo:color="#000000" style:text-line-through-style="none" style:text-line-through-type="none" style:text-position="0% 100%" style:font-name="Symbol" fo:font-size="20pt" fo:language="en" fo:country="US" fo:font-style="normal" fo:text-shadow="none" style:text-underline-style="none" fo:font-weight="normal" style:font-name-asian="Symbol" style:font-size-asian="20pt" style:font-style-asian="normal" style:font-weight-asian="normal" style:font-name-complex="Symbol" style:font-size-complex="20pt" style:font-style-complex="normal" style:font-weight-complex="normal" style:font-relief="none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style:font-name="Times New Roman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6" style:family="text">
      <style:text-properties style:font-name="Symbol" fo:font-size="20pt" style:font-name-asian="Symbol" style:font-size-asian="20pt" style:font-name-complex="Symbol" style:font-size-complex="20pt"/>
    </style:style>
    <style:style style:name="T37" style:family="text">
      <style:text-properties style:font-name="Times New Roman" fo:font-size="20pt" style:font-size-asian="20pt" style:font-size-complex="20pt"/>
    </style:style>
    <style:style style:name="T38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be2d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0" style:family="text">
      <style:text-properties fo:color="#577052" fo:font-size="18pt" style:font-size-asian="18pt" style:font-size-complex="18pt"/>
    </style:style>
    <style:style style:name="T41" style:family="text">
      <style:text-properties fo:color="#577052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2" style:family="text">
      <style:text-properties fo:color="#577052" style:font-name="Symbol" fo:font-size="18pt" style:font-name-asian="Symbol" style:font-size-asian="18pt" style:font-name-complex="Symbol" style:font-size-complex="18pt"/>
    </style:style>
    <style:style style:name="T43" style:family="text">
      <style:text-properties fo:color="#577052" style:text-line-through-style="none" style:text-line-through-type="none" style:text-position="0% 100%" style:font-name="Times New Roman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 style:font-relief="none"/>
    </style:style>
    <style:style style:name="T44" style:family="text">
      <style:text-properties fo:color="#577052" style:text-line-through-style="none" style:text-line-through-type="none" style:text-position="0% 100%" style:font-name="Times New Roman" fo:font-size="18pt" fo:font-style="italic" fo:text-shadow="none" style:text-underline-style="none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T45" style:family="text">
      <style:text-properties fo:color="#000000" style:text-line-through-style="none" style:text-line-through-type="none" style:text-position="0% 100%" style:font-name="Symbol" fo:font-size="18pt" fo:font-style="normal" fo:text-shadow="none" style:text-underline-style="none" fo:font-weight="normal" style:font-name-asian="Symbol" style:font-size-asian="18pt" style:font-style-asian="normal" style:font-weight-asian="normal" style:font-name-complex="Symbol" style:font-size-complex="18pt" style:font-style-complex="normal" style:font-weight-complex="normal" style:font-relief="none"/>
    </style:style>
    <style:style style:name="T46" style:family="text">
      <style:text-properties fo:color="#577052" style:text-line-through-style="none" style:text-line-through-type="none" style:text-position="0% 100%" style:font-name="Times New Roman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47" style:family="text">
      <style:text-properties fo:color="#000000" style:text-line-through-style="none" style:text-line-through-type="none" style:text-position="0% 100%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48" style:family="text">
      <style:text-properties fo:color="#be2d00" style:text-line-through-style="none" style:text-line-through-type="none" style:text-position="0% 100%" style:font-name="Times New Roman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49" style:family="text">
      <style:text-properties fo:color="#000000" style:text-line-through-style="none" style:text-line-through-type="none" style:text-position="0% 100%" style:font-name="Symbol" fo:font-size="20pt" fo:font-style="normal" fo:text-shadow="none" style:text-underline-style="none" fo:font-weight="bold" style:font-name-asian="Symbol" style:font-size-asian="20pt" style:font-style-asian="normal" style:font-weight-asian="bold" style:font-name-complex="Symbol" style:font-size-complex="20pt" style:font-style-complex="normal" style:font-weight-complex="bold" style:font-relief="none"/>
    </style:style>
    <style:style style:name="T50" style:family="text">
      <style:text-properties fo:color="#40458c" style:text-line-through-style="none" style:text-line-through-type="none" style:text-position="0% 100%" style:font-name="Symbol" fo:font-size="18pt" fo:font-style="normal" fo:text-shadow="none" style:text-underline-style="none" fo:font-weight="normal" style:font-name-asian="Symbol" style:font-size-asian="18pt" style:font-style-asian="normal" style:font-weight-asian="normal" style:font-name-complex="Symbol" style:font-size-complex="18pt" style:font-style-complex="normal" style:font-weight-complex="normal" style:font-relief="none"/>
    </style:style>
    <style:style style:name="T51" style:family="text">
      <style:text-properties fo:color="#000000" style:text-line-through-style="none" style:text-line-through-type="none" style:text-position="0% 100%" style:font-name="Times New Roman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52" style:family="text">
      <style:text-properties fo:font-size="18pt" style:font-size-asian="18pt" style:font-size-complex="18pt"/>
    </style:style>
    <style:style style:name="T53" style:family="text">
      <style:text-properties fo:color="#40458c" style:font-name="Tahoma"/>
    </style:style>
    <style:style style:name="T54" style:family="text">
      <style:text-properties fo:color="#000000" style:font-name="Symbol" fo:font-weight="bold" style:font-name-asian="Symbol" style:font-weight-asian="bold" style:font-name-complex="Symbol" style:font-weight-complex="bold"/>
    </style:style>
    <style:style style:name="T55" style:family="text">
      <style:text-properties fo:color="#be2d00" style:font-name="Tahoma"/>
    </style:style>
    <style:style style:name="T56" style:family="text">
      <style:text-properties fo:color="#ecd882" style:font-name="Tahoma" fo:font-size="18pt" style:font-size-asian="18pt" style:font-size-complex="18pt"/>
    </style:style>
    <style:style style:name="T57" style:family="text">
      <style:text-properties fo:color="#ecd882" style:font-name="Symbol" fo:font-size="18pt" fo:font-weight="bold" style:font-name-asian="Symbol" style:font-size-asian="18pt" style:font-weight-asian="bold" style:font-name-complex="Symbol" style:font-size-complex="18pt" style:font-weight-complex="bold"/>
    </style:style>
    <style:style style:name="T58" style:family="text">
      <style:text-properties fo:color="#cfdbfd" style:font-name="Tahoma" fo:font-size="18pt" style:font-size-asian="18pt" style:font-size-complex="18pt"/>
    </style:style>
    <style:style style:name="T59" style:family="text">
      <style:text-properties fo:color="#cfdbfd" style:font-name="Symbol" fo:font-size="18pt" fo:font-weight="bold" style:font-name-asian="Symbol" style:font-size-asian="18pt" style:font-weight-asian="bold" style:font-name-complex="Symbol" style:font-size-complex="18pt" style:font-weight-complex="bold"/>
    </style:style>
    <style:style style:name="T60" style:family="text">
      <style:text-properties style:font-name="Times New Roman" fo:font-size="18pt" style:font-size-asian="18pt" style:font-size-complex="18pt"/>
    </style:style>
    <style:style style:name="T61" style:family="text">
      <style:text-properties style:text-position="30% 58%" style:font-name="Times New 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2" style:family="text">
      <style:text-properties style:font-name="Times New 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3" style:family="text">
      <style:text-properties style:font-name="Symbol" fo:font-size="18pt" fo:font-weight="bold" style:font-name-asian="Symbol" style:font-size-asian="18pt" style:font-weight-asian="bold" style:font-name-complex="Symbol" style:font-size-complex="18pt" style:font-weight-complex="bold"/>
    </style:style>
    <style:style style:name="T64" style:family="text">
      <style:text-properties style:text-position="30% 58%" style:font-name="Symbol" fo:font-size="18pt" style:font-name-asian="Symbol" style:font-size-asian="18pt" style:font-name-complex="Symbol" style:font-size-complex="18pt"/>
    </style:style>
    <style:style style:name="T65" style:family="text">
      <style:text-properties style:text-position="30% 58%" style:font-name="Times New Roman" fo:font-size="18pt" style:font-size-asian="18pt" style:font-size-complex="18pt"/>
    </style:style>
    <style:style style:name="T66" style:family="text">
      <style:text-properties fo:color="#40458c" style:font-name="Symbol" fo:font-size="18pt" fo:font-weight="bold" style:font-name-asian="Symbol" style:font-size-asian="18pt" style:font-weight-asian="bold" style:font-name-complex="Symbol" style:font-size-complex="18pt" style:font-weight-complex="bold"/>
    </style:style>
    <style:style style:name="T67" style:family="text">
      <style:text-properties fo:color="#40458c" style:text-position="30% 58%" style:font-name="Times New 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8" style:family="text">
      <style:text-properties fo:color="#40458c" style:font-name="Times New Roman" fo:font-size="18pt" fo:font-weight="bold" style:font-size-asian="18pt" style:font-weight-asian="bold" style:font-size-complex="18pt" style:font-weight-complex="bold"/>
    </style:style>
    <style:style style:name="T69" style:family="text">
      <style:text-properties fo:color="#be2d00" style:font-name="Tahoma" fo:font-size="28pt" style:font-size-asian="28pt" style:font-size-complex="28pt"/>
    </style:style>
    <style:style style:name="T70" style:family="text">
      <style:text-properties fo:color="#40458c" style:font-name="Tahoma" fo:font-size="24pt" style:font-size-asian="24pt" style:font-size-complex="24pt"/>
    </style:style>
    <style:style style:name="T71" style:family="text">
      <style:text-properties fo:color="#40458c" style:font-name="Times New Roman" fo:font-size="24pt" style:font-size-asian="24pt" style:font-size-complex="24pt"/>
    </style:style>
    <style:style style:name="T72" style:family="text">
      <style:text-properties fo:color="#40458c" style:text-position="30% 58%" style:font-name="Times New Roman" fo:font-size="24pt" style:font-size-asian="24pt" style:font-size-complex="24pt"/>
    </style:style>
    <style:style style:name="T73" style:family="text">
      <style:text-properties fo:color="#40458c" style:font-name="Tahoma" fo:font-size="18pt" style:font-name-asian="Tahoma" style:font-size-asian="18pt" style:font-name-complex="Tahoma" style:font-size-complex="18pt"/>
    </style:style>
    <text:list-style style:name="L1">
      <text:list-level-style-number text:level="1" style:num-format="">
        <style:list-level-properties/>
        <style:text-properties fo:color="#be2d00" fo:font-size="100%"/>
      </text:list-level-style-number>
    </text:list-style>
    <text:list-style style:name="L2">
      <text:list-level-style-number text:level="1" style:num-format="">
        <style:list-level-properties/>
        <style:text-properties fo:color="#40458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40458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40458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40458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40458c" fo:font-size="100%"/>
      </text:list-level-style-bullet>
    </text:list-style>
    <text:list-style style:name="L3">
      <text:list-level-style-image text:level="1" xlink:href="Pictures/100002000000000F0000000FCEDA7C5B.png" xlink:type="simple" xlink:show="embed" xlink:actuate="onLoad">
        <style:list-level-properties text:min-label-width="0.952cm" style:vertical-pos="middle" style:vertical-rel="line" fo:width="0.894cm" fo:height="0.894cm"/>
      </text:list-level-style-image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40458c" fo:font-size="60%"/>
      </text:list-level-style-bullet>
      <text:list-level-style-bullet text:level="3" text:bullet-char="">
        <style:list-level-properties text:space-before="2.54cm" text:min-label-width="0.635cm"/>
        <style:text-properties fo:font-family="Wingdings" style:font-pitch="variable" style:font-charset="x-symbol" fo:color="#6f89f7" fo:font-size="9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40458c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6f89f7" fo:font-size="6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6f89f7" fo:font-size="6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6f89f7" fo:font-size="6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6f89f7" fo:font-size="6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6f89f7" fo:font-size="6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6f89f7" fo:font-size="60%"/>
      </text:list-level-style-bullet>
    </text:list-style>
    <text:list-style style:name="L4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6f89f7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40458c" fo:font-size="60%"/>
      </text:list-level-style-bullet>
      <text:list-level-style-bullet text:level="3" text:bullet-char="">
        <style:list-level-properties text:space-before="2.54cm" text:min-label-width="0.635cm"/>
        <style:text-properties fo:font-family="Wingdings" style:font-pitch="variable" style:font-charset="x-symbol" fo:color="#6f89f7" fo:font-size="9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40458c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6f89f7" fo:font-size="6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6f89f7" fo:font-size="6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6f89f7" fo:font-size="6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6f89f7" fo:font-size="6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6f89f7" fo:font-size="6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6f89f7" fo:font-size="60%"/>
      </text:list-level-style-bullet>
    </text:list-style>
    <text:list-style style:name="L5">
      <text:list-level-style-number text:level="1" style:num-format="">
        <style:list-level-properties/>
        <style:text-properties fo:color="#6f89f7" fo:font-size="110%"/>
      </text:list-level-style-number>
      <text:list-level-style-bullet text:level="2" text:bullet-char="•">
        <style:list-level-properties text:space-before="1.27cm"/>
        <style:text-properties style:font-name="Times New Roman" fo:color="#40458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40458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40458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40458c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40458c" fo:font-size="100%"/>
      </text:list-level-style-bullet>
      <text:list-level-style-number text:level="2" style:num-format="">
        <style:list-level-properties/>
        <style:text-properties fo:color="#577052" fo:font-size="100%"/>
      </text:list-level-style-number>
      <text:list-level-style-bullet text:level="3" text:bullet-char="•">
        <style:list-level-properties text:space-before="2.54cm"/>
        <style:text-properties style:font-name="Times New Roman" fo:color="#40458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40458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40458c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40458c" fo:font-size="100%"/>
      </text:list-level-style-bullet>
      <text:list-level-style-number text:level="2" style:num-format="">
        <style:list-level-properties/>
        <style:text-properties fo:color="#6f89f7" fo:font-size="110%"/>
      </text:list-level-style-number>
      <text:list-level-style-bullet text:level="3" text:bullet-char="•">
        <style:list-level-properties text:space-before="2.54cm"/>
        <style:text-properties style:font-name="Times New Roman" fo:color="#40458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40458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40458c" fo:font-size="100%"/>
      </text:list-level-style-bullet>
    </text:list-style>
    <text:list-style style:name="L8">
      <text:list-level-style-number text:level="1" style:num-format="">
        <style:list-level-properties/>
        <style:text-properties fo:color="#ecd882" fo:font-size="100%"/>
      </text:list-level-style-number>
      <text:list-level-style-bullet text:level="2" text:bullet-char="•">
        <style:list-level-properties text:space-before="1.27cm"/>
        <style:text-properties style:font-name="Times New Roman" fo:color="#40458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40458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40458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40458c" fo:font-size="100%"/>
      </text:list-level-style-bullet>
    </text:list-style>
    <text:list-style style:name="L9">
      <text:list-level-style-number text:level="1" style:num-format="">
        <style:list-level-properties/>
        <style:text-properties fo:color="#cfdbfd" fo:font-size="100%"/>
      </text:list-level-style-number>
      <text:list-level-style-bullet text:level="2" text:bullet-char="•">
        <style:list-level-properties text:space-before="1.27cm"/>
        <style:text-properties style:font-name="Times New Roman" fo:color="#40458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40458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40458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40458c" fo:font-size="100%"/>
      </text:list-level-style-bullet>
    </text:list-style>
    <text:list-style style:name="L10">
      <text:list-level-style-image text:level="1" xlink:href="Pictures/100002000000000F0000000FCEDA7C5B.png" xlink:type="simple" xlink:show="embed" xlink:actuate="onLoad">
        <style:list-level-properties style:vertical-pos="middle" style:vertical-rel="line" fo:width="0.503cm" fo:height="0.503cm"/>
      </text:list-level-style-image>
      <text:list-level-style-bullet text:level="2" text:bullet-char="•">
        <style:list-level-properties text:space-before="1.27cm"/>
        <style:text-properties style:font-name="Times New Roman" fo:color="#40458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40458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40458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40458c" fo:font-size="100%"/>
      </text:list-level-style-bullet>
    </text:list-style>
  </office:automatic-styles>
  <office:body>
    <office:presentation>
      <presentation:header-decl presentation:name="hdr1">Merge Sort</presentation:header-decl>
      <presentation:footer-decl presentation:name="ftr1">Merge Sort</presentation:footer-decl>
      <presentation:date-time-decl presentation:name="dtd1" presentation:source="current-date" style:data-style-name="D3T2"/>
      <draw:page draw:name="Merge Sort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3.175cm" svg:x="2.54cm" svg:y="4.656cm" presentation:class="title" presentation:user-transformed="true">
          <draw:text-box>
            <text:list text:style-name="L1">
              <text:list-header>
                <text:p text:style-name="P1">Merge Sort</text:p>
              </text:list-header>
            </text:list>
          </draw:text-box>
        </draw:frame>
        <draw:g>
          <draw:custom-shape draw:style-name="gr1" draw:text-style-name="P2" xml:id="id2" draw:id="id2" draw:layer="layout" svg:width="8.38cm" svg:height="1.397cm" svg:x="11.32cm" svg:y="9.23cm">
            <text:list text:style-name="L2">
              <text:list-header>
                <text:p text:style-name="P3"><text:span text:style-name="T1">7 <text:s/>2 </text:span><text:span text:style-name="T2"></text:span><text:span text:style-name="T1"> 9 <text:s/>4 <text:s/></text:span><text:span text:style-name="T3"></text:span><text:span text:style-name="T1"> <text:s/></text:span><text:span text:style-name="T4">2 <text:s/>4 <text:s/>7 <text:s/>9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xml:id="id1" draw:id="id1" draw:layer="layout" svg:width="4.889cm" svg:height="1.397cm" svg:x="9.574cm" svg:y="11.324cm">
            <text:list text:style-name="L2">
              <text:list-header>
                <text:p text:style-name="P3"><text:span text:style-name="T1">7 </text:span><text:span text:style-name="T2"></text:span><text:span text:style-name="T1"> 2 <text:s/></text:span><text:span text:style-name="T3"></text:span><text:span text:style-name="T1"> <text:s/></text:span><text:span text:style-name="T4">2 <text:s/>7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xml:id="id3" draw:id="id3" draw:layer="layout" svg:width="4.889cm" svg:height="1.397cm" svg:x="16.558cm" svg:y="11.324cm">
            <text:list text:style-name="L2">
              <text:list-header>
                <text:p text:style-name="P3"><text:span text:style-name="T1">9 </text:span><text:span text:style-name="T2"></text:span><text:span text:style-name="T1"> 4 <text:s/></text:span><text:span text:style-name="T3"></text:span><text:span text:style-name="T1"> <text:s/></text:span><text:span text:style-name="T4">4 <text:s/>9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4" draw:id="id4" draw:layer="layout" svg:width="2.356cm" svg:height="1.397cm" svg:x="9.313cm" svg:y="13.419cm">
            <text:list text:style-name="L2">
              <text:list-header>
                <text:p text:style-name="P3"><text:span text:style-name="T1">7 </text:span><text:span text:style-name="T3"></text:span><text:span text:style-name="T1"> </text:span><text:span text:style-name="T4">7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6" draw:id="id6" draw:layer="layout" svg:width="2.269cm" svg:height="1.397cm" svg:x="12.543cm" svg:y="13.419cm">
            <text:list text:style-name="L2">
              <text:list-header>
                <text:p text:style-name="P3"><text:span text:style-name="T1">2 </text:span><text:span text:style-name="T3"></text:span><text:span text:style-name="T1"> </text:span><text:span text:style-name="T4">2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5" draw:id="id5" draw:layer="layout" svg:width="2.313cm" svg:height="1.397cm" svg:x="16.274cm" svg:y="13.419cm">
            <text:list text:style-name="L2">
              <text:list-header>
                <text:p text:style-name="P3"><text:span text:style-name="T1">9 </text:span><text:span text:style-name="T3"></text:span><text:span text:style-name="T1"> </text:span><text:span text:style-name="T4">9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7" draw:id="id7" draw:layer="layout" svg:width="2.248cm" svg:height="1.397cm" svg:x="19.526cm" svg:y="13.419cm">
            <text:list text:style-name="L2">
              <text:list-header>
                <text:p text:style-name="P3"><text:span text:style-name="T1">4 </text:span><text:span text:style-name="T3"></text:span><text:span text:style-name="T1"> </text:span><text:span text:style-name="T4">4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4" draw:layer="layout" draw:type="line" svg:x1="12.018cm" svg:y1="11.324cm" svg:x2="15.51cm" svg:y2="10.627cm" draw:start-shape="id1" draw:start-glue-point="0" draw:end-shape="id2" draw:end-glue-point="2" svg:d="M12018 11324l3492-697" svg:viewBox="0 0 3493 698">
            <text:p/>
          </draw:connector>
          <draw:connector draw:style-name="gr3" draw:text-style-name="P4" draw:layer="layout" draw:type="line" svg:x1="19.002cm" svg:y1="11.324cm" svg:x2="15.51cm" svg:y2="10.627cm" draw:start-shape="id3" draw:start-glue-point="0" draw:end-shape="id2" draw:end-glue-point="2" svg:d="M19002 11324l-3492-697" svg:viewBox="0 0 3493 698">
            <text:p/>
          </draw:connector>
          <draw:connector draw:style-name="gr3" draw:text-style-name="P4" draw:layer="layout" draw:type="line" svg:x1="10.491cm" svg:y1="13.419cm" svg:x2="12.018cm" svg:y2="12.721cm" draw:start-shape="id4" draw:start-glue-point="0" draw:end-shape="id1" draw:end-glue-point="2" svg:d="M10491 13419l1527-698" svg:viewBox="0 0 1528 699">
            <text:p/>
          </draw:connector>
          <draw:connector draw:style-name="gr3" draw:text-style-name="P4" draw:layer="layout" draw:type="line" svg:x1="17.43cm" svg:y1="13.419cm" svg:x2="19.002cm" svg:y2="12.721cm" draw:start-shape="id5" draw:start-glue-point="0" draw:end-shape="id3" draw:end-glue-point="2" svg:d="M17430 13419l1572-698" svg:viewBox="0 0 1573 699">
            <text:p/>
          </draw:connector>
          <draw:connector draw:style-name="gr3" draw:text-style-name="P4" draw:layer="layout" draw:type="line" svg:x1="12.018cm" svg:y1="12.721cm" svg:x2="13.677cm" svg:y2="13.419cm" draw:start-shape="id1" draw:start-glue-point="2" draw:end-shape="id6" draw:end-glue-point="0" svg:d="M12018 12721l1659 698" svg:viewBox="0 0 1660 699">
            <text:p/>
          </draw:connector>
          <draw:connector draw:style-name="gr3" draw:text-style-name="P4" draw:layer="layout" draw:type="line" svg:x1="19.002cm" svg:y1="12.721cm" svg:x2="20.65cm" svg:y2="13.419cm" draw:start-shape="id3" draw:start-glue-point="2" draw:end-shape="id7" draw:end-glue-point="0" svg:d="M19002 12721l1648 698" svg:viewBox="0 0 1649 699">
            <text:p/>
          </draw:connector>
        </draw:g>
        <presentation:notes draw:style-name="dp2" presentation:use-header-name="hdr1" presentation:use-date-time-name="dtd1">
          <draw:page-thumbnail draw:layer="layout" svg:width="13.331cm" svg:height="9.997cm" svg:x="3.497cm" svg:y="2.006cm" draw:page-number="1" presentation:class="page"/>
          <draw:frame presentation:style-name="pr2" draw:text-style-name="P2" draw:layer="layout" svg:width="14.904cm" svg:height="11.995cm" svg:x="2.708cm" svg:y="12.668cm">
            <draw:text-box>
              <text:p/>
            </draw:text-box>
          </draw:frame>
        </presentation:notes>
      </draw:page>
      <draw:page draw:name="Outline and Reading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1.59cm" svg:height="3.175cm" svg:x="1.693cm" svg:y="0.846cm" presentation:class="title" presentation:user-transformed="true">
          <draw:text-box>
            <text:list text:style-name="L1">
              <text:list-header>
                <text:p text:style-name="P1">Outline and Reading</text:p>
              </text:list-header>
            </text:list>
          </draw:text-box>
        </draw:frame>
        <draw:frame presentation:style-name="pr4" draw:text-style-name="P2" draw:layer="layout" svg:width="21.59cm" svg:height="11.854cm" svg:x="2.328cm" svg:y="4.868cm" presentation:class="outline" presentation:user-transformed="true">
          <draw:text-box>
            <text:list text:style-name="L3">
              <text:list-item>
                <text:p text:style-name="P5"><text:span text:style-name="T5">Divide-and-conquer paradigm (</text:span><text:span text:style-name="T6">§4.1.1</text:span><text:span text:style-name="T5">)</text:span></text:p>
              </text:list-item>
              <text:list-item>
                <text:p text:style-name="P5"><text:span text:style-name="T5">Merge-sort (</text:span><text:span text:style-name="T6">§4.1.1</text:span><text:span text:style-name="T5">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7">Algorithm</text:span></text:p>
                  </text:list-item>
                  <text:list-item>
                    <text:p text:style-name="P6"><text:span text:style-name="T7">Merging two sorted sequences</text:span></text:p>
                  </text:list-item>
                  <text:list-item>
                    <text:p text:style-name="P6"><text:span text:style-name="T7">Merge-sort tree</text:span></text:p>
                  </text:list-item>
                  <text:list-item>
                    <text:p text:style-name="P6"><text:span text:style-name="T7">Execution example</text:span></text:p>
                  </text:list-item>
                  <text:list-item>
                    <text:p text:style-name="P6"><text:span text:style-name="T7">Analysi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5">Generic merging and set operations (</text:span><text:span text:style-name="T6">§4.2.1</text:span><text:span text:style-name="T5">)</text:span></text:p>
              </text:list-item>
              <text:list-item>
                <text:p text:style-name="P5"><text:span text:style-name="T5">Summary of sorting algorithms (</text:span><text:span text:style-name="T6">§4.2.1</text:span><text:span text:style-name="T5">)</text:span></text:p>
              </text:list-item>
            </text:list>
          </draw:text-box>
          <svg:desc>Rectangle: Click to edit Master text styles
Second level
Third level
Fourth level
Fifth level</svg:desc>
        </draw:frame>
        <presentation:notes draw:style-name="dp3">
          <draw:page-thumbnail draw:style-name="gr4" draw:layer="layout" svg:width="13.331cm" svg:height="9.997cm" svg:x="3.496cm" svg:y="2.005cm" draw:page-number="2" presentation:class="page"/>
          <draw:frame presentation:style-name="pr5" draw:layer="layout" svg:width="14.904cm" svg:height="11.996cm" svg:x="2.708cm" svg:y="12.668cm" presentation:class="notes" presentation:placeholder="true">
            <draw:text-box/>
          </draw:frame>
        </presentation:notes>
      </draw:page>
      <draw:page draw:name="Divide-and-Conquer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text-style-name="P2" draw:layer="layout" svg:width="21.59cm" svg:height="3.175cm" svg:x="1.693cm" svg:y="0.846cm" presentation:class="title" presentation:user-transformed="true">
          <draw:text-box>
            <text:list text:style-name="L1">
              <text:list-header>
                <text:p text:style-name="P1">Divide-and-Conquer</text:p>
              </text:list-header>
            </text:list>
          </draw:text-box>
        </draw:frame>
        <draw:frame presentation:style-name="pr6" draw:text-style-name="P2" draw:layer="layout" svg:width="10.584cm" svg:height="12.277cm" svg:x="2.328cm" svg:y="4.867cm" presentation:class="outline" presentation:user-transformed="true">
          <draw:text-box>
            <text:list text:style-name="L3">
              <text:list-item>
                <text:p text:style-name="P7"><text:span text:style-name="T8">Divide-and conquer</text:span><text:span text:style-name="T9"> is a general algorithm design paradigm: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0">Divide</text:span><text:span text:style-name="T11">: divide the input data </text:span><text:span text:style-name="T12">S</text:span><text:span text:style-name="T11"> in two disjoint subsets </text:span><text:span text:style-name="T12">S</text:span><text:span text:style-name="T13">1</text:span><text:span text:style-name="T12"> </text:span><text:span text:style-name="T11">and </text:span><text:span text:style-name="T12">S</text:span><text:span text:style-name="T13">2</text:span></text:p>
                  </text:list-item>
                  <text:list-item>
                    <text:p text:style-name="P8"><text:span text:style-name="T10">Recur</text:span><text:span text:style-name="T11">: solve the subproblems associated with </text:span><text:span text:style-name="T12">S</text:span><text:span text:style-name="T13">1</text:span><text:span text:style-name="T12"> </text:span><text:span text:style-name="T11">and </text:span><text:span text:style-name="T12">S</text:span><text:span text:style-name="T13">2</text:span></text:p>
                  </text:list-item>
                  <text:list-item>
                    <text:p text:style-name="P8"><text:span text:style-name="T10">Conquer</text:span><text:span text:style-name="T11">: combine the solutions for </text:span><text:span text:style-name="T12">S</text:span><text:span text:style-name="T13">1</text:span><text:span text:style-name="T12"> </text:span><text:span text:style-name="T11">and </text:span><text:span text:style-name="T12">S</text:span><text:span text:style-name="T13">2</text:span><text:span text:style-name="T11"> into a solution for </text:span><text:span text:style-name="T12">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9">The base case for the recursion are subproblems of size 0 or 1</text:span></text:p>
              </text:list-item>
            </text:list>
          </draw:text-box>
          <svg:desc>Rectangle: Click to edit Master text styles
Second level
Third level
Fourth level
Fifth level</svg:desc>
        </draw:frame>
        <draw:frame presentation:style-name="pr7" draw:text-style-name="P2" draw:layer="layout" svg:width="10.16cm" svg:height="12.065cm" svg:x="13.758cm" svg:y="4.867cm" presentation:class="outline" presentation:user-transformed="true">
          <draw:text-box>
            <text:list text:style-name="L3">
              <text:list-item>
                <text:p text:style-name="P7"><text:span text:style-name="T8">Merge-sort</text:span><text:span text:style-name="T9"> is a sorting algorithm based on the divide-and-conquer paradigm </text:span></text:p>
              </text:list-item>
              <text:list-item>
                <text:p text:style-name="P7"><text:span text:style-name="T9">Like heap-sort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It uses a comparator</text:span></text:p>
                  </text:list-item>
                  <text:list-item>
                    <text:p text:style-name="P8"><text:span text:style-name="T11">It has </text:span><text:span text:style-name="T12">O</text:span><text:span text:style-name="T14">(</text:span><text:span text:style-name="T12">n</text:span><text:span text:style-name="T14"> log </text:span><text:span text:style-name="T12">n</text:span><text:span text:style-name="T14">) </text:span><text:span text:style-name="T11">running time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9">Unlike heap-sort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It does not use an auxiliary priority queue</text:span></text:p>
                  </text:list-item>
                  <text:list-item>
                    <text:p text:style-name="P8"><text:span text:style-name="T11">It accesses data in a sequential manner (suitable to sort data on a disk)</text:span></text:p>
                  </text:list-item>
                </text:list>
              </text:list-item>
            </text:list>
          </draw:text-box>
          <svg:desc>Rectangle: Click to edit Master text styles
Second level
Third level
Fourth level
Fifth level</svg:desc>
        </draw:frame>
        <presentation:notes draw:style-name="dp3">
          <draw:page-thumbnail draw:style-name="gr4" draw:layer="layout" svg:width="13.331cm" svg:height="9.997cm" svg:x="3.496cm" svg:y="2.005cm" draw:page-number="3" presentation:class="page"/>
          <draw:frame presentation:style-name="pr5" draw:layer="layout" svg:width="14.904cm" svg:height="11.996cm" svg:x="2.708cm" svg:y="12.668cm" presentation:class="notes" presentation:placeholder="true">
            <draw:text-box/>
          </draw:frame>
        </presentation:notes>
      </draw:page>
      <draw:page draw:name="Merge-Sort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text-style-name="P2" draw:layer="layout" svg:width="21.59cm" svg:height="3.175cm" svg:x="1.693cm" svg:y="0.846cm" presentation:class="title" presentation:user-transformed="true">
          <draw:text-box>
            <text:list text:style-name="L1">
              <text:list-header>
                <text:p text:style-name="P1">Merge-Sort</text:p>
              </text:list-header>
            </text:list>
          </draw:text-box>
        </draw:frame>
        <draw:frame presentation:style-name="pr8" draw:text-style-name="P2" draw:layer="layout" svg:width="10.583cm" svg:height="11.853cm" svg:x="2.116cm" svg:y="4.656cm" presentation:class="outline" presentation:user-transformed="true">
          <draw:text-box>
            <text:list text:style-name="L3">
              <text:list-item>
                <text:p text:style-name="P9"><text:span text:style-name="T15">Merge-sort on an input sequence </text:span><text:span text:style-name="T16">S</text:span><text:span text:style-name="T15"> with </text:span><text:span text:style-name="T16">n</text:span><text:span text:style-name="T15"> elements consists of three steps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8">Divide</text:span><text:span text:style-name="T9">: partition </text:span><text:span text:style-name="T17">S</text:span><text:span text:style-name="T9"> into two sequences </text:span><text:span text:style-name="T17">S</text:span><text:span text:style-name="T18">1</text:span><text:span text:style-name="T17"> </text:span><text:span text:style-name="T9">and </text:span><text:span text:style-name="T17">S</text:span><text:span text:style-name="T18">2</text:span><text:span text:style-name="T9"> of about </text:span><text:span text:style-name="T17">n</text:span><text:span text:style-name="T19"></text:span><text:span text:style-name="T20">2</text:span><text:span text:style-name="T9"> elements each</text:span></text:p>
                  </text:list-item>
                  <text:list-item>
                    <text:p text:style-name="P7"><text:span text:style-name="T8">Recur</text:span><text:span text:style-name="T9">: recursively sort </text:span><text:span text:style-name="T17">S</text:span><text:span text:style-name="T18">1</text:span><text:span text:style-name="T17"> </text:span><text:span text:style-name="T9">and </text:span><text:span text:style-name="T17">S</text:span><text:span text:style-name="T18">2</text:span></text:p>
                  </text:list-item>
                  <text:list-item>
                    <text:p text:style-name="P7"><text:span text:style-name="T8">Conquer</text:span><text:span text:style-name="T9">: merge </text:span><text:span text:style-name="T17">S</text:span><text:span text:style-name="T18">1</text:span><text:span text:style-name="T17"> </text:span><text:span text:style-name="T9">and </text:span><text:span text:style-name="T17">S</text:span><text:span text:style-name="T18">2 </text:span><text:span text:style-name="T9">into a unique sorted sequence</text:span></text:p>
                  </text:list-item>
                </text:list>
              </text:list-item>
            </text:list>
          </draw:text-box>
          <svg:desc>Rectangle: Click to edit Master text styles
Second level
Third level
Fourth level
Fifth level</svg:desc>
        </draw:frame>
        <draw:custom-shape draw:style-name="gr5" draw:text-style-name="P2" draw:layer="layout" svg:width="11.219cm" svg:height="9.614cm" svg:x="13.123cm" svg:y="4.657cm">
          <text:list text:style-name="L5">
            <text:list-header>
              <text:p text:style-name="P7"><text:span text:style-name="T21">Algorithm</text:span><text:span text:style-name="T22"> </text:span><text:span text:style-name="T23">mergeSort</text:span><text:span text:style-name="T24">(</text:span><text:span text:style-name="T23">S, C</text:span><text:span text:style-name="T24">)</text:span></text:p>
              <text:p text:style-name="P10"><text:span text:style-name="T24"><text:tab/></text:span><text:span text:style-name="T21">Input</text:span><text:span text:style-name="T22"> </text:span><text:span text:style-name="T25">sequence </text:span><text:span text:style-name="T26">S </text:span><text:span text:style-name="T25">with </text:span><text:span text:style-name="T26">n</text:span><text:span text:style-name="T25"> 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elements, comparator </text:span><text:span text:style-name="T26">C</text:span><text:span text:style-name="T25"> </text:span></text:p>
              <text:p text:style-name="P10"><text:span text:style-name="T25"><text:tab/></text:span><text:span text:style-name="T21">Output</text:span><text:span text:style-name="T22"> </text:span><text:span text:style-name="T25">sequence </text:span><text:span text:style-name="T26">S</text:span><text:span text:style-name="T25"> sorted</text:span></text:p>
            </text:list-header>
          </text:list>
          <text:list text:style-name="L6">
            <text:list-item>
              <text:list>
                <text:list-header>
                  <text:p text:style-name="P11"><text:span text:style-name="T27"><text:tab/></text:span><text:span text:style-name="T27">according to </text:span><text:span text:style-name="T28">C</text:span></text:p>
                </text:list-header>
              </text:list>
            </text:list-item>
          </text:list>
          <text:list text:style-name="L7">
            <text:list-item>
              <text:list>
                <text:list-header>
                  <text:p text:style-name="P12"><text:span text:style-name="T29">if</text:span><text:span text:style-name="T30"> </text:span><text:span text:style-name="T28">S.size</text:span><text:span text:style-name="T27">() </text:span><text:span text:style-name="T31">&gt; </text:span><text:span text:style-name="T27">1</text:span></text:p>
                  <text:p text:style-name="P13"><text:span text:style-name="T27"><text:tab/></text:span><text:span text:style-name="T27">(</text:span><text:span text:style-name="T28">S</text:span><text:span text:style-name="T32">1</text:span><text:span text:style-name="T27">, </text:span><text:span text:style-name="T28">S</text:span><text:span text:style-name="T32">2</text:span><text:span text:style-name="T27">) </text:span><text:span text:style-name="T33"></text:span><text:span text:style-name="T27"> </text:span><text:span text:style-name="T28">partition</text:span><text:span text:style-name="T27">(</text:span><text:span text:style-name="T28">S</text:span><text:span text:style-name="T27">,</text:span><text:span text:style-name="T28"> n</text:span><text:span text:style-name="T27">/2) </text:span></text:p>
                  <text:p text:style-name="P13"><text:span text:style-name="T27"><text:tab/></text:span><text:span text:style-name="T28">mergeSort</text:span><text:span text:style-name="T27">(</text:span><text:span text:style-name="T28">S</text:span><text:span text:style-name="T32">1</text:span><text:span text:style-name="T27">,</text:span><text:span text:style-name="T28"> C</text:span><text:span text:style-name="T27">)</text:span></text:p>
                  <text:p text:style-name="P13"><text:span text:style-name="T27"><text:tab/></text:span><text:span text:style-name="T28">mergeSort</text:span><text:span text:style-name="T27">(</text:span><text:span text:style-name="T28">S</text:span><text:span text:style-name="T32">2</text:span><text:span text:style-name="T27">,</text:span><text:span text:style-name="T28"> C</text:span><text:span text:style-name="T27">)</text:span></text:p>
                  <text:p text:style-name="P13"><text:span text:style-name="T27"><text:tab/></text:span><text:span text:style-name="T28">S</text:span><text:span text:style-name="T27"> </text:span><text:span text:style-name="T33"></text:span><text:span text:style-name="T27"> </text:span><text:span text:style-name="T28">merge</text:span><text:span text:style-name="T27">(</text:span><text:span text:style-name="T28">S</text:span><text:span text:style-name="T32">1</text:span><text:span text:style-name="T27">,</text:span><text:span text:style-name="T28"> S</text:span><text:span text:style-name="T32">2</text:span><text:span text:style-name="T27">)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4" draw:layer="layout" svg:width="13.331cm" svg:height="9.997cm" svg:x="3.496cm" svg:y="2.005cm" draw:page-number="4" presentation:class="page"/>
          <draw:frame presentation:style-name="pr5" draw:layer="layout" svg:width="14.904cm" svg:height="11.996cm" svg:x="2.708cm" svg:y="12.668cm" presentation:class="notes" presentation:placeholder="true">
            <draw:text-box/>
          </draw:frame>
        </presentation:notes>
      </draw:page>
      <draw:page draw:name="Merging Two Sorted Sequences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437cm" svg:height="3.175cm" svg:x="1.692cm" svg:y="0.846cm" presentation:class="title" presentation:user-transformed="true">
          <draw:text-box>
            <text:list text:style-name="L1">
              <text:list-header>
                <text:p text:style-name="P1">Merging Two Sorted Sequences</text:p>
              </text:list-header>
            </text:list>
          </draw:text-box>
        </draw:frame>
        <draw:frame presentation:style-name="pr9" draw:text-style-name="P2" draw:layer="layout" svg:width="8.043cm" svg:height="13.123cm" svg:x="1.904cm" svg:y="4.444cm" presentation:class="outline" presentation:user-transformed="true">
          <draw:text-box>
            <text:list text:style-name="L3">
              <text:list-item>
                <text:p text:style-name="P7"><text:span text:style-name="T34">The conquer step of merge-sort consists of merging two sorted sequences </text:span><text:span text:style-name="T35">A </text:span><text:span text:style-name="T34">and </text:span><text:span text:style-name="T35">B</text:span><text:span text:style-name="T34"> into a sorted sequence </text:span><text:span text:style-name="T35">S </text:span><text:span text:style-name="T34">containing the union of the elements of </text:span><text:span text:style-name="T35">A </text:span><text:span text:style-name="T34">and </text:span><text:span text:style-name="T35">B</text:span></text:p>
              </text:list-item>
              <text:list-item>
                <text:p text:style-name="P7"><text:span text:style-name="T34">Merging two sorted sequences, each with </text:span><text:span text:style-name="T35">n</text:span><text:span text:style-name="T36"></text:span><text:span text:style-name="T37">2</text:span><text:span text:style-name="T34"> elements and implemented by means of a doubly linked list, takes </text:span><text:span text:style-name="T35">O</text:span><text:span text:style-name="T37">(</text:span><text:span text:style-name="T35">n</text:span><text:span text:style-name="T37">)</text:span><text:span text:style-name="T34"> time</text:span></text:p>
              </text:list-item>
            </text:list>
          </draw:text-box>
          <svg:desc>Rectangle: Click to edit Master text styles
Second level
Third level
Fourth level
Fifth level</svg:desc>
        </draw:frame>
        <draw:custom-shape draw:style-name="gr5" draw:text-style-name="P2" draw:layer="layout" svg:width="13.547cm" svg:height="12.802cm" svg:x="10.795cm" svg:y="4.41cm">
          <text:list text:style-name="L5">
            <text:list-header>
              <text:p text:style-name="P8"><text:span text:style-name="T38">Algorithm</text:span><text:span text:style-name="T11"> </text:span><text:span text:style-name="T39">merge</text:span><text:span text:style-name="T10">(</text:span><text:span text:style-name="T39">A, B</text:span><text:span text:style-name="T10">)</text:span></text:p>
              <text:p text:style-name="P14"><text:span text:style-name="T10"><text:tab/></text:span><text:span text:style-name="T38">Input</text:span><text:span text:style-name="T11"> </text:span><text:span text:style-name="T40">sequences </text:span><text:span text:style-name="T41">A </text:span><text:span text:style-name="T40">and </text:span><text:span text:style-name="T41">B</text:span><text:span text:style-name="T40"> with</text:span><text:span text:style-name="T40"><text:line-break/></text:span><text:span text:style-name="T40"><text:tab/></text:span><text:span text:style-name="T40"><text:tab/></text:span><text:span text:style-name="T40"> </text:span><text:span text:style-name="T41">n</text:span><text:span text:style-name="T42"></text:span><text:span text:style-name="T40">2 elements each </text:span></text:p>
              <text:p text:style-name="P14"><text:span text:style-name="T40"><text:tab/></text:span><text:span text:style-name="T38">Output</text:span><text:span text:style-name="T11"> </text:span><text:span text:style-name="T40">sorted sequence of </text:span><text:span text:style-name="T41">A </text:span><text:span text:style-name="T19"></text:span><text:span text:style-name="T41"> B</text:span></text:p>
            </text:list-header>
          </text:list>
          <text:list text:style-name="L7">
            <text:list-item>
              <text:list>
                <text:list-header>
                  <text:p text:style-name="P15"><text:span text:style-name="T43"/></text:p>
                  <text:p text:style-name="P16"><text:span text:style-name="T44">S </text:span><text:span text:style-name="T45"></text:span><text:span text:style-name="T44"> </text:span><text:span text:style-name="T46">empty sequence</text:span></text:p>
                  <text:p text:style-name="P16"><text:span text:style-name="T47">while</text:span><text:span text:style-name="T48"> </text:span><text:span text:style-name="T45"></text:span><text:span text:style-name="T44">A.isEmpty</text:span><text:span text:style-name="T46">() <text:s/></text:span><text:span text:style-name="T49"></text:span><text:span text:style-name="T50"></text:span><text:span text:style-name="T45"></text:span><text:span text:style-name="T44">B.isEmpty</text:span><text:span text:style-name="T46">()</text:span></text:p>
                  <text:p text:style-name="P17"><text:span text:style-name="T46"><text:tab/></text:span><text:span text:style-name="T47">if</text:span><text:span text:style-name="T48"> </text:span><text:span text:style-name="T44">A.first</text:span><text:span text:style-name="T46">()</text:span><text:span text:style-name="T44">.element</text:span><text:span text:style-name="T46">() </text:span><text:span text:style-name="T51">&lt;</text:span><text:span text:style-name="T46"> </text:span><text:span text:style-name="T44">B.first</text:span><text:span text:style-name="T46">()</text:span><text:span text:style-name="T44">.element</text:span><text:span text:style-name="T46">()</text:span></text:p>
                  <text:p text:style-name="P17"><text:span text:style-name="T46"><text:tab/></text:span><text:span text:style-name="T46"><text:tab/></text:span><text:span text:style-name="T44">S.insertLast</text:span><text:span text:style-name="T46">(</text:span><text:span text:style-name="T44">A.remove</text:span><text:span text:style-name="T46">(</text:span><text:span text:style-name="T44">A.first</text:span><text:span text:style-name="T46">()))</text:span></text:p>
                  <text:p text:style-name="P17"><text:span text:style-name="T46"><text:tab/></text:span><text:span text:style-name="T47">else</text:span></text:p>
                  <text:p text:style-name="P17"><text:span text:style-name="T46"><text:tab/></text:span><text:span text:style-name="T46"><text:tab/></text:span><text:span text:style-name="T44">S.insertLast</text:span><text:span text:style-name="T46">(</text:span><text:span text:style-name="T44">B.remove</text:span><text:span text:style-name="T46">(</text:span><text:span text:style-name="T44">B.first</text:span><text:span text:style-name="T46">()))</text:span></text:p>
                  <text:p text:style-name="P17"><text:span text:style-name="T47">while</text:span><text:span text:style-name="T48"> </text:span><text:span text:style-name="T45"></text:span><text:span text:style-name="T44">A.isEmpty</text:span><text:span text:style-name="T46">()</text:span><text:span text:style-name="T46"><text:tab/></text:span><text:span text:style-name="T46"><text:tab/></text:span><text:span text:style-name="T44">S.insertLast</text:span><text:span text:style-name="T46">(</text:span><text:span text:style-name="T44">A.remove</text:span><text:span text:style-name="T46">(</text:span><text:span text:style-name="T44">A.first</text:span><text:span text:style-name="T46">()))</text:span></text:p>
                  <text:p text:style-name="P17"><text:span text:style-name="T47">while</text:span><text:span text:style-name="T48"> </text:span><text:span text:style-name="T45"></text:span><text:span text:style-name="T44">B.isEmpty</text:span><text:span text:style-name="T46">()</text:span><text:span text:style-name="T46"><text:tab/></text:span><text:span text:style-name="T46"><text:tab/></text:span><text:span text:style-name="T44">S.insertLast</text:span><text:span text:style-name="T46">(</text:span><text:span text:style-name="T44">B.remove</text:span><text:span text:style-name="T46">(</text:span><text:span text:style-name="T44">B.first</text:span><text:span text:style-name="T46">()))</text:span></text:p>
                  <text:p text:style-name="P16"><text:span text:style-name="T47">return </text:span><text:span text:style-name="T44">S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4" draw:layer="layout" svg:width="13.331cm" svg:height="9.997cm" svg:x="3.496cm" svg:y="2.005cm" draw:page-number="5" presentation:class="page"/>
          <draw:frame presentation:style-name="pr5" draw:layer="layout" svg:width="14.904cm" svg:height="11.996cm" svg:x="2.708cm" svg:y="12.668cm" presentation:class="notes" presentation:placeholder="true">
            <draw:text-box/>
          </draw:frame>
        </presentation:notes>
      </draw:page>
      <draw:page draw:name="Merge-Sort Tree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1.59cm" svg:height="3.175cm" svg:x="1.693cm" svg:y="0.846cm" presentation:class="title" presentation:user-transformed="true">
          <draw:text-box>
            <text:list text:style-name="L1">
              <text:list-header>
                <text:p text:style-name="P1">Merge-Sort Tree</text:p>
              </text:list-header>
            </text:list>
          </draw:text-box>
        </draw:frame>
        <draw:frame presentation:style-name="pr10" draw:text-style-name="P2" draw:layer="layout" svg:width="22.437cm" svg:height="6.112cm" svg:x="1.904cm" svg:y="4.26cm" presentation:class="outline" presentation:user-transformed="true">
          <draw:text-box>
            <text:list text:style-name="L3">
              <text:list-item>
                <text:p text:style-name="P9"><text:span text:style-name="T7">An execution of merge-sort is depicted by a binary tre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4">each node represents a recursive call of merge-sort and stores</text:span></text:p>
                    <text:list>
                      <text:list-item>
                        <text:p text:style-name="P8"><text:span text:style-name="T52">unsorted sequence before the execution and its partition</text:span></text:p>
                      </text:list-item>
                      <text:list-item>
                        <text:p text:style-name="P8"><text:span text:style-name="T52">sorted sequence at the end of the execution</text:span></text:p>
                      </text:list-item>
                    </text:list>
                  </text:list-item>
                  <text:list-item>
                    <text:p text:style-name="P7"><text:span text:style-name="T34">the root is the initial call </text:span></text:p>
                  </text:list-item>
                  <text:list-item>
                    <text:p text:style-name="P7"><text:span text:style-name="T34">the leaves are calls on subsequences of size 0 or 1</text:span></text:p>
                  </text:list-item>
                </text:list>
              </text:list-item>
            </text:list>
          </draw:text-box>
          <svg:desc>Rectangle: Click to edit Master text styles
Second level
Third level
Fourth level
Fifth level</svg:desc>
        </draw:frame>
        <draw:custom-shape draw:style-name="gr1" draw:text-style-name="P2" xml:id="id9" draw:id="id9" draw:layer="layout" svg:width="10.16cm" svg:height="1.694cm" svg:x="7.62cm" svg:y="10.583cm">
          <text:list text:style-name="L2">
            <text:list-header>
              <text:p text:style-name="P3"><text:span text:style-name="T53">7 <text:s/>2 </text:span><text:span text:style-name="T2"></text:span><text:span text:style-name="T53"> 9 <text:s/>4 <text:s/></text:span><text:span text:style-name="T54"></text:span><text:span text:style-name="T53"> <text:s/></text:span><text:span text:style-name="T55">2 <text:s/>4 <text:s/>7 <text:s/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5.927cm" svg:height="1.694cm" svg:x="5.503cm" svg:y="13.123cm">
          <text:list text:style-name="L2">
            <text:list-header>
              <text:p text:style-name="P3"><text:span text:style-name="T53">7 </text:span><text:span text:style-name="T2"></text:span><text:span text:style-name="T53"> 2 <text:s/></text:span><text:span text:style-name="T54"></text:span><text:span text:style-name="T53"> <text:s/></text:span><text:span text:style-name="T55">2 <text:s/>7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5.927cm" svg:height="1.694cm" svg:x="13.97cm" svg:y="13.123cm">
          <text:list text:style-name="L2">
            <text:list-header>
              <text:p text:style-name="P3"><text:span text:style-name="T53">9 </text:span><text:span text:style-name="T2"></text:span><text:span text:style-name="T53"> 4 <text:s/></text:span><text:span text:style-name="T54"></text:span><text:span text:style-name="T53"> <text:s/></text:span><text:span text:style-name="T55">4 <text:s/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2.857cm" svg:height="1.694cm" svg:x="5.186cm" svg:y="15.663cm">
          <text:list text:style-name="L2">
            <text:list-header>
              <text:p text:style-name="P3"><text:span text:style-name="T53">7 </text:span><text:span text:style-name="T54"></text:span><text:span text:style-name="T53"> </text:span><text:span text:style-name="T55">7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3" draw:id="id13" draw:layer="layout" svg:width="2.751cm" svg:height="1.694cm" svg:x="9.102cm" svg:y="15.663cm">
          <text:list text:style-name="L2">
            <text:list-header>
              <text:p text:style-name="P3"><text:span text:style-name="T53">2 </text:span><text:span text:style-name="T54"></text:span><text:span text:style-name="T53"> </text:span><text:span text:style-name="T55">2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2" draw:id="id12" draw:layer="layout" svg:width="2.805cm" svg:height="1.694cm" svg:x="13.626cm" svg:y="15.663cm">
          <text:list text:style-name="L2">
            <text:list-header>
              <text:p text:style-name="P3"><text:span text:style-name="T53">9 </text:span><text:span text:style-name="T54"></text:span><text:span text:style-name="T53"> </text:span><text:span text:style-name="T55"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2.726cm" svg:height="1.694cm" svg:x="17.568cm" svg:y="15.663cm">
          <text:list text:style-name="L2">
            <text:list-header>
              <text:p text:style-name="P3"><text:span text:style-name="T53">4 </text:span><text:span text:style-name="T54"></text:span><text:span text:style-name="T53"> </text:span><text:span text:style-name="T55">4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8.466cm" svg:y1="13.123cm" svg:x2="12.7cm" svg:y2="12.277cm" draw:start-shape="id8" draw:start-glue-point="0" draw:end-shape="id9" draw:end-glue-point="2" svg:d="M8466 13123l4234-846" svg:viewBox="0 0 4235 847">
          <text:p/>
        </draw:connector>
        <draw:connector draw:style-name="gr3" draw:text-style-name="P4" draw:layer="layout" draw:type="line" svg:x1="16.933cm" svg:y1="13.123cm" svg:x2="12.7cm" svg:y2="12.277cm" draw:start-shape="id10" draw:start-glue-point="0" draw:end-shape="id9" draw:end-glue-point="2" svg:d="M16933 13123l-4233-846" svg:viewBox="0 0 4234 847">
          <text:p/>
        </draw:connector>
        <draw:connector draw:style-name="gr3" draw:text-style-name="P4" draw:layer="layout" draw:type="line" svg:x1="6.614cm" svg:y1="15.663cm" svg:x2="8.466cm" svg:y2="14.817cm" draw:start-shape="id11" draw:start-glue-point="0" draw:end-shape="id8" draw:end-glue-point="2" svg:d="M6614 15663l1852-846" svg:viewBox="0 0 1853 847">
          <text:p/>
        </draw:connector>
        <draw:connector draw:style-name="gr3" draw:text-style-name="P4" draw:layer="layout" draw:type="line" svg:x1="15.028cm" svg:y1="15.663cm" svg:x2="16.933cm" svg:y2="14.817cm" draw:start-shape="id12" draw:start-glue-point="0" draw:end-shape="id10" draw:end-glue-point="2" svg:d="M15028 15663l1905-846" svg:viewBox="0 0 1906 847">
          <text:p/>
        </draw:connector>
        <draw:connector draw:style-name="gr3" draw:text-style-name="P4" draw:layer="layout" draw:type="line" svg:x1="8.466cm" svg:y1="14.817cm" svg:x2="10.477cm" svg:y2="15.663cm" draw:start-shape="id8" draw:start-glue-point="2" draw:end-shape="id13" draw:end-glue-point="0" svg:d="M8466 14817l2011 846" svg:viewBox="0 0 2012 847">
          <text:p/>
        </draw:connector>
        <draw:connector draw:style-name="gr3" draw:text-style-name="P4" draw:layer="layout" draw:type="line" svg:x1="16.933cm" svg:y1="14.817cm" svg:x2="18.931cm" svg:y2="15.663cm" draw:start-shape="id10" draw:start-glue-point="2" draw:end-shape="id14" draw:end-glue-point="0" svg:d="M16933 14817l1998 846" svg:viewBox="0 0 1999 847">
          <text:p/>
        </draw:connector>
        <presentation:notes draw:style-name="dp3">
          <draw:page-thumbnail draw:style-name="gr4" draw:layer="layout" svg:width="13.331cm" svg:height="9.997cm" svg:x="3.496cm" svg:y="2.005cm" draw:page-number="6" presentation:class="page"/>
          <draw:frame presentation:style-name="pr5" draw:layer="layout" svg:width="14.904cm" svg:height="11.996cm" svg:x="2.708cm" svg:y="12.668cm" presentation:class="notes" presentation:placeholder="true">
            <draw:text-box/>
          </draw:frame>
        </presentation:notes>
      </draw:page>
      <draw:page draw:name="Execution Example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1.59cm" svg:height="3.175cm" svg:x="1.693cm" svg:y="0.846cm" presentation:class="title" presentation:user-transformed="true">
          <draw:text-box>
            <text:list text:style-name="L1">
              <text:list-header>
                <text:p text:style-name="P1">Execution Example</text:p>
              </text:list-header>
            </text:list>
          </draw:text-box>
        </draw:frame>
        <draw:frame presentation:style-name="pr11" draw:text-style-name="P2" draw:layer="layout" svg:width="21.59cm" svg:height="1.905cm" svg:x="2.117cm" svg:y="4.656cm" presentation:class="outline" presentation:user-transformed="true">
          <draw:text-box>
            <text:list text:style-name="L3">
              <text:list-item>
                <text:p text:style-name="P18">Partition</text:p>
              </text:list-item>
            </text:list>
          </draw:text-box>
          <svg:desc>Rectangle: Click to edit Master text styles
Second level
Third level
Fourth level
Fifth level</svg:desc>
        </draw:frame>
        <draw:connector draw:style-name="gr3" draw:text-style-name="P4" draw:layer="layout" draw:type="line" svg:x1="3.991cm" svg:y1="12.898cm" svg:x2="6.958cm" svg:y2="11.236cm" draw:start-shape="id15" draw:start-glue-point="0" draw:end-shape="id16" draw:end-glue-point="2" svg:d="M3991 12898l2967-1662" svg:viewBox="0 0 2968 1663">
          <text:p/>
        </draw:connector>
        <draw:connector draw:style-name="gr3" draw:text-style-name="P4" draw:layer="layout" draw:type="line" svg:x1="9.922cm" svg:y1="12.898cm" svg:x2="6.958cm" svg:y2="11.236cm" draw:start-shape="id17" draw:start-glue-point="0" draw:end-shape="id16" draw:end-glue-point="2" svg:d="M9922 12898l-2964-1662" svg:viewBox="0 0 2965 1663">
          <text:p/>
        </draw:connector>
        <draw:connector draw:style-name="gr3" draw:text-style-name="P4" draw:layer="layout" draw:type="line" svg:x1="2.694cm" svg:y1="15.747cm" svg:x2="3.991cm" svg:y2="14.084cm" draw:start-shape="id18" draw:start-glue-point="0" draw:end-shape="id15" draw:end-glue-point="2" svg:d="M2694 15747l1297-1663" svg:viewBox="0 0 1298 1664">
          <text:p/>
        </draw:connector>
        <draw:connector draw:style-name="gr3" draw:text-style-name="P4" draw:layer="layout" draw:type="line" svg:x1="8.588cm" svg:y1="15.747cm" svg:x2="9.922cm" svg:y2="14.084cm" draw:start-shape="id19" draw:start-glue-point="0" draw:end-shape="id17" draw:end-glue-point="2" svg:d="M8588 15747l1334-1663" svg:viewBox="0 0 1335 1664">
          <text:p/>
        </draw:connector>
        <draw:connector draw:style-name="gr3" draw:text-style-name="P4" draw:layer="layout" draw:type="line" svg:x1="3.991cm" svg:y1="14.084cm" svg:x2="5.399cm" svg:y2="15.747cm" draw:start-shape="id15" draw:start-glue-point="2" draw:end-shape="id20" draw:end-glue-point="0" svg:d="M3991 14084l1408 1663" svg:viewBox="0 0 1409 1664">
          <text:p/>
        </draw:connector>
        <draw:connector draw:style-name="gr3" draw:text-style-name="P4" draw:layer="layout" draw:type="line" svg:x1="9.922cm" svg:y1="14.084cm" svg:x2="11.322cm" svg:y2="15.747cm" draw:start-shape="id17" draw:start-glue-point="2" draw:end-shape="id21" draw:end-glue-point="0" svg:d="M9922 14084l1400 1663" svg:viewBox="0 0 1401 1664">
          <text:p/>
        </draw:connector>
        <draw:g>
          <draw:custom-shape draw:style-name="gr6" draw:text-style-name="P2" xml:id="id16" draw:id="id16" draw:layer="layout" svg:width="7.117cm" svg:height="1.186cm" svg:x="3.4cm" svg:y="10.05cm">
            <text:list text:style-name="L8">
              <text:list-header>
                <text:p text:style-name="P3"><text:span text:style-name="T56">7 <text:s/>2 <text:s/>9 <text:s/>4 <text:s/></text:span><text:span text:style-name="T57"></text:span><text:span text:style-name="T56"> <text:s/>2 <text:s/>4 <text:s/>7 <text:s/>9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xml:id="id23" draw:id="id23" draw:layer="layout" svg:width="7.117cm" svg:height="1.186cm" svg:x="15.677cm" svg:y="10.05cm">
            <text:list text:style-name="L8">
              <text:list-header>
                <text:p text:style-name="P3"><text:span text:style-name="T56">3 <text:s/>8 <text:s/>6 <text:s/>1 <text:s/></text:span><text:span text:style-name="T57"></text:span><text:span text:style-name="T56"> <text:s/>1 <text:s/>3 <text:s/>8 <text:s/>6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" draw:text-style-name="P2" xml:id="id15" draw:id="id15" draw:layer="layout" svg:width="3.854cm" svg:height="1.186cm" svg:x="2.064cm" svg:y="12.898cm">
            <text:list text:style-name="L8">
              <text:list-header>
                <text:p text:style-name="P3"><text:span text:style-name="T56">7 <text:s/>2 <text:s/></text:span><text:span text:style-name="T57"></text:span><text:span text:style-name="T56"> <text:s/>2 <text:s/>7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xml:id="id17" draw:id="id17" draw:layer="layout" svg:width="4.154cm" svg:height="1.186cm" svg:x="7.845cm" svg:y="12.898cm">
            <text:list text:style-name="L8">
              <text:list-header>
                <text:p text:style-name="P3"><text:span text:style-name="T56">9 <text:s/>4 <text:s/></text:span><text:span text:style-name="T57"></text:span><text:span text:style-name="T56"> <text:s/>4 <text:s/>9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xml:id="id22" draw:id="id22" draw:layer="layout" svg:width="3.855cm" svg:height="1.186cm" svg:x="14.34cm" svg:y="12.898cm">
            <text:list text:style-name="L8">
              <text:list-header>
                <text:p text:style-name="P3"><text:span text:style-name="T56">3 <text:s/>8 <text:s/></text:span><text:span text:style-name="T57"></text:span><text:span text:style-name="T56"> <text:s/>3 <text:s/>8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xml:id="id24" draw:id="id24" draw:layer="layout" svg:width="4.154cm" svg:height="1.186cm" svg:x="20.122cm" svg:y="12.898cm">
            <text:list text:style-name="L8">
              <text:list-header>
                <text:p text:style-name="P3"><text:span text:style-name="T56">6 <text:s/>1 <text:s/></text:span><text:span text:style-name="T57"></text:span><text:span text:style-name="T56"> <text:s/>1 <text:s/>6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7" draw:text-style-name="P2" xml:id="id18" draw:id="id18" draw:layer="layout" svg:width="2.002cm" svg:height="1.186cm" svg:x="1.693cm" svg:y="15.747cm">
            <text:list text:style-name="L9">
              <text:list-header>
                <text:p text:style-name="P3"><text:span text:style-name="T58">7 </text:span><text:span text:style-name="T59"></text:span><text:span text:style-name="T58"> 7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xml:id="id20" draw:id="id20" draw:layer="layout" svg:width="1.927cm" svg:height="1.186cm" svg:x="4.436cm" svg:y="15.747cm">
            <text:list text:style-name="L9">
              <text:list-header>
                <text:p text:style-name="P3"><text:span text:style-name="T58">2 </text:span><text:span text:style-name="T59"></text:span><text:span text:style-name="T58"> 2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xml:id="id19" draw:id="id19" draw:layer="layout" svg:width="1.962cm" svg:height="1.186cm" svg:x="7.607cm" svg:y="15.747cm">
            <text:list text:style-name="L9">
              <text:list-header>
                <text:p text:style-name="P3"><text:span text:style-name="T58">9 </text:span><text:span text:style-name="T59"></text:span><text:span text:style-name="T58"> 9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xml:id="id21" draw:id="id21" draw:layer="layout" svg:width="1.91cm" svg:height="1.186cm" svg:x="10.367cm" svg:y="15.747cm">
            <text:list text:style-name="L9">
              <text:list-header>
                <text:p text:style-name="P3"><text:span text:style-name="T58">4 </text:span><text:span text:style-name="T59"></text:span><text:span text:style-name="T58"> 4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xml:id="id25" draw:id="id25" draw:layer="layout" svg:width="2.002cm" svg:height="1.186cm" svg:x="13.97cm" svg:y="15.747cm">
            <text:list text:style-name="L9">
              <text:list-header>
                <text:p text:style-name="P3"><text:span text:style-name="T58">3 </text:span><text:span text:style-name="T59"></text:span><text:span text:style-name="T58"> 3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xml:id="id27" draw:id="id27" draw:layer="layout" svg:width="1.927cm" svg:height="1.186cm" svg:x="16.713cm" svg:y="15.747cm">
            <text:list text:style-name="L9">
              <text:list-header>
                <text:p text:style-name="P3"><text:span text:style-name="T58">8 </text:span><text:span text:style-name="T59"></text:span><text:span text:style-name="T58"> 8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xml:id="id26" draw:id="id26" draw:layer="layout" svg:width="1.963cm" svg:height="1.186cm" svg:x="19.883cm" svg:y="15.747cm">
            <text:list text:style-name="L9">
              <text:list-header>
                <text:p text:style-name="P3"><text:span text:style-name="T58">6 </text:span><text:span text:style-name="T59"></text:span><text:span text:style-name="T58"> 6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xml:id="id28" draw:id="id28" draw:layer="layout" svg:width="1.909cm" svg:height="1.186cm" svg:x="22.644cm" svg:y="15.747cm">
            <text:list text:style-name="L9">
              <text:list-header>
                <text:p text:style-name="P3"><text:span text:style-name="T58">1 </text:span><text:span text:style-name="T59"></text:span><text:span text:style-name="T58"> 1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3" draw:text-style-name="P4" draw:layer="layout" draw:type="line" svg:x1="16.267cm" svg:y1="12.898cm" svg:x2="19.235cm" svg:y2="11.236cm" draw:start-shape="id22" draw:start-glue-point="0" draw:end-shape="id23" draw:end-glue-point="2" svg:d="M16267 12898l2968-1662" svg:viewBox="0 0 2969 1663">
          <text:p/>
        </draw:connector>
        <draw:connector draw:style-name="gr3" draw:text-style-name="P4" draw:layer="layout" draw:type="line" svg:x1="22.199cm" svg:y1="12.898cm" svg:x2="19.235cm" svg:y2="11.236cm" draw:start-shape="id24" draw:start-glue-point="0" draw:end-shape="id23" draw:end-glue-point="2" svg:d="M22199 12898l-2964-1662" svg:viewBox="0 0 2965 1663">
          <text:p/>
        </draw:connector>
        <draw:connector draw:style-name="gr3" draw:text-style-name="P4" draw:layer="layout" draw:type="line" svg:x1="14.971cm" svg:y1="15.747cm" svg:x2="16.267cm" svg:y2="14.084cm" draw:start-shape="id25" draw:start-glue-point="0" draw:end-shape="id22" draw:end-glue-point="2" svg:d="M14971 15747l1296-1663" svg:viewBox="0 0 1297 1664">
          <text:p/>
        </draw:connector>
        <draw:connector draw:style-name="gr3" draw:text-style-name="P4" draw:layer="layout" draw:type="line" svg:x1="20.864cm" svg:y1="15.747cm" svg:x2="22.199cm" svg:y2="14.084cm" draw:start-shape="id26" draw:start-glue-point="0" draw:end-shape="id24" draw:end-glue-point="2" svg:d="M20864 15747l1335-1663" svg:viewBox="0 0 1336 1664">
          <text:p/>
        </draw:connector>
        <draw:connector draw:style-name="gr3" draw:text-style-name="P4" draw:layer="layout" draw:type="line" svg:x1="16.267cm" svg:y1="14.084cm" svg:x2="17.676cm" svg:y2="15.747cm" draw:start-shape="id22" draw:start-glue-point="2" draw:end-shape="id27" draw:end-glue-point="0" svg:d="M16267 14084l1409 1663" svg:viewBox="0 0 1410 1664">
          <text:p/>
        </draw:connector>
        <draw:connector draw:style-name="gr3" draw:text-style-name="P4" draw:layer="layout" draw:type="line" svg:x1="22.199cm" svg:y1="14.084cm" svg:x2="23.598cm" svg:y2="15.747cm" draw:start-shape="id24" draw:start-glue-point="2" draw:end-shape="id28" draw:end-glue-point="0" svg:d="M22199 14084l1399 1663" svg:viewBox="0 0 1400 1664">
          <text:p/>
        </draw:connector>
        <draw:custom-shape draw:style-name="gr8" draw:text-style-name="P2" xml:id="id29" draw:id="id29" draw:layer="layout" svg:width="13.547cm" svg:height="1.195cm" svg:x="6.35cm" svg:y="7.197cm">
          <text:list text:style-name="L2">
            <text:list-header>
              <text:p text:style-name="P3"><text:span text:style-name="T1">7 <text:s/>2 <text:s/>9 <text:s/>4 </text:span><text:span text:style-name="T2"></text:span><text:span text:style-name="T1"> 3 <text:s/>8 <text:s/>6 <text:s/>1</text:span><text:span text:style-name="T56"> <text:s/></text:span><text:span text:style-name="T57"></text:span><text:span text:style-name="T1"> <text:s/></text:span><text:span text:style-name="T56">1 <text:s/>2 <text:s/>3 <text:s/>4 <text:s/>6 <text:s/>7 <text:s/>8 <text:s/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6.958cm" svg:y1="10.05cm" svg:x2="13.123cm" svg:y2="8.392cm" draw:start-shape="id16" draw:start-glue-point="0" draw:end-shape="id29" draw:end-glue-point="2" svg:d="M6958 10050l6165-1658" svg:viewBox="0 0 6166 1659">
          <text:p/>
        </draw:connector>
        <draw:connector draw:style-name="gr3" draw:text-style-name="P4" draw:layer="layout" draw:type="line" svg:x1="19.235cm" svg:y1="10.05cm" svg:x2="13.123cm" svg:y2="8.392cm" draw:start-shape="id23" draw:start-glue-point="0" draw:end-shape="id29" draw:end-glue-point="2" svg:d="M19235 10050l-6112-1658" svg:viewBox="0 0 6113 1659">
          <text:p/>
        </draw:connector>
        <presentation:notes draw:style-name="dp3">
          <draw:page-thumbnail draw:style-name="gr4" draw:layer="layout" svg:width="13.331cm" svg:height="9.997cm" svg:x="3.496cm" svg:y="2.005cm" draw:page-number="7" presentation:class="page"/>
          <draw:frame presentation:style-name="pr5" draw:layer="layout" svg:width="14.904cm" svg:height="11.996cm" svg:x="2.708cm" svg:y="12.668cm" presentation:class="notes" presentation:placeholder="true">
            <draw:text-box/>
          </draw:frame>
        </presentation:notes>
      </draw:page>
      <draw:page draw:name="Execution Example (cont.)" draw:style-name="dp1" draw:master-page-name="Default" presentation:presentation-page-layout-name="AL2T1" presentation:use-footer-name="ftr1" presentation:use-date-time-name="dtd1">
        <draw:frame presentation:style-name="pr3" draw:text-style-name="P2" draw:layer="layout" svg:width="21.59cm" svg:height="3.175cm" svg:x="1.693cm" svg:y="0.846cm" presentation:class="title" presentation:user-transformed="true">
          <draw:text-box>
            <text:list text:style-name="L1">
              <text:list-header>
                <text:p text:style-name="P1">Execution Example (cont.)</text:p>
              </text:list-header>
            </text:list>
          </draw:text-box>
        </draw:frame>
        <draw:frame presentation:style-name="pr12" draw:text-style-name="P2" draw:layer="layout" svg:width="21.59cm" svg:height="2.116cm" svg:x="2.328cm" svg:y="4.657cm" presentation:class="outline" presentation:user-transformed="true">
          <draw:text-box>
            <text:list text:style-name="L3">
              <text:list-item>
                <text:p text:style-name="P18">Recursive call, partition</text:p>
              </text:list-item>
            </text:list>
          </draw:text-box>
          <svg:desc>Rectangle: Click to edit Master text styles
Second level
Third level
Fourth level
Fifth level</svg:desc>
        </draw:frame>
        <draw:connector draw:style-name="gr3" draw:text-style-name="P4" draw:layer="layout" draw:type="line" svg:x1="3.991cm" svg:y1="12.871cm" svg:x2="6.96cm" svg:y2="11.287cm" draw:start-shape="id30" draw:start-glue-point="0" draw:end-shape="id31" draw:end-glue-point="2" svg:d="M3991 12871l2969-1584" svg:viewBox="0 0 2970 1585">
          <text:p/>
        </draw:connector>
        <draw:connector draw:style-name="gr3" draw:text-style-name="P4" draw:layer="layout" draw:type="line" svg:x1="9.921cm" svg:y1="12.871cm" svg:x2="6.958cm" svg:y2="11.287cm" draw:start-shape="id32" draw:start-glue-point="0" draw:end-shape="id31" draw:end-glue-point="2" svg:d="M9921 12871l-2963-1584" svg:viewBox="0 0 2964 1585">
          <text:p/>
        </draw:connector>
        <draw:connector draw:style-name="gr3" draw:text-style-name="P4" draw:layer="layout" draw:type="line" svg:x1="2.693cm" svg:y1="15.721cm" svg:x2="3.991cm" svg:y2="14.11cm" draw:start-shape="id33" draw:start-glue-point="0" draw:end-shape="id30" draw:end-glue-point="2" svg:d="M2693 15721l1298-1611" svg:viewBox="0 0 1299 1612">
          <text:p/>
        </draw:connector>
        <draw:connector draw:style-name="gr3" draw:text-style-name="P4" draw:layer="layout" draw:type="line" svg:x1="8.59cm" svg:y1="15.721cm" svg:x2="9.922cm" svg:y2="14.11cm" draw:start-shape="id34" draw:start-glue-point="0" draw:end-shape="id32" draw:end-glue-point="2" svg:d="M8590 15721l1332-1611" svg:viewBox="0 0 1333 1612">
          <text:p/>
        </draw:connector>
        <draw:connector draw:style-name="gr3" draw:text-style-name="P4" draw:layer="layout" draw:type="line" svg:x1="3.99cm" svg:y1="14.111cm" svg:x2="5.401cm" svg:y2="15.722cm" draw:start-shape="id30" draw:start-glue-point="2" draw:end-shape="id35" draw:end-glue-point="0" svg:d="M3990 14111l1411 1611" svg:viewBox="0 0 1412 1612">
          <text:p/>
        </draw:connector>
        <draw:connector draw:style-name="gr3" draw:text-style-name="P4" draw:layer="layout" draw:type="line" svg:x1="9.922cm" svg:y1="14.111cm" svg:x2="11.325cm" svg:y2="15.722cm" draw:start-shape="id32" draw:start-glue-point="2" draw:end-shape="id36" draw:end-glue-point="0" svg:d="M9922 14111l1403 1611" svg:viewBox="0 0 1404 1612">
          <text:p/>
        </draw:connector>
        <draw:custom-shape draw:style-name="gr8" draw:text-style-name="P2" xml:id="id31" draw:id="id31" draw:layer="layout" svg:width="7.117cm" svg:height="1.186cm" svg:x="3.4cm" svg:y="10.05cm">
          <text:list text:style-name="L2">
            <text:list-header>
              <text:p text:style-name="P3"><text:span text:style-name="T1"><text:s/></text:span><text:span text:style-name="T1">7 <text:s/>2 </text:span><text:span text:style-name="T2"></text:span><text:span text:style-name="T1"> 9 <text:s/>4</text:span><text:span text:style-name="T56"> </text:span><text:span text:style-name="T57"></text:span><text:span text:style-name="T56"> <text:s/>2 <text:s/>4 <text:s/>7 <text:s/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38" draw:id="id38" draw:layer="layout" svg:width="7.117cm" svg:height="1.186cm" svg:x="15.677cm" svg:y="10.05cm">
          <text:list text:style-name="L8">
            <text:list-header>
              <text:p text:style-name="P3"><text:span text:style-name="T56">3 <text:s/>8 <text:s/>6 <text:s/>1 <text:s/></text:span><text:span text:style-name="T57"></text:span><text:span text:style-name="T56"> <text:s/>1 <text:s/>3 <text:s/>8 <text:s/>6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xml:id="id30" draw:id="id30" draw:layer="layout" svg:width="3.854cm" svg:height="1.186cm" svg:x="2.064cm" svg:y="12.898cm">
            <text:list text:style-name="L8">
              <text:list-header>
                <text:p text:style-name="P3"><text:span text:style-name="T56">7 <text:s/>2 <text:s/></text:span><text:span text:style-name="T57"></text:span><text:span text:style-name="T56"> <text:s/>2 <text:s/>7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xml:id="id32" draw:id="id32" draw:layer="layout" svg:width="4.154cm" svg:height="1.186cm" svg:x="7.845cm" svg:y="12.898cm">
            <text:list text:style-name="L8">
              <text:list-header>
                <text:p text:style-name="P3"><text:span text:style-name="T56">9 <text:s/>4 <text:s/></text:span><text:span text:style-name="T57"></text:span><text:span text:style-name="T56"> <text:s/>4 <text:s/>9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xml:id="id37" draw:id="id37" draw:layer="layout" svg:width="3.855cm" svg:height="1.186cm" svg:x="14.34cm" svg:y="12.898cm">
            <text:list text:style-name="L8">
              <text:list-header>
                <text:p text:style-name="P3"><text:span text:style-name="T56">3 <text:s/>8 <text:s/></text:span><text:span text:style-name="T57"></text:span><text:span text:style-name="T56"> <text:s/>3 <text:s/>8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xml:id="id39" draw:id="id39" draw:layer="layout" svg:width="4.154cm" svg:height="1.186cm" svg:x="20.122cm" svg:y="12.898cm">
            <text:list text:style-name="L8">
              <text:list-header>
                <text:p text:style-name="P3"><text:span text:style-name="T56">6 <text:s/>1 <text:s/></text:span><text:span text:style-name="T57"></text:span><text:span text:style-name="T56"> <text:s/>1 <text:s/>6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7" draw:text-style-name="P2" xml:id="id33" draw:id="id33" draw:layer="layout" svg:width="2.002cm" svg:height="1.186cm" svg:x="1.693cm" svg:y="15.747cm">
            <text:list text:style-name="L9">
              <text:list-header>
                <text:p text:style-name="P3"><text:span text:style-name="T58">7 </text:span><text:span text:style-name="T59"></text:span><text:span text:style-name="T58"> 7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xml:id="id35" draw:id="id35" draw:layer="layout" svg:width="1.927cm" svg:height="1.186cm" svg:x="4.436cm" svg:y="15.747cm">
            <text:list text:style-name="L9">
              <text:list-header>
                <text:p text:style-name="P3"><text:span text:style-name="T58">2 </text:span><text:span text:style-name="T59"></text:span><text:span text:style-name="T58"> 2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xml:id="id34" draw:id="id34" draw:layer="layout" svg:width="1.962cm" svg:height="1.186cm" svg:x="7.607cm" svg:y="15.747cm">
            <text:list text:style-name="L9">
              <text:list-header>
                <text:p text:style-name="P3"><text:span text:style-name="T58">9 </text:span><text:span text:style-name="T59"></text:span><text:span text:style-name="T58"> 9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xml:id="id36" draw:id="id36" draw:layer="layout" svg:width="1.91cm" svg:height="1.186cm" svg:x="10.367cm" svg:y="15.747cm">
            <text:list text:style-name="L9">
              <text:list-header>
                <text:p text:style-name="P3"><text:span text:style-name="T58">4 </text:span><text:span text:style-name="T59"></text:span><text:span text:style-name="T58"> 4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xml:id="id40" draw:id="id40" draw:layer="layout" svg:width="2.002cm" svg:height="1.186cm" svg:x="13.97cm" svg:y="15.747cm">
            <text:list text:style-name="L9">
              <text:list-header>
                <text:p text:style-name="P3"><text:span text:style-name="T58">3 </text:span><text:span text:style-name="T59"></text:span><text:span text:style-name="T58"> 3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xml:id="id42" draw:id="id42" draw:layer="layout" svg:width="1.927cm" svg:height="1.186cm" svg:x="16.713cm" svg:y="15.747cm">
            <text:list text:style-name="L9">
              <text:list-header>
                <text:p text:style-name="P3"><text:span text:style-name="T58">8 </text:span><text:span text:style-name="T59"></text:span><text:span text:style-name="T58"> 8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xml:id="id41" draw:id="id41" draw:layer="layout" svg:width="1.963cm" svg:height="1.186cm" svg:x="19.883cm" svg:y="15.747cm">
            <text:list text:style-name="L9">
              <text:list-header>
                <text:p text:style-name="P3"><text:span text:style-name="T58">6 </text:span><text:span text:style-name="T59"></text:span><text:span text:style-name="T58"> 6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xml:id="id43" draw:id="id43" draw:layer="layout" svg:width="1.909cm" svg:height="1.186cm" svg:x="22.644cm" svg:y="15.747cm">
            <text:list text:style-name="L9">
              <text:list-header>
                <text:p text:style-name="P3"><text:span text:style-name="T58">1 </text:span><text:span text:style-name="T59"></text:span><text:span text:style-name="T58"> 1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3" draw:text-style-name="P4" draw:layer="layout" draw:type="line" svg:x1="16.267cm" svg:y1="12.872cm" svg:x2="19.236cm" svg:y2="11.261cm" draw:start-shape="id37" draw:start-glue-point="0" draw:end-shape="id38" draw:end-glue-point="2" svg:d="M16267 12872l2969-1611" svg:viewBox="0 0 2970 1612">
          <text:p/>
        </draw:connector>
        <draw:connector draw:style-name="gr3" draw:text-style-name="P4" draw:layer="layout" draw:type="line" svg:x1="22.199cm" svg:y1="12.872cm" svg:x2="19.235cm" svg:y2="11.261cm" draw:start-shape="id39" draw:start-glue-point="0" draw:end-shape="id38" draw:end-glue-point="2" svg:d="M22199 12872l-2964-1611" svg:viewBox="0 0 2965 1612">
          <text:p/>
        </draw:connector>
        <draw:connector draw:style-name="gr3" draw:text-style-name="P4" draw:layer="layout" draw:type="line" svg:x1="14.971cm" svg:y1="15.721cm" svg:x2="16.268cm" svg:y2="14.11cm" draw:start-shape="id40" draw:start-glue-point="0" draw:end-shape="id37" draw:end-glue-point="2" svg:d="M14971 15721l1297-1611" svg:viewBox="0 0 1298 1612">
          <text:p/>
        </draw:connector>
        <draw:connector draw:style-name="gr3" draw:text-style-name="P4" draw:layer="layout" draw:type="line" svg:x1="20.867cm" svg:y1="15.721cm" svg:x2="22.199cm" svg:y2="14.11cm" draw:start-shape="id41" draw:start-glue-point="0" draw:end-shape="id39" draw:end-glue-point="2" svg:d="M20867 15721l1332-1611" svg:viewBox="0 0 1333 1612">
          <text:p/>
        </draw:connector>
        <draw:connector draw:style-name="gr3" draw:text-style-name="P4" draw:layer="layout" draw:type="line" svg:x1="16.267cm" svg:y1="14.111cm" svg:x2="17.679cm" svg:y2="15.722cm" draw:start-shape="id37" draw:start-glue-point="2" draw:end-shape="id42" draw:end-glue-point="0" svg:d="M16267 14111l1412 1611" svg:viewBox="0 0 1413 1612">
          <text:p/>
        </draw:connector>
        <draw:connector draw:style-name="gr3" draw:text-style-name="P4" draw:layer="layout" draw:type="line" svg:x1="22.199cm" svg:y1="14.111cm" svg:x2="23.602cm" svg:y2="15.722cm" draw:start-shape="id39" draw:start-glue-point="2" draw:end-shape="id43" draw:end-glue-point="0" svg:d="M22199 14111l1403 1611" svg:viewBox="0 0 1404 1612">
          <text:p/>
        </draw:connector>
        <draw:custom-shape draw:style-name="gr1" draw:text-style-name="P2" xml:id="id44" draw:id="id44" draw:layer="layout" svg:width="13.547cm" svg:height="1.195cm" svg:x="6.35cm" svg:y="7.197cm">
          <text:list text:style-name="L2">
            <text:list-header>
              <text:p text:style-name="P3"><text:span text:style-name="T1">7 <text:s/>2 <text:s/>9 <text:s/>4 </text:span><text:span text:style-name="T2"></text:span><text:span text:style-name="T1"> 3 <text:s/>8 <text:s/>6 <text:s/>1</text:span><text:span text:style-name="T56"> <text:s/></text:span><text:span text:style-name="T57"></text:span><text:span text:style-name="T1"> <text:s/></text:span><text:span text:style-name="T56">1 <text:s/>2 <text:s/>3 <text:s/>4 <text:s/>6 <text:s/>7 <text:s/>8 <text:s/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6.959cm" svg:y1="9.996cm" svg:x2="13.123cm" svg:y2="8.417cm" draw:start-shape="id31" draw:start-glue-point="0" draw:end-shape="id44" draw:end-glue-point="2" svg:d="M6959 9996l6164-1579" svg:viewBox="0 0 6165 1580">
          <text:p/>
        </draw:connector>
        <draw:connector draw:style-name="gr3" draw:text-style-name="P4" draw:layer="layout" draw:type="line" svg:x1="19.235cm" svg:y1="10.022cm" svg:x2="13.123cm" svg:y2="8.417cm" draw:start-shape="id38" draw:start-glue-point="0" draw:end-shape="id44" draw:end-glue-point="2" svg:d="M19235 10022l-6112-1605" svg:viewBox="0 0 6113 1606">
          <text:p/>
        </draw:connector>
        <draw:line draw:style-name="gr9" draw:text-style-name="P4" draw:layer="layout" svg:x1="8.255cm" svg:y1="8.89cm" svg:x2="6.773cm" svg:y2="9.313cm">
          <text:p/>
        </draw:line>
        <presentation:notes draw:style-name="dp3">
          <draw:page-thumbnail draw:style-name="gr4" draw:layer="layout" svg:width="13.331cm" svg:height="9.997cm" svg:x="3.496cm" svg:y="2.005cm" draw:page-number="8" presentation:class="page"/>
          <draw:frame presentation:style-name="pr5" draw:layer="layout" svg:width="14.904cm" svg:height="11.996cm" svg:x="2.708cm" svg:y="12.66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3" draw:text-style-name="P2" draw:layer="layout" svg:width="21.59cm" svg:height="3.175cm" svg:x="1.693cm" svg:y="0.846cm" presentation:class="title" presentation:user-transformed="true">
          <draw:text-box>
            <text:list text:style-name="L1">
              <text:list-header>
                <text:p text:style-name="P1">Execution Example (cont.)</text:p>
              </text:list-header>
            </text:list>
          </draw:text-box>
        </draw:frame>
        <draw:frame presentation:style-name="pr11" draw:text-style-name="P2" draw:layer="layout" svg:width="21.59cm" svg:height="1.905cm" svg:x="2.328cm" svg:y="4.656cm" presentation:class="outline" presentation:user-transformed="true">
          <draw:text-box>
            <text:list text:style-name="L3">
              <text:list-item>
                <text:p text:style-name="P18">Recursive call, partition</text:p>
              </text:list-item>
            </text:list>
          </draw:text-box>
          <svg:desc>Rectangle: Click to edit Master text styles
Second level
Third level
Fourth level
Fifth level</svg:desc>
        </draw:frame>
        <draw:connector draw:style-name="gr3" draw:text-style-name="P4" draw:layer="layout" draw:type="line" svg:x1="3.991cm" svg:y1="12.846cm" svg:x2="6.96cm" svg:y2="11.262cm" draw:start-shape="id45" draw:start-glue-point="0" draw:end-shape="id46" draw:end-glue-point="2" svg:d="M3991 12846l2969-1584" svg:viewBox="0 0 2970 1585">
          <text:p/>
        </draw:connector>
        <draw:connector draw:style-name="gr3" draw:text-style-name="P4" draw:layer="layout" draw:type="line" svg:x1="9.921cm" svg:y1="12.872cm" svg:x2="6.958cm" svg:y2="11.261cm" draw:start-shape="id47" draw:start-glue-point="0" draw:end-shape="id46" draw:end-glue-point="2" svg:d="M9921 12872l-2963-1611" svg:viewBox="0 0 2964 1612">
          <text:p/>
        </draw:connector>
        <draw:connector draw:style-name="gr3" draw:text-style-name="P4" draw:layer="layout" draw:type="line" svg:x1="2.693cm" svg:y1="15.72cm" svg:x2="3.991cm" svg:y2="14.136cm" draw:start-shape="id48" draw:start-glue-point="0" draw:end-shape="id45" draw:end-glue-point="2" svg:d="M2693 15720l1298-1584" svg:viewBox="0 0 1299 1585">
          <text:p/>
        </draw:connector>
        <draw:connector draw:style-name="gr3" draw:text-style-name="P4" draw:layer="layout" draw:type="line" svg:x1="8.59cm" svg:y1="15.721cm" svg:x2="9.922cm" svg:y2="14.11cm" draw:start-shape="id49" draw:start-glue-point="0" draw:end-shape="id47" draw:end-glue-point="2" svg:d="M8590 15721l1332-1611" svg:viewBox="0 0 1333 1612">
          <text:p/>
        </draw:connector>
        <draw:connector draw:style-name="gr3" draw:text-style-name="P4" draw:layer="layout" draw:type="line" svg:x1="3.99cm" svg:y1="14.137cm" svg:x2="5.401cm" svg:y2="15.721cm" draw:start-shape="id45" draw:start-glue-point="2" draw:end-shape="id50" draw:end-glue-point="0" svg:d="M3990 14137l1411 1584" svg:viewBox="0 0 1412 1585">
          <text:p/>
        </draw:connector>
        <draw:connector draw:style-name="gr3" draw:text-style-name="P4" draw:layer="layout" draw:type="line" svg:x1="9.922cm" svg:y1="14.111cm" svg:x2="11.325cm" svg:y2="15.722cm" draw:start-shape="id47" draw:start-glue-point="2" draw:end-shape="id51" draw:end-glue-point="0" svg:d="M9922 14111l1403 1611" svg:viewBox="0 0 1404 1612">
          <text:p/>
        </draw:connector>
        <draw:custom-shape draw:style-name="gr1" draw:text-style-name="P2" xml:id="id46" draw:id="id46" draw:layer="layout" svg:width="7.117cm" svg:height="1.186cm" svg:x="3.4cm" svg:y="10.05cm">
          <text:list text:style-name="L2">
            <text:list-header>
              <text:p text:style-name="P3"><text:span text:style-name="T1"><text:s/></text:span><text:span text:style-name="T1">7 <text:s/>2 </text:span><text:span text:style-name="T2"></text:span><text:span text:style-name="T1"> 9 <text:s/>4</text:span><text:span text:style-name="T56"> </text:span><text:span text:style-name="T57"></text:span><text:span text:style-name="T56"> <text:s/>2 <text:s/>4 <text:s/>7 <text:s/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53" draw:id="id53" draw:layer="layout" svg:width="7.117cm" svg:height="1.186cm" svg:x="15.677cm" svg:y="10.05cm">
          <text:list text:style-name="L8">
            <text:list-header>
              <text:p text:style-name="P3"><text:span text:style-name="T56">3 <text:s/>8 <text:s/>6 <text:s/>1 <text:s/></text:span><text:span text:style-name="T57"></text:span><text:span text:style-name="T56"> <text:s/>1 <text:s/>3 <text:s/>8 <text:s/>6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45" draw:id="id45" draw:layer="layout" svg:width="3.854cm" svg:height="1.187cm" svg:x="2.064cm" svg:y="12.898cm">
          <text:list text:style-name="L2">
            <text:list-header>
              <text:p text:style-name="P3"><text:span text:style-name="T1">7 </text:span><text:span text:style-name="T2"></text:span><text:span text:style-name="T1"> 2</text:span><text:span text:style-name="T56"> </text:span><text:span text:style-name="T57"></text:span><text:span text:style-name="T56"> 2 <text:s/>7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47" draw:id="id47" draw:layer="layout" svg:width="4.154cm" svg:height="1.187cm" svg:x="7.845cm" svg:y="12.898cm">
          <text:list text:style-name="L8">
            <text:list-header>
              <text:p text:style-name="P3"><text:span text:style-name="T56">9 <text:s/>4 <text:s/></text:span><text:span text:style-name="T57"></text:span><text:span text:style-name="T56"> <text:s/>4 <text:s/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52" draw:id="id52" draw:layer="layout" svg:width="3.855cm" svg:height="1.187cm" svg:x="14.34cm" svg:y="12.898cm">
          <text:list text:style-name="L8">
            <text:list-header>
              <text:p text:style-name="P3"><text:span text:style-name="T56">3 <text:s/>8 <text:s/></text:span><text:span text:style-name="T57"></text:span><text:span text:style-name="T56"> <text:s/>3 <text:s/>8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54" draw:id="id54" draw:layer="layout" svg:width="4.154cm" svg:height="1.187cm" svg:x="20.122cm" svg:y="12.898cm">
          <text:list text:style-name="L8">
            <text:list-header>
              <text:p text:style-name="P3"><text:span text:style-name="T56">6 <text:s/>1 <text:s/></text:span><text:span text:style-name="T57"></text:span><text:span text:style-name="T56"> <text:s/>1 <text:s/>6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2" xml:id="id48" draw:id="id48" draw:layer="layout" svg:width="2.002cm" svg:height="1.186cm" svg:x="1.693cm" svg:y="15.747cm">
            <text:list text:style-name="L9">
              <text:list-header>
                <text:p text:style-name="P3"><text:span text:style-name="T58">7 </text:span><text:span text:style-name="T59"></text:span><text:span text:style-name="T58"> 7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xml:id="id50" draw:id="id50" draw:layer="layout" svg:width="1.927cm" svg:height="1.186cm" svg:x="4.436cm" svg:y="15.747cm">
            <text:list text:style-name="L9">
              <text:list-header>
                <text:p text:style-name="P3"><text:span text:style-name="T58">2 </text:span><text:span text:style-name="T59"></text:span><text:span text:style-name="T58"> 2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xml:id="id49" draw:id="id49" draw:layer="layout" svg:width="1.962cm" svg:height="1.186cm" svg:x="7.607cm" svg:y="15.747cm">
            <text:list text:style-name="L9">
              <text:list-header>
                <text:p text:style-name="P3"><text:span text:style-name="T58">9 </text:span><text:span text:style-name="T59"></text:span><text:span text:style-name="T58"> 9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xml:id="id51" draw:id="id51" draw:layer="layout" svg:width="1.91cm" svg:height="1.186cm" svg:x="10.367cm" svg:y="15.747cm">
            <text:list text:style-name="L9">
              <text:list-header>
                <text:p text:style-name="P3"><text:span text:style-name="T58">4 </text:span><text:span text:style-name="T59"></text:span><text:span text:style-name="T58"> 4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xml:id="id55" draw:id="id55" draw:layer="layout" svg:width="2.002cm" svg:height="1.186cm" svg:x="13.97cm" svg:y="15.747cm">
            <text:list text:style-name="L9">
              <text:list-header>
                <text:p text:style-name="P3"><text:span text:style-name="T58">3 </text:span><text:span text:style-name="T59"></text:span><text:span text:style-name="T58"> 3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xml:id="id57" draw:id="id57" draw:layer="layout" svg:width="1.927cm" svg:height="1.186cm" svg:x="16.713cm" svg:y="15.747cm">
            <text:list text:style-name="L9">
              <text:list-header>
                <text:p text:style-name="P3"><text:span text:style-name="T58">8 </text:span><text:span text:style-name="T59"></text:span><text:span text:style-name="T58"> 8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xml:id="id56" draw:id="id56" draw:layer="layout" svg:width="1.963cm" svg:height="1.186cm" svg:x="19.883cm" svg:y="15.747cm">
            <text:list text:style-name="L9">
              <text:list-header>
                <text:p text:style-name="P3"><text:span text:style-name="T58">6 </text:span><text:span text:style-name="T59"></text:span><text:span text:style-name="T58"> 6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xml:id="id58" draw:id="id58" draw:layer="layout" svg:width="1.909cm" svg:height="1.186cm" svg:x="22.644cm" svg:y="15.747cm">
            <text:list text:style-name="L9">
              <text:list-header>
                <text:p text:style-name="P3"><text:span text:style-name="T58">1 </text:span><text:span text:style-name="T59"></text:span><text:span text:style-name="T58"> 1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3" draw:text-style-name="P4" draw:layer="layout" draw:type="line" svg:x1="16.267cm" svg:y1="12.872cm" svg:x2="19.236cm" svg:y2="11.261cm" draw:start-shape="id52" draw:start-glue-point="0" draw:end-shape="id53" draw:end-glue-point="2" svg:d="M16267 12872l2969-1611" svg:viewBox="0 0 2970 1612">
          <text:p/>
        </draw:connector>
        <draw:connector draw:style-name="gr3" draw:text-style-name="P4" draw:layer="layout" draw:type="line" svg:x1="22.199cm" svg:y1="12.872cm" svg:x2="19.235cm" svg:y2="11.261cm" draw:start-shape="id54" draw:start-glue-point="0" draw:end-shape="id53" draw:end-glue-point="2" svg:d="M22199 12872l-2964-1611" svg:viewBox="0 0 2965 1612">
          <text:p/>
        </draw:connector>
        <draw:connector draw:style-name="gr3" draw:text-style-name="P4" draw:layer="layout" draw:type="line" svg:x1="14.971cm" svg:y1="15.721cm" svg:x2="16.268cm" svg:y2="14.11cm" draw:start-shape="id55" draw:start-glue-point="0" draw:end-shape="id52" draw:end-glue-point="2" svg:d="M14971 15721l1297-1611" svg:viewBox="0 0 1298 1612">
          <text:p/>
        </draw:connector>
        <draw:connector draw:style-name="gr3" draw:text-style-name="P4" draw:layer="layout" draw:type="line" svg:x1="20.867cm" svg:y1="15.721cm" svg:x2="22.199cm" svg:y2="14.11cm" draw:start-shape="id56" draw:start-glue-point="0" draw:end-shape="id54" draw:end-glue-point="2" svg:d="M20867 15721l1332-1611" svg:viewBox="0 0 1333 1612">
          <text:p/>
        </draw:connector>
        <draw:connector draw:style-name="gr3" draw:text-style-name="P4" draw:layer="layout" draw:type="line" svg:x1="16.267cm" svg:y1="14.111cm" svg:x2="17.679cm" svg:y2="15.722cm" draw:start-shape="id52" draw:start-glue-point="2" draw:end-shape="id57" draw:end-glue-point="0" svg:d="M16267 14111l1412 1611" svg:viewBox="0 0 1413 1612">
          <text:p/>
        </draw:connector>
        <draw:connector draw:style-name="gr3" draw:text-style-name="P4" draw:layer="layout" draw:type="line" svg:x1="22.199cm" svg:y1="14.111cm" svg:x2="23.602cm" svg:y2="15.722cm" draw:start-shape="id54" draw:start-glue-point="2" draw:end-shape="id58" draw:end-glue-point="0" svg:d="M22199 14111l1403 1611" svg:viewBox="0 0 1404 1612">
          <text:p/>
        </draw:connector>
        <draw:custom-shape draw:style-name="gr1" draw:text-style-name="P2" xml:id="id59" draw:id="id59" draw:layer="layout" svg:width="13.547cm" svg:height="1.195cm" svg:x="6.35cm" svg:y="7.197cm">
          <text:list text:style-name="L2">
            <text:list-header>
              <text:p text:style-name="P3"><text:span text:style-name="T1">7 <text:s/>2 <text:s/>9 <text:s/>4 </text:span><text:span text:style-name="T2"></text:span><text:span text:style-name="T1"> 3 <text:s/>8 <text:s/>6 <text:s/>1</text:span><text:span text:style-name="T56"> <text:s/></text:span><text:span text:style-name="T57"></text:span><text:span text:style-name="T1"> <text:s/></text:span><text:span text:style-name="T56">1 <text:s/>2 <text:s/>3 <text:s/>4 <text:s/>6 <text:s/>7 <text:s/>8 <text:s/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6.959cm" svg:y1="10.022cm" svg:x2="13.123cm" svg:y2="8.417cm" draw:start-shape="id46" draw:start-glue-point="0" draw:end-shape="id59" draw:end-glue-point="2" svg:d="M6959 10022l6164-1605" svg:viewBox="0 0 6165 1606">
          <text:p/>
        </draw:connector>
        <draw:connector draw:style-name="gr3" draw:text-style-name="P4" draw:layer="layout" draw:type="line" svg:x1="19.235cm" svg:y1="10.022cm" svg:x2="13.123cm" svg:y2="8.417cm" draw:start-shape="id53" draw:start-glue-point="0" draw:end-shape="id59" draw:end-glue-point="2" svg:d="M19235 10022l-6112-1605" svg:viewBox="0 0 6113 1606">
          <text:p/>
        </draw:connector>
        <draw:line draw:style-name="gr9" draw:text-style-name="P4" draw:layer="layout" svg:x1="4.867cm" svg:y1="11.642cm" svg:x2="3.386cm" svg:y2="12.488cm">
          <text:p/>
        </draw:line>
        <presentation:notes draw:style-name="dp3">
          <draw:page-thumbnail draw:style-name="gr4" draw:layer="layout" svg:width="13.331cm" svg:height="9.997cm" svg:x="3.496cm" svg:y="2.005cm" draw:page-number="9" presentation:class="page"/>
          <draw:frame presentation:style-name="pr5" draw:layer="layout" svg:width="14.904cm" svg:height="11.996cm" svg:x="2.708cm" svg:y="12.668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3" draw:text-style-name="P2" draw:layer="layout" svg:width="21.59cm" svg:height="3.175cm" svg:x="1.693cm" svg:y="0.846cm" presentation:class="title" presentation:user-transformed="true">
          <draw:text-box>
            <text:list text:style-name="L1">
              <text:list-header>
                <text:p text:style-name="P1">Execution Example (cont.)</text:p>
              </text:list-header>
            </text:list>
          </draw:text-box>
        </draw:frame>
        <draw:frame presentation:style-name="pr11" draw:text-style-name="P2" draw:layer="layout" svg:width="21.59cm" svg:height="1.905cm" svg:x="2.328cm" svg:y="4.656cm" presentation:class="outline" presentation:user-transformed="true">
          <draw:text-box>
            <text:list text:style-name="L3">
              <text:list-item>
                <text:p text:style-name="P18">Recursive call, base case</text:p>
              </text:list-item>
            </text:list>
          </draw:text-box>
          <svg:desc>Rectangle: Click to edit Master text styles
Second level
Third level
Fourth level
Fifth level</svg:desc>
        </draw:frame>
        <draw:connector draw:style-name="gr3" draw:text-style-name="P4" draw:layer="layout" draw:type="line" svg:x1="3.991cm" svg:y1="12.872cm" svg:x2="6.96cm" svg:y2="11.261cm" draw:start-shape="id60" draw:start-glue-point="0" draw:end-shape="id61" draw:end-glue-point="2" svg:d="M3991 12872l2969-1611" svg:viewBox="0 0 2970 1612">
          <text:p/>
        </draw:connector>
        <draw:connector draw:style-name="gr3" draw:text-style-name="P4" draw:layer="layout" draw:type="line" svg:x1="9.921cm" svg:y1="12.872cm" svg:x2="6.958cm" svg:y2="11.261cm" draw:start-shape="id62" draw:start-glue-point="0" draw:end-shape="id61" draw:end-glue-point="2" svg:d="M9921 12872l-2963-1611" svg:viewBox="0 0 2964 1612">
          <text:p/>
        </draw:connector>
        <draw:connector draw:style-name="gr3" draw:text-style-name="P4" draw:layer="layout" draw:type="line" svg:x1="2.693cm" svg:y1="15.693cm" svg:x2="3.991cm" svg:y2="14.109cm" draw:start-shape="id63" draw:start-glue-point="0" draw:end-shape="id60" draw:end-glue-point="2" svg:d="M2693 15693l1298-1584" svg:viewBox="0 0 1299 1585">
          <text:p/>
        </draw:connector>
        <draw:connector draw:style-name="gr3" draw:text-style-name="P4" draw:layer="layout" draw:type="line" svg:x1="8.59cm" svg:y1="15.721cm" svg:x2="9.922cm" svg:y2="14.11cm" draw:start-shape="id64" draw:start-glue-point="0" draw:end-shape="id62" draw:end-glue-point="2" svg:d="M8590 15721l1332-1611" svg:viewBox="0 0 1333 1612">
          <text:p/>
        </draw:connector>
        <draw:connector draw:style-name="gr3" draw:text-style-name="P4" draw:layer="layout" draw:type="line" svg:x1="3.99cm" svg:y1="14.111cm" svg:x2="5.401cm" svg:y2="15.722cm" draw:start-shape="id60" draw:start-glue-point="2" draw:end-shape="id65" draw:end-glue-point="0" svg:d="M3990 14111l1411 1611" svg:viewBox="0 0 1412 1612">
          <text:p/>
        </draw:connector>
        <draw:connector draw:style-name="gr3" draw:text-style-name="P4" draw:layer="layout" draw:type="line" svg:x1="9.922cm" svg:y1="14.111cm" svg:x2="11.325cm" svg:y2="15.722cm" draw:start-shape="id62" draw:start-glue-point="2" draw:end-shape="id66" draw:end-glue-point="0" svg:d="M9922 14111l1403 1611" svg:viewBox="0 0 1404 1612">
          <text:p/>
        </draw:connector>
        <draw:custom-shape draw:style-name="gr1" draw:text-style-name="P2" xml:id="id61" draw:id="id61" draw:layer="layout" svg:width="7.117cm" svg:height="1.186cm" svg:x="3.4cm" svg:y="10.05cm">
          <text:list text:style-name="L2">
            <text:list-header>
              <text:p text:style-name="P3"><text:span text:style-name="T1"><text:s/></text:span><text:span text:style-name="T1">7 <text:s/>2 </text:span><text:span text:style-name="T2"></text:span><text:span text:style-name="T1"> 9 <text:s/>4</text:span><text:span text:style-name="T56"> </text:span><text:span text:style-name="T57"></text:span><text:span text:style-name="T56"> <text:s/>2 <text:s/>4 <text:s/>7 <text:s/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8" draw:id="id68" draw:layer="layout" svg:width="7.117cm" svg:height="1.186cm" svg:x="15.677cm" svg:y="10.05cm">
          <text:list text:style-name="L8">
            <text:list-header>
              <text:p text:style-name="P3"><text:span text:style-name="T56">3 <text:s/>8 <text:s/>6 <text:s/>1 <text:s/></text:span><text:span text:style-name="T57"></text:span><text:span text:style-name="T56"> <text:s/>1 <text:s/>3 <text:s/>8 <text:s/>6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2" xml:id="id60" draw:id="id60" draw:layer="layout" svg:width="3.854cm" svg:height="1.186cm" svg:x="2.064cm" svg:y="12.898cm">
            <text:list text:style-name="L2">
              <text:list-header>
                <text:p text:style-name="P3"><text:span text:style-name="T1">7 </text:span><text:span text:style-name="T2"></text:span><text:span text:style-name="T1"> 2</text:span><text:span text:style-name="T56"> </text:span><text:span text:style-name="T57"></text:span><text:span text:style-name="T56"> 2 <text:s/>7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xml:id="id62" draw:id="id62" draw:layer="layout" svg:width="4.154cm" svg:height="1.186cm" svg:x="7.845cm" svg:y="12.898cm">
            <text:list text:style-name="L8">
              <text:list-header>
                <text:p text:style-name="P3"><text:span text:style-name="T56">9 <text:s/>4 <text:s/></text:span><text:span text:style-name="T57"></text:span><text:span text:style-name="T56"> <text:s/>4 <text:s/>9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xml:id="id67" draw:id="id67" draw:layer="layout" svg:width="3.855cm" svg:height="1.186cm" svg:x="14.34cm" svg:y="12.898cm">
            <text:list text:style-name="L8">
              <text:list-header>
                <text:p text:style-name="P3"><text:span text:style-name="T56">3 <text:s/>8 <text:s/></text:span><text:span text:style-name="T57"></text:span><text:span text:style-name="T56"> <text:s/>3 <text:s/>8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xml:id="id69" draw:id="id69" draw:layer="layout" svg:width="4.154cm" svg:height="1.186cm" svg:x="20.122cm" svg:y="12.898cm">
            <text:list text:style-name="L8">
              <text:list-header>
                <text:p text:style-name="P3"><text:span text:style-name="T56">6 <text:s/>1 <text:s/></text:span><text:span text:style-name="T57"></text:span><text:span text:style-name="T56"> <text:s/>1 <text:s/>6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2" xml:id="id63" draw:id="id63" draw:layer="layout" svg:width="2.002cm" svg:height="1.186cm" svg:x="1.693cm" svg:y="15.747cm">
          <text:list text:style-name="L2">
            <text:list-header>
              <text:p text:style-name="P3"><text:span text:style-name="T1">7</text:span><text:span text:style-name="T58"> </text:span><text:span text:style-name="T3"></text:span><text:span text:style-name="T58"> </text:span><text:span text:style-name="T4">7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5" draw:id="id65" draw:layer="layout" svg:width="1.927cm" svg:height="1.186cm" svg:x="4.436cm" svg:y="15.747cm">
          <text:list text:style-name="L9">
            <text:list-header>
              <text:p text:style-name="P3"><text:span text:style-name="T58">2 </text:span><text:span text:style-name="T59"></text:span><text:span text:style-name="T58"> 2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4" draw:id="id64" draw:layer="layout" svg:width="1.962cm" svg:height="1.186cm" svg:x="7.607cm" svg:y="15.747cm">
          <text:list text:style-name="L9">
            <text:list-header>
              <text:p text:style-name="P3"><text:span text:style-name="T58">9 </text:span><text:span text:style-name="T59"></text:span><text:span text:style-name="T58"> 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6" draw:id="id66" draw:layer="layout" svg:width="1.91cm" svg:height="1.186cm" svg:x="10.367cm" svg:y="15.747cm">
          <text:list text:style-name="L9">
            <text:list-header>
              <text:p text:style-name="P3"><text:span text:style-name="T58">4 </text:span><text:span text:style-name="T59"></text:span><text:span text:style-name="T58"> 4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0" draw:id="id70" draw:layer="layout" svg:width="2.002cm" svg:height="1.186cm" svg:x="13.97cm" svg:y="15.747cm">
          <text:list text:style-name="L9">
            <text:list-header>
              <text:p text:style-name="P3"><text:span text:style-name="T58">3 </text:span><text:span text:style-name="T59"></text:span><text:span text:style-name="T58"> 3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2" draw:id="id72" draw:layer="layout" svg:width="1.927cm" svg:height="1.186cm" svg:x="16.713cm" svg:y="15.747cm">
          <text:list text:style-name="L9">
            <text:list-header>
              <text:p text:style-name="P3"><text:span text:style-name="T58">8 </text:span><text:span text:style-name="T59"></text:span><text:span text:style-name="T58"> 8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1" draw:id="id71" draw:layer="layout" svg:width="1.963cm" svg:height="1.186cm" svg:x="19.883cm" svg:y="15.747cm">
          <text:list text:style-name="L9">
            <text:list-header>
              <text:p text:style-name="P3"><text:span text:style-name="T58">6 </text:span><text:span text:style-name="T59"></text:span><text:span text:style-name="T58"> 6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3" draw:id="id73" draw:layer="layout" svg:width="1.909cm" svg:height="1.186cm" svg:x="22.644cm" svg:y="15.747cm">
          <text:list text:style-name="L9">
            <text:list-header>
              <text:p text:style-name="P3"><text:span text:style-name="T58">1 </text:span><text:span text:style-name="T59"></text:span><text:span text:style-name="T58"> 1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6.267cm" svg:y1="12.872cm" svg:x2="19.236cm" svg:y2="11.261cm" draw:start-shape="id67" draw:start-glue-point="0" draw:end-shape="id68" draw:end-glue-point="2" svg:d="M16267 12872l2969-1611" svg:viewBox="0 0 2970 1612">
          <text:p/>
        </draw:connector>
        <draw:connector draw:style-name="gr3" draw:text-style-name="P4" draw:layer="layout" draw:type="line" svg:x1="22.199cm" svg:y1="12.872cm" svg:x2="19.235cm" svg:y2="11.261cm" draw:start-shape="id69" draw:start-glue-point="0" draw:end-shape="id68" draw:end-glue-point="2" svg:d="M22199 12872l-2964-1611" svg:viewBox="0 0 2965 1612">
          <text:p/>
        </draw:connector>
        <draw:connector draw:style-name="gr3" draw:text-style-name="P4" draw:layer="layout" draw:type="line" svg:x1="14.971cm" svg:y1="15.721cm" svg:x2="16.268cm" svg:y2="14.11cm" draw:start-shape="id70" draw:start-glue-point="0" draw:end-shape="id67" draw:end-glue-point="2" svg:d="M14971 15721l1297-1611" svg:viewBox="0 0 1298 1612">
          <text:p/>
        </draw:connector>
        <draw:connector draw:style-name="gr3" draw:text-style-name="P4" draw:layer="layout" draw:type="line" svg:x1="20.867cm" svg:y1="15.721cm" svg:x2="22.199cm" svg:y2="14.11cm" draw:start-shape="id71" draw:start-glue-point="0" draw:end-shape="id69" draw:end-glue-point="2" svg:d="M20867 15721l1332-1611" svg:viewBox="0 0 1333 1612">
          <text:p/>
        </draw:connector>
        <draw:connector draw:style-name="gr3" draw:text-style-name="P4" draw:layer="layout" draw:type="line" svg:x1="16.267cm" svg:y1="14.111cm" svg:x2="17.679cm" svg:y2="15.722cm" draw:start-shape="id67" draw:start-glue-point="2" draw:end-shape="id72" draw:end-glue-point="0" svg:d="M16267 14111l1412 1611" svg:viewBox="0 0 1413 1612">
          <text:p/>
        </draw:connector>
        <draw:connector draw:style-name="gr3" draw:text-style-name="P4" draw:layer="layout" draw:type="line" svg:x1="22.199cm" svg:y1="14.111cm" svg:x2="23.602cm" svg:y2="15.722cm" draw:start-shape="id69" draw:start-glue-point="2" draw:end-shape="id73" draw:end-glue-point="0" svg:d="M22199 14111l1403 1611" svg:viewBox="0 0 1404 1612">
          <text:p/>
        </draw:connector>
        <draw:custom-shape draw:style-name="gr1" draw:text-style-name="P2" xml:id="id74" draw:id="id74" draw:layer="layout" svg:width="13.547cm" svg:height="1.195cm" svg:x="6.35cm" svg:y="7.197cm">
          <text:list text:style-name="L2">
            <text:list-header>
              <text:p text:style-name="P3"><text:span text:style-name="T1">7 <text:s/>2 <text:s/>9 <text:s/>4 </text:span><text:span text:style-name="T2"></text:span><text:span text:style-name="T1"> 3 <text:s/>8 <text:s/>6 <text:s/>1</text:span><text:span text:style-name="T56"> <text:s/></text:span><text:span text:style-name="T57"></text:span><text:span text:style-name="T1"> <text:s/></text:span><text:span text:style-name="T56">1 <text:s/>2 <text:s/>3 <text:s/>4 <text:s/>6 <text:s/>7 <text:s/>8 <text:s/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6.959cm" svg:y1="10.022cm" svg:x2="13.123cm" svg:y2="8.417cm" draw:start-shape="id61" draw:start-glue-point="0" draw:end-shape="id74" draw:end-glue-point="2" svg:d="M6959 10022l6164-1605" svg:viewBox="0 0 6165 1606">
          <text:p/>
        </draw:connector>
        <draw:connector draw:style-name="gr3" draw:text-style-name="P4" draw:layer="layout" draw:type="line" svg:x1="19.235cm" svg:y1="10.022cm" svg:x2="13.123cm" svg:y2="8.417cm" draw:start-shape="id68" draw:start-glue-point="0" draw:end-shape="id74" draw:end-glue-point="2" svg:d="M19235 10022l-6112-1605" svg:viewBox="0 0 6113 1606">
          <text:p/>
        </draw:connector>
        <draw:line draw:style-name="gr9" draw:text-style-name="P4" draw:layer="layout" svg:x1="3.175cm" svg:y1="14.393cm" svg:x2="2.117cm" svg:y2="15.452cm">
          <text:p/>
        </draw:line>
        <presentation:notes draw:style-name="dp3">
          <draw:page-thumbnail draw:style-name="gr4" draw:layer="layout" svg:width="13.331cm" svg:height="9.997cm" svg:x="3.496cm" svg:y="2.005cm" draw:page-number="10" presentation:class="page"/>
          <draw:frame presentation:style-name="pr5" draw:layer="layout" svg:width="14.904cm" svg:height="11.996cm" svg:x="2.708cm" svg:y="12.668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3" draw:text-style-name="P2" draw:layer="layout" svg:width="21.59cm" svg:height="3.175cm" svg:x="1.693cm" svg:y="0.846cm" presentation:class="title" presentation:user-transformed="true">
          <draw:text-box>
            <text:list text:style-name="L1">
              <text:list-header>
                <text:p text:style-name="P1">Execution Example (cont.)</text:p>
              </text:list-header>
            </text:list>
          </draw:text-box>
        </draw:frame>
        <draw:frame presentation:style-name="pr11" draw:text-style-name="P2" draw:layer="layout" svg:width="21.59cm" svg:height="1.905cm" svg:x="2.328cm" svg:y="4.867cm" presentation:class="outline" presentation:user-transformed="true">
          <draw:text-box>
            <text:list text:style-name="L3">
              <text:list-item>
                <text:p text:style-name="P18">Recursive call, base case</text:p>
              </text:list-item>
            </text:list>
          </draw:text-box>
          <svg:desc>Rectangle: Click to edit Master text styles
Second level
Third level
Fourth level
Fifth level</svg:desc>
        </draw:frame>
        <draw:connector draw:style-name="gr3" draw:text-style-name="P4" draw:layer="layout" draw:type="line" svg:x1="3.991cm" svg:y1="12.872cm" svg:x2="6.96cm" svg:y2="11.261cm" draw:start-shape="id75" draw:start-glue-point="0" draw:end-shape="id76" draw:end-glue-point="2" svg:d="M3991 12872l2969-1611" svg:viewBox="0 0 2970 1612">
          <text:p/>
        </draw:connector>
        <draw:connector draw:style-name="gr3" draw:text-style-name="P4" draw:layer="layout" draw:type="line" svg:x1="9.921cm" svg:y1="12.872cm" svg:x2="6.958cm" svg:y2="11.261cm" draw:start-shape="id77" draw:start-glue-point="0" draw:end-shape="id76" draw:end-glue-point="2" svg:d="M9921 12872l-2963-1611" svg:viewBox="0 0 2964 1612">
          <text:p/>
        </draw:connector>
        <draw:connector draw:style-name="gr3" draw:text-style-name="P4" draw:layer="layout" draw:type="line" svg:x1="2.693cm" svg:y1="15.721cm" svg:x2="3.991cm" svg:y2="14.11cm" draw:start-shape="id78" draw:start-glue-point="0" draw:end-shape="id75" draw:end-glue-point="2" svg:d="M2693 15721l1298-1611" svg:viewBox="0 0 1299 1612">
          <text:p/>
        </draw:connector>
        <draw:connector draw:style-name="gr3" draw:text-style-name="P4" draw:layer="layout" draw:type="line" svg:x1="8.59cm" svg:y1="15.721cm" svg:x2="9.922cm" svg:y2="14.11cm" draw:start-shape="id79" draw:start-glue-point="0" draw:end-shape="id77" draw:end-glue-point="2" svg:d="M8590 15721l1332-1611" svg:viewBox="0 0 1333 1612">
          <text:p/>
        </draw:connector>
        <draw:connector draw:style-name="gr3" draw:text-style-name="P4" draw:layer="layout" draw:type="line" svg:x1="3.99cm" svg:y1="14.111cm" svg:x2="5.397cm" svg:y2="15.722cm" draw:start-shape="id75" draw:start-glue-point="2" draw:end-shape="id80" draw:end-glue-point="0" svg:d="M3990 14111l1407 1611" svg:viewBox="0 0 1408 1612">
          <text:p/>
        </draw:connector>
        <draw:connector draw:style-name="gr3" draw:text-style-name="P4" draw:layer="layout" draw:type="line" svg:x1="9.922cm" svg:y1="14.111cm" svg:x2="11.325cm" svg:y2="15.722cm" draw:start-shape="id77" draw:start-glue-point="2" draw:end-shape="id81" draw:end-glue-point="0" svg:d="M9922 14111l1403 1611" svg:viewBox="0 0 1404 1612">
          <text:p/>
        </draw:connector>
        <draw:custom-shape draw:style-name="gr1" draw:text-style-name="P2" xml:id="id76" draw:id="id76" draw:layer="layout" svg:width="7.117cm" svg:height="1.186cm" svg:x="3.4cm" svg:y="10.05cm">
          <text:list text:style-name="L2">
            <text:list-header>
              <text:p text:style-name="P3"><text:span text:style-name="T1"><text:s/></text:span><text:span text:style-name="T1">7 <text:s/>2 </text:span><text:span text:style-name="T2"></text:span><text:span text:style-name="T1"> 9 <text:s/>4</text:span><text:span text:style-name="T56"> </text:span><text:span text:style-name="T57"></text:span><text:span text:style-name="T56"> <text:s/>2 <text:s/>4 <text:s/>7 <text:s/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83" draw:id="id83" draw:layer="layout" svg:width="7.117cm" svg:height="1.186cm" svg:x="15.677cm" svg:y="10.05cm">
          <text:list text:style-name="L8">
            <text:list-header>
              <text:p text:style-name="P3"><text:span text:style-name="T56">3 <text:s/>8 <text:s/>6 <text:s/>1 <text:s/></text:span><text:span text:style-name="T57"></text:span><text:span text:style-name="T56"> <text:s/>1 <text:s/>3 <text:s/>8 <text:s/>6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5" draw:id="id75" draw:layer="layout" svg:width="3.854cm" svg:height="1.187cm" svg:x="2.064cm" svg:y="12.898cm">
          <text:list text:style-name="L2">
            <text:list-header>
              <text:p text:style-name="P3"><text:span text:style-name="T1">7 </text:span><text:span text:style-name="T2"></text:span><text:span text:style-name="T1"> 2</text:span><text:span text:style-name="T56"> </text:span><text:span text:style-name="T57"></text:span><text:span text:style-name="T56"> 2 <text:s/>7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77" draw:id="id77" draw:layer="layout" svg:width="4.154cm" svg:height="1.187cm" svg:x="7.845cm" svg:y="12.898cm">
          <text:list text:style-name="L8">
            <text:list-header>
              <text:p text:style-name="P3"><text:span text:style-name="T56">9 <text:s/>4 <text:s/></text:span><text:span text:style-name="T57"></text:span><text:span text:style-name="T56"> <text:s/>4 <text:s/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82" draw:id="id82" draw:layer="layout" svg:width="3.855cm" svg:height="1.187cm" svg:x="14.34cm" svg:y="12.898cm">
          <text:list text:style-name="L8">
            <text:list-header>
              <text:p text:style-name="P3"><text:span text:style-name="T56">3 <text:s/>8 <text:s/></text:span><text:span text:style-name="T57"></text:span><text:span text:style-name="T56"> <text:s/>3 <text:s/>8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84" draw:id="id84" draw:layer="layout" svg:width="4.154cm" svg:height="1.187cm" svg:x="20.122cm" svg:y="12.898cm">
          <text:list text:style-name="L8">
            <text:list-header>
              <text:p text:style-name="P3"><text:span text:style-name="T56">6 <text:s/>1 <text:s/></text:span><text:span text:style-name="T57"></text:span><text:span text:style-name="T56"> <text:s/>1 <text:s/>6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78" draw:id="id78" draw:layer="layout" svg:width="2.002cm" svg:height="1.186cm" svg:x="1.693cm" svg:y="15.747cm">
          <text:list text:style-name="L2">
            <text:list-header>
              <text:p text:style-name="P3"><text:span text:style-name="T1">7</text:span><text:span text:style-name="T58"> </text:span><text:span text:style-name="T3"></text:span><text:span text:style-name="T58"> </text:span><text:span text:style-name="T4">7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80" draw:id="id80" draw:layer="layout" svg:width="2.329cm" svg:height="1.186cm" svg:x="4.233cm" svg:y="15.747cm">
          <text:list text:style-name="L2">
            <text:list-header>
              <text:p text:style-name="P3"><text:span text:style-name="T1">2</text:span><text:span text:style-name="T58"> </text:span><text:span text:style-name="T3"></text:span><text:span text:style-name="T58"> </text:span><text:span text:style-name="T4">2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79" draw:id="id79" draw:layer="layout" svg:width="1.962cm" svg:height="1.186cm" svg:x="7.607cm" svg:y="15.747cm">
          <text:list text:style-name="L9">
            <text:list-header>
              <text:p text:style-name="P3"><text:span text:style-name="T58">9 </text:span><text:span text:style-name="T59"></text:span><text:span text:style-name="T58"> 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81" draw:id="id81" draw:layer="layout" svg:width="1.91cm" svg:height="1.186cm" svg:x="10.367cm" svg:y="15.747cm">
          <text:list text:style-name="L9">
            <text:list-header>
              <text:p text:style-name="P3"><text:span text:style-name="T58">4 </text:span><text:span text:style-name="T59"></text:span><text:span text:style-name="T58"> 4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85" draw:id="id85" draw:layer="layout" svg:width="2.002cm" svg:height="1.186cm" svg:x="13.97cm" svg:y="15.747cm">
          <text:list text:style-name="L9">
            <text:list-header>
              <text:p text:style-name="P3"><text:span text:style-name="T58">3 </text:span><text:span text:style-name="T59"></text:span><text:span text:style-name="T58"> 3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87" draw:id="id87" draw:layer="layout" svg:width="1.927cm" svg:height="1.186cm" svg:x="16.713cm" svg:y="15.747cm">
          <text:list text:style-name="L9">
            <text:list-header>
              <text:p text:style-name="P3"><text:span text:style-name="T58">8 </text:span><text:span text:style-name="T59"></text:span><text:span text:style-name="T58"> 8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86" draw:id="id86" draw:layer="layout" svg:width="1.963cm" svg:height="1.186cm" svg:x="19.883cm" svg:y="15.747cm">
          <text:list text:style-name="L9">
            <text:list-header>
              <text:p text:style-name="P3"><text:span text:style-name="T58">6 </text:span><text:span text:style-name="T59"></text:span><text:span text:style-name="T58"> 6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88" draw:id="id88" draw:layer="layout" svg:width="1.909cm" svg:height="1.186cm" svg:x="22.644cm" svg:y="15.747cm">
          <text:list text:style-name="L9">
            <text:list-header>
              <text:p text:style-name="P3"><text:span text:style-name="T58">1 </text:span><text:span text:style-name="T59"></text:span><text:span text:style-name="T58"> 1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6.267cm" svg:y1="12.872cm" svg:x2="19.236cm" svg:y2="11.261cm" draw:start-shape="id82" draw:start-glue-point="0" draw:end-shape="id83" draw:end-glue-point="2" svg:d="M16267 12872l2969-1611" svg:viewBox="0 0 2970 1612">
          <text:p/>
        </draw:connector>
        <draw:connector draw:style-name="gr3" draw:text-style-name="P4" draw:layer="layout" draw:type="line" svg:x1="22.199cm" svg:y1="12.872cm" svg:x2="19.235cm" svg:y2="11.261cm" draw:start-shape="id84" draw:start-glue-point="0" draw:end-shape="id83" draw:end-glue-point="2" svg:d="M22199 12872l-2964-1611" svg:viewBox="0 0 2965 1612">
          <text:p/>
        </draw:connector>
        <draw:connector draw:style-name="gr3" draw:text-style-name="P4" draw:layer="layout" draw:type="line" svg:x1="14.971cm" svg:y1="15.721cm" svg:x2="16.268cm" svg:y2="14.11cm" draw:start-shape="id85" draw:start-glue-point="0" draw:end-shape="id82" draw:end-glue-point="2" svg:d="M14971 15721l1297-1611" svg:viewBox="0 0 1298 1612">
          <text:p/>
        </draw:connector>
        <draw:connector draw:style-name="gr3" draw:text-style-name="P4" draw:layer="layout" draw:type="line" svg:x1="20.867cm" svg:y1="15.721cm" svg:x2="22.199cm" svg:y2="14.11cm" draw:start-shape="id86" draw:start-glue-point="0" draw:end-shape="id84" draw:end-glue-point="2" svg:d="M20867 15721l1332-1611" svg:viewBox="0 0 1333 1612">
          <text:p/>
        </draw:connector>
        <draw:connector draw:style-name="gr3" draw:text-style-name="P4" draw:layer="layout" draw:type="line" svg:x1="16.267cm" svg:y1="14.111cm" svg:x2="17.679cm" svg:y2="15.722cm" draw:start-shape="id82" draw:start-glue-point="2" draw:end-shape="id87" draw:end-glue-point="0" svg:d="M16267 14111l1412 1611" svg:viewBox="0 0 1413 1612">
          <text:p/>
        </draw:connector>
        <draw:connector draw:style-name="gr3" draw:text-style-name="P4" draw:layer="layout" draw:type="line" svg:x1="22.199cm" svg:y1="14.111cm" svg:x2="23.602cm" svg:y2="15.722cm" draw:start-shape="id84" draw:start-glue-point="2" draw:end-shape="id88" draw:end-glue-point="0" svg:d="M22199 14111l1403 1611" svg:viewBox="0 0 1404 1612">
          <text:p/>
        </draw:connector>
        <draw:custom-shape draw:style-name="gr1" draw:text-style-name="P2" xml:id="id89" draw:id="id89" draw:layer="layout" svg:width="13.547cm" svg:height="1.195cm" svg:x="6.35cm" svg:y="7.197cm">
          <text:list text:style-name="L2">
            <text:list-header>
              <text:p text:style-name="P3"><text:span text:style-name="T1">7 <text:s/>2 <text:s/>9 <text:s/>4 </text:span><text:span text:style-name="T2"></text:span><text:span text:style-name="T1"> 3 <text:s/>8 <text:s/>6 <text:s/>1</text:span><text:span text:style-name="T56"> <text:s/></text:span><text:span text:style-name="T57"></text:span><text:span text:style-name="T1"> <text:s/></text:span><text:span text:style-name="T56">1 <text:s/>2 <text:s/>3 <text:s/>4 <text:s/>6 <text:s/>7 <text:s/>8 <text:s/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6.959cm" svg:y1="10.022cm" svg:x2="13.123cm" svg:y2="8.417cm" draw:start-shape="id76" draw:start-glue-point="0" draw:end-shape="id89" draw:end-glue-point="2" svg:d="M6959 10022l6164-1605" svg:viewBox="0 0 6165 1606">
          <text:p/>
        </draw:connector>
        <draw:connector draw:style-name="gr3" draw:text-style-name="P4" draw:layer="layout" draw:type="line" svg:x1="19.235cm" svg:y1="10.022cm" svg:x2="13.123cm" svg:y2="8.417cm" draw:start-shape="id83" draw:start-glue-point="0" draw:end-shape="id89" draw:end-glue-point="2" svg:d="M19235 10022l-6112-1605" svg:viewBox="0 0 6113 1606">
          <text:p/>
        </draw:connector>
        <draw:line draw:style-name="gr9" draw:text-style-name="P4" draw:layer="layout" svg:x1="4.868cm" svg:y1="14.393cm" svg:x2="5.927cm" svg:y2="15.452cm">
          <text:p/>
        </draw:line>
        <presentation:notes draw:style-name="dp3">
          <draw:page-thumbnail draw:style-name="gr4" draw:layer="layout" svg:width="13.331cm" svg:height="9.997cm" svg:x="3.496cm" svg:y="2.005cm" draw:page-number="11" presentation:class="page"/>
          <draw:frame presentation:style-name="pr5" draw:layer="layout" svg:width="14.904cm" svg:height="11.996cm" svg:x="2.708cm" svg:y="12.668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3" draw:text-style-name="P2" draw:layer="layout" svg:width="21.59cm" svg:height="3.175cm" svg:x="1.693cm" svg:y="0.846cm" presentation:class="title" presentation:user-transformed="true">
          <draw:text-box>
            <text:list text:style-name="L1">
              <text:list-header>
                <text:p text:style-name="P1">Execution Example (cont.)</text:p>
              </text:list-header>
            </text:list>
          </draw:text-box>
        </draw:frame>
        <draw:frame presentation:style-name="pr12" draw:text-style-name="P2" draw:layer="layout" svg:width="21.59cm" svg:height="2.116cm" svg:x="2.328cm" svg:y="4.657cm" presentation:class="outline" presentation:user-transformed="true">
          <draw:text-box>
            <text:list text:style-name="L3">
              <text:list-item>
                <text:p text:style-name="P18">Merge</text:p>
              </text:list-item>
            </text:list>
          </draw:text-box>
          <svg:desc>Rectangle: Click to edit Master text styles
Second level
Third level
Fourth level
Fifth level</svg:desc>
        </draw:frame>
        <draw:connector draw:style-name="gr3" draw:text-style-name="P4" draw:layer="layout" draw:type="line" svg:x1="4.021cm" svg:y1="12.846cm" svg:x2="6.958cm" svg:y2="11.262cm" draw:start-shape="id90" draw:start-glue-point="0" draw:end-shape="id91" draw:end-glue-point="2" svg:d="M4021 12846l2937-1584" svg:viewBox="0 0 2938 1585">
          <text:p/>
        </draw:connector>
        <draw:connector draw:style-name="gr3" draw:text-style-name="P4" draw:layer="layout" draw:type="line" svg:x1="9.921cm" svg:y1="12.872cm" svg:x2="6.958cm" svg:y2="11.261cm" draw:start-shape="id92" draw:start-glue-point="0" draw:end-shape="id91" draw:end-glue-point="2" svg:d="M9921 12872l-2963-1611" svg:viewBox="0 0 2964 1612">
          <text:p/>
        </draw:connector>
        <draw:connector draw:style-name="gr3" draw:text-style-name="P4" draw:layer="layout" draw:type="line" svg:x1="2.694cm" svg:y1="15.72cm" svg:x2="4.023cm" svg:y2="14.136cm" draw:start-shape="id93" draw:start-glue-point="0" draw:end-shape="id90" draw:end-glue-point="2" svg:d="M2694 15720l1329-1584" svg:viewBox="0 0 1330 1585">
          <text:p/>
        </draw:connector>
        <draw:connector draw:style-name="gr3" draw:text-style-name="P4" draw:layer="layout" draw:type="line" svg:x1="8.59cm" svg:y1="15.721cm" svg:x2="9.922cm" svg:y2="14.11cm" draw:start-shape="id94" draw:start-glue-point="0" draw:end-shape="id92" draw:end-glue-point="2" svg:d="M8590 15721l1332-1611" svg:viewBox="0 0 1333 1612">
          <text:p/>
        </draw:connector>
        <draw:connector draw:style-name="gr3" draw:text-style-name="P4" draw:layer="layout" draw:type="line" svg:x1="4.022cm" svg:y1="14.137cm" svg:x2="5.399cm" svg:y2="15.721cm" draw:start-shape="id90" draw:start-glue-point="2" draw:end-shape="id95" draw:end-glue-point="0" svg:d="M4022 14137l1377 1584" svg:viewBox="0 0 1378 1585">
          <text:p/>
        </draw:connector>
        <draw:connector draw:style-name="gr3" draw:text-style-name="P4" draw:layer="layout" draw:type="line" svg:x1="9.922cm" svg:y1="14.111cm" svg:x2="11.325cm" svg:y2="15.722cm" draw:start-shape="id92" draw:start-glue-point="2" draw:end-shape="id96" draw:end-glue-point="0" svg:d="M9922 14111l1403 1611" svg:viewBox="0 0 1404 1612">
          <text:p/>
        </draw:connector>
        <draw:custom-shape draw:style-name="gr1" draw:text-style-name="P2" xml:id="id91" draw:id="id91" draw:layer="layout" svg:width="7.117cm" svg:height="1.186cm" svg:x="3.4cm" svg:y="10.05cm">
          <text:list text:style-name="L2">
            <text:list-header>
              <text:p text:style-name="P3"><text:span text:style-name="T1"><text:s/></text:span><text:span text:style-name="T1">7 <text:s/>2 </text:span><text:span text:style-name="T2"></text:span><text:span text:style-name="T1"> 9 <text:s/>4</text:span><text:span text:style-name="T56"> </text:span><text:span text:style-name="T57"></text:span><text:span text:style-name="T56"> <text:s/>2 <text:s/>4 <text:s/>7 <text:s/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98" draw:id="id98" draw:layer="layout" svg:width="7.117cm" svg:height="1.186cm" svg:x="15.677cm" svg:y="10.05cm">
          <text:list text:style-name="L8">
            <text:list-header>
              <text:p text:style-name="P3"><text:span text:style-name="T56">3 <text:s/>8 <text:s/>6 <text:s/>1 <text:s/></text:span><text:span text:style-name="T57"></text:span><text:span text:style-name="T56"> <text:s/>1 <text:s/>3 <text:s/>8 <text:s/>6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90" draw:id="id90" draw:layer="layout" svg:width="4.233cm" svg:height="1.187cm" svg:x="1.905cm" svg:y="12.898cm">
          <text:list text:style-name="L2">
            <text:list-header>
              <text:p text:style-name="P3"><text:span text:style-name="T1">7 </text:span><text:span text:style-name="T2"></text:span><text:span text:style-name="T1"> 2</text:span><text:span text:style-name="T56"> </text:span><text:span text:style-name="T3"></text:span><text:span text:style-name="T56"> </text:span><text:span text:style-name="T4">2 <text:s/>7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92" draw:id="id92" draw:layer="layout" svg:width="4.154cm" svg:height="1.187cm" svg:x="7.845cm" svg:y="12.898cm">
          <text:list text:style-name="L8">
            <text:list-header>
              <text:p text:style-name="P3"><text:span text:style-name="T56">9 <text:s/>4 <text:s/></text:span><text:span text:style-name="T57"></text:span><text:span text:style-name="T56"> <text:s/>4 <text:s/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97" draw:id="id97" draw:layer="layout" svg:width="3.855cm" svg:height="1.187cm" svg:x="14.34cm" svg:y="12.898cm">
          <text:list text:style-name="L8">
            <text:list-header>
              <text:p text:style-name="P3"><text:span text:style-name="T56">3 <text:s/>8 <text:s/></text:span><text:span text:style-name="T57"></text:span><text:span text:style-name="T56"> <text:s/>3 <text:s/>8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99" draw:id="id99" draw:layer="layout" svg:width="4.154cm" svg:height="1.187cm" svg:x="20.122cm" svg:y="12.898cm">
          <text:list text:style-name="L8">
            <text:list-header>
              <text:p text:style-name="P3"><text:span text:style-name="T56">6 <text:s/>1 <text:s/></text:span><text:span text:style-name="T57"></text:span><text:span text:style-name="T56"> <text:s/>1 <text:s/>6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93" draw:id="id93" draw:layer="layout" svg:width="2.002cm" svg:height="1.186cm" svg:x="1.693cm" svg:y="15.747cm">
          <text:list text:style-name="L2">
            <text:list-header>
              <text:p text:style-name="P3"><text:span text:style-name="T1">7</text:span><text:span text:style-name="T58"> </text:span><text:span text:style-name="T3"></text:span><text:span text:style-name="T58"> </text:span><text:span text:style-name="T4">7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95" draw:id="id95" draw:layer="layout" svg:width="2.329cm" svg:height="1.186cm" svg:x="4.233cm" svg:y="15.747cm">
          <text:list text:style-name="L2">
            <text:list-header>
              <text:p text:style-name="P3"><text:span text:style-name="T1">2</text:span><text:span text:style-name="T58"> </text:span><text:span text:style-name="T3"></text:span><text:span text:style-name="T58"> </text:span><text:span text:style-name="T4">2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94" draw:id="id94" draw:layer="layout" svg:width="1.962cm" svg:height="1.186cm" svg:x="7.607cm" svg:y="15.747cm">
          <text:list text:style-name="L9">
            <text:list-header>
              <text:p text:style-name="P3"><text:span text:style-name="T58">9 </text:span><text:span text:style-name="T59"></text:span><text:span text:style-name="T58"> 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96" draw:id="id96" draw:layer="layout" svg:width="1.91cm" svg:height="1.186cm" svg:x="10.367cm" svg:y="15.747cm">
          <text:list text:style-name="L9">
            <text:list-header>
              <text:p text:style-name="P3"><text:span text:style-name="T58">4 </text:span><text:span text:style-name="T59"></text:span><text:span text:style-name="T58"> 4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00" draw:id="id100" draw:layer="layout" svg:width="2.002cm" svg:height="1.186cm" svg:x="13.97cm" svg:y="15.747cm">
          <text:list text:style-name="L9">
            <text:list-header>
              <text:p text:style-name="P3"><text:span text:style-name="T58">3 </text:span><text:span text:style-name="T59"></text:span><text:span text:style-name="T58"> 3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02" draw:id="id102" draw:layer="layout" svg:width="1.927cm" svg:height="1.186cm" svg:x="16.713cm" svg:y="15.747cm">
          <text:list text:style-name="L9">
            <text:list-header>
              <text:p text:style-name="P3"><text:span text:style-name="T58">8 </text:span><text:span text:style-name="T59"></text:span><text:span text:style-name="T58"> 8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01" draw:id="id101" draw:layer="layout" svg:width="1.963cm" svg:height="1.186cm" svg:x="19.883cm" svg:y="15.747cm">
          <text:list text:style-name="L9">
            <text:list-header>
              <text:p text:style-name="P3"><text:span text:style-name="T58">6 </text:span><text:span text:style-name="T59"></text:span><text:span text:style-name="T58"> 6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03" draw:id="id103" draw:layer="layout" svg:width="1.909cm" svg:height="1.186cm" svg:x="22.644cm" svg:y="15.747cm">
          <text:list text:style-name="L9">
            <text:list-header>
              <text:p text:style-name="P3"><text:span text:style-name="T58">1 </text:span><text:span text:style-name="T59"></text:span><text:span text:style-name="T58"> 1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6.267cm" svg:y1="12.872cm" svg:x2="19.236cm" svg:y2="11.261cm" draw:start-shape="id97" draw:start-glue-point="0" draw:end-shape="id98" draw:end-glue-point="2" svg:d="M16267 12872l2969-1611" svg:viewBox="0 0 2970 1612">
          <text:p/>
        </draw:connector>
        <draw:connector draw:style-name="gr3" draw:text-style-name="P4" draw:layer="layout" draw:type="line" svg:x1="22.199cm" svg:y1="12.872cm" svg:x2="19.235cm" svg:y2="11.261cm" draw:start-shape="id99" draw:start-glue-point="0" draw:end-shape="id98" draw:end-glue-point="2" svg:d="M22199 12872l-2964-1611" svg:viewBox="0 0 2965 1612">
          <text:p/>
        </draw:connector>
        <draw:connector draw:style-name="gr3" draw:text-style-name="P4" draw:layer="layout" draw:type="line" svg:x1="14.971cm" svg:y1="15.721cm" svg:x2="16.268cm" svg:y2="14.11cm" draw:start-shape="id100" draw:start-glue-point="0" draw:end-shape="id97" draw:end-glue-point="2" svg:d="M14971 15721l1297-1611" svg:viewBox="0 0 1298 1612">
          <text:p/>
        </draw:connector>
        <draw:connector draw:style-name="gr3" draw:text-style-name="P4" draw:layer="layout" draw:type="line" svg:x1="20.867cm" svg:y1="15.721cm" svg:x2="22.199cm" svg:y2="14.11cm" draw:start-shape="id101" draw:start-glue-point="0" draw:end-shape="id99" draw:end-glue-point="2" svg:d="M20867 15721l1332-1611" svg:viewBox="0 0 1333 1612">
          <text:p/>
        </draw:connector>
        <draw:connector draw:style-name="gr3" draw:text-style-name="P4" draw:layer="layout" draw:type="line" svg:x1="16.267cm" svg:y1="14.111cm" svg:x2="17.679cm" svg:y2="15.722cm" draw:start-shape="id97" draw:start-glue-point="2" draw:end-shape="id102" draw:end-glue-point="0" svg:d="M16267 14111l1412 1611" svg:viewBox="0 0 1413 1612">
          <text:p/>
        </draw:connector>
        <draw:connector draw:style-name="gr3" draw:text-style-name="P4" draw:layer="layout" draw:type="line" svg:x1="22.199cm" svg:y1="14.111cm" svg:x2="23.602cm" svg:y2="15.722cm" draw:start-shape="id99" draw:start-glue-point="2" draw:end-shape="id103" draw:end-glue-point="0" svg:d="M22199 14111l1403 1611" svg:viewBox="0 0 1404 1612">
          <text:p/>
        </draw:connector>
        <draw:custom-shape draw:style-name="gr1" draw:text-style-name="P2" xml:id="id104" draw:id="id104" draw:layer="layout" svg:width="13.547cm" svg:height="1.195cm" svg:x="6.35cm" svg:y="7.197cm">
          <text:list text:style-name="L2">
            <text:list-header>
              <text:p text:style-name="P3"><text:span text:style-name="T1">7 <text:s/>2 <text:s/>9 <text:s/>4 </text:span><text:span text:style-name="T2"></text:span><text:span text:style-name="T1"> 3 <text:s/>8 <text:s/>6 <text:s/>1</text:span><text:span text:style-name="T56"> <text:s/></text:span><text:span text:style-name="T57"></text:span><text:span text:style-name="T1"> <text:s/></text:span><text:span text:style-name="T56">1 <text:s/>2 <text:s/>3 <text:s/>4 <text:s/>6 <text:s/>7 <text:s/>8 <text:s/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6.959cm" svg:y1="10.022cm" svg:x2="13.123cm" svg:y2="8.417cm" draw:start-shape="id91" draw:start-glue-point="0" draw:end-shape="id104" draw:end-glue-point="2" svg:d="M6959 10022l6164-1605" svg:viewBox="0 0 6165 1606">
          <text:p/>
        </draw:connector>
        <draw:connector draw:style-name="gr3" draw:text-style-name="P4" draw:layer="layout" draw:type="line" svg:x1="19.235cm" svg:y1="10.022cm" svg:x2="13.123cm" svg:y2="8.417cm" draw:start-shape="id98" draw:start-glue-point="0" draw:end-shape="id104" draw:end-glue-point="2" svg:d="M19235 10022l-6112-1605" svg:viewBox="0 0 6113 1606">
          <text:p/>
        </draw:connector>
        <draw:line draw:style-name="gr13" draw:text-style-name="P4" draw:layer="layout" svg:x1="3.175cm" svg:y1="14.393cm" svg:x2="2.117cm" svg:y2="15.452cm">
          <text:p/>
        </draw:line>
        <draw:line draw:style-name="gr13" draw:text-style-name="P4" draw:layer="layout" svg:x1="4.868cm" svg:y1="14.393cm" svg:x2="5.927cm" svg:y2="15.452cm">
          <text:p/>
        </draw:line>
        <presentation:notes draw:style-name="dp3">
          <draw:page-thumbnail draw:style-name="gr4" draw:layer="layout" svg:width="13.331cm" svg:height="9.997cm" svg:x="3.496cm" svg:y="2.005cm" draw:page-number="12" presentation:class="page"/>
          <draw:frame presentation:style-name="pr5" draw:layer="layout" svg:width="14.904cm" svg:height="11.996cm" svg:x="2.708cm" svg:y="12.668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3" draw:text-style-name="P2" draw:layer="layout" svg:width="21.59cm" svg:height="3.175cm" svg:x="1.693cm" svg:y="0.846cm" presentation:class="title" presentation:user-transformed="true">
          <draw:text-box>
            <text:list text:style-name="L1">
              <text:list-header>
                <text:p text:style-name="P1">Execution Example (cont.)</text:p>
              </text:list-header>
            </text:list>
          </draw:text-box>
        </draw:frame>
        <draw:frame presentation:style-name="pr11" draw:text-style-name="P2" draw:layer="layout" svg:width="21.59cm" svg:height="1.905cm" svg:x="2.328cm" svg:y="4.656cm" presentation:class="outline" presentation:user-transformed="true">
          <draw:text-box>
            <text:list text:style-name="L3">
              <text:list-item>
                <text:p text:style-name="P18">Recursive call, …, base case, merge</text:p>
              </text:list-item>
            </text:list>
          </draw:text-box>
          <svg:desc>Rectangle: Click to edit Master text styles
Second level
Third level
Fourth level
Fifth level</svg:desc>
        </draw:frame>
        <draw:connector draw:style-name="gr3" draw:text-style-name="P4" draw:layer="layout" draw:type="line" svg:x1="4.021cm" svg:y1="12.872cm" svg:x2="6.958cm" svg:y2="11.261cm" draw:start-shape="id105" draw:start-glue-point="0" draw:end-shape="id106" draw:end-glue-point="2" svg:d="M4021 12872l2937-1611" svg:viewBox="0 0 2938 1612">
          <text:p/>
        </draw:connector>
        <draw:connector draw:style-name="gr3" draw:text-style-name="P4" draw:layer="layout" draw:type="line" svg:x1="9.921cm" svg:y1="12.846cm" svg:x2="6.958cm" svg:y2="11.262cm" draw:start-shape="id107" draw:start-glue-point="0" draw:end-shape="id106" draw:end-glue-point="2" svg:d="M9921 12846l-2963-1584" svg:viewBox="0 0 2964 1585">
          <text:p/>
        </draw:connector>
        <draw:connector draw:style-name="gr3" draw:text-style-name="P4" draw:layer="layout" draw:type="line" svg:x1="2.694cm" svg:y1="15.721cm" svg:x2="4.023cm" svg:y2="14.11cm" draw:start-shape="id108" draw:start-glue-point="0" draw:end-shape="id105" draw:end-glue-point="2" svg:d="M2694 15721l1329-1611" svg:viewBox="0 0 1330 1612">
          <text:p/>
        </draw:connector>
        <draw:connector draw:style-name="gr3" draw:text-style-name="P4" draw:layer="layout" draw:type="line" svg:x1="8.59cm" svg:y1="15.72cm" svg:x2="9.922cm" svg:y2="14.136cm" draw:end-shape="id107" draw:end-glue-point="2" svg:d="M8590 15720l1332-1584" svg:viewBox="0 0 1333 1585">
          <text:p/>
        </draw:connector>
        <draw:connector draw:style-name="gr3" draw:text-style-name="P4" draw:layer="layout" draw:type="line" svg:x1="4.022cm" svg:y1="14.111cm" svg:x2="5.399cm" svg:y2="15.722cm" draw:start-shape="id105" draw:start-glue-point="2" draw:end-shape="id109" draw:end-glue-point="0" svg:d="M4022 14111l1377 1611" svg:viewBox="0 0 1378 1612">
          <text:p/>
        </draw:connector>
        <draw:connector draw:style-name="gr3" draw:text-style-name="P4" draw:layer="layout" draw:type="line" svg:x1="9.922cm" svg:y1="14.137cm" svg:x2="11.325cm" svg:y2="15.721cm" draw:start-shape="id107" draw:start-glue-point="2" svg:d="M9922 14137l1403 1584" svg:viewBox="0 0 1404 1585">
          <text:p/>
        </draw:connector>
        <draw:custom-shape draw:style-name="gr1" draw:text-style-name="P2" xml:id="id106" draw:id="id106" draw:layer="layout" svg:width="7.117cm" svg:height="1.186cm" svg:x="3.4cm" svg:y="10.05cm">
          <text:list text:style-name="L2">
            <text:list-header>
              <text:p text:style-name="P3"><text:span text:style-name="T1"><text:s/></text:span><text:span text:style-name="T1">7 <text:s/>2 </text:span><text:span text:style-name="T2"></text:span><text:span text:style-name="T1"> 9 <text:s/>4</text:span><text:span text:style-name="T56"> </text:span><text:span text:style-name="T57"></text:span><text:span text:style-name="T56"> <text:s/>2 <text:s/>4 <text:s/>7 <text:s/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11" draw:id="id111" draw:layer="layout" svg:width="7.117cm" svg:height="1.186cm" svg:x="15.677cm" svg:y="10.05cm">
          <text:list text:style-name="L8">
            <text:list-header>
              <text:p text:style-name="P3"><text:span text:style-name="T56">3 <text:s/>8 <text:s/>6 <text:s/>1 <text:s/></text:span><text:span text:style-name="T57"></text:span><text:span text:style-name="T56"> <text:s/>1 <text:s/>3 <text:s/>8 <text:s/>6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05" draw:id="id105" draw:layer="layout" svg:width="4.233cm" svg:height="1.187cm" svg:x="1.905cm" svg:y="12.898cm">
          <text:list text:style-name="L2">
            <text:list-header>
              <text:p text:style-name="P3"><text:span text:style-name="T1">7 </text:span><text:span text:style-name="T2"></text:span><text:span text:style-name="T1"> 2</text:span><text:span text:style-name="T56"> </text:span><text:span text:style-name="T3"></text:span><text:span text:style-name="T56"> </text:span><text:span text:style-name="T4">2 <text:s/>7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07" draw:id="id107" draw:layer="layout" svg:width="4.154cm" svg:height="1.187cm" svg:x="7.845cm" svg:y="12.898cm">
          <text:list text:style-name="L2">
            <text:list-header>
              <text:p text:style-name="P3"><text:span text:style-name="T1">9 <text:s/>4 </text:span><text:span text:style-name="T56"><text:s/></text:span><text:span text:style-name="T3"></text:span><text:span text:style-name="T4"> <text:s/>4 <text:s/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10" draw:id="id110" draw:layer="layout" svg:width="3.855cm" svg:height="1.187cm" svg:x="14.34cm" svg:y="12.898cm">
          <text:list text:style-name="L8">
            <text:list-header>
              <text:p text:style-name="P3"><text:span text:style-name="T56">3 <text:s/>8 <text:s/></text:span><text:span text:style-name="T57"></text:span><text:span text:style-name="T56"> <text:s/>3 <text:s/>8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12" draw:id="id112" draw:layer="layout" svg:width="4.154cm" svg:height="1.187cm" svg:x="20.122cm" svg:y="12.898cm">
          <text:list text:style-name="L8">
            <text:list-header>
              <text:p text:style-name="P3"><text:span text:style-name="T56">6 <text:s/>1 <text:s/></text:span><text:span text:style-name="T57"></text:span><text:span text:style-name="T56"> <text:s/>1 <text:s/>6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08" draw:id="id108" draw:layer="layout" svg:width="2.002cm" svg:height="1.186cm" svg:x="1.693cm" svg:y="15.747cm">
          <text:list text:style-name="L2">
            <text:list-header>
              <text:p text:style-name="P3"><text:span text:style-name="T1">7</text:span><text:span text:style-name="T58"> </text:span><text:span text:style-name="T3"></text:span><text:span text:style-name="T58"> </text:span><text:span text:style-name="T4">7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09" draw:id="id109" draw:layer="layout" svg:width="2.329cm" svg:height="1.186cm" svg:x="4.233cm" svg:y="15.747cm">
          <text:list text:style-name="L2">
            <text:list-header>
              <text:p text:style-name="P3"><text:span text:style-name="T1">2</text:span><text:span text:style-name="T58"> </text:span><text:span text:style-name="T3"></text:span><text:span text:style-name="T58"> </text:span><text:span text:style-name="T4">2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13" draw:id="id113" draw:layer="layout" svg:width="2.002cm" svg:height="1.186cm" svg:x="13.97cm" svg:y="15.747cm">
          <text:list text:style-name="L9">
            <text:list-header>
              <text:p text:style-name="P3"><text:span text:style-name="T58">3 </text:span><text:span text:style-name="T59"></text:span><text:span text:style-name="T58"> 3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15" draw:id="id115" draw:layer="layout" svg:width="1.927cm" svg:height="1.186cm" svg:x="16.713cm" svg:y="15.747cm">
          <text:list text:style-name="L9">
            <text:list-header>
              <text:p text:style-name="P3"><text:span text:style-name="T58">8 </text:span><text:span text:style-name="T59"></text:span><text:span text:style-name="T58"> 8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14" draw:id="id114" draw:layer="layout" svg:width="1.963cm" svg:height="1.186cm" svg:x="19.883cm" svg:y="15.747cm">
          <text:list text:style-name="L9">
            <text:list-header>
              <text:p text:style-name="P3"><text:span text:style-name="T58">6 </text:span><text:span text:style-name="T59"></text:span><text:span text:style-name="T58"> 6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16" draw:id="id116" draw:layer="layout" svg:width="1.909cm" svg:height="1.186cm" svg:x="22.644cm" svg:y="15.747cm">
          <text:list text:style-name="L9">
            <text:list-header>
              <text:p text:style-name="P3"><text:span text:style-name="T58">1 </text:span><text:span text:style-name="T59"></text:span><text:span text:style-name="T58"> 1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6.267cm" svg:y1="12.872cm" svg:x2="19.236cm" svg:y2="11.261cm" draw:start-shape="id110" draw:start-glue-point="0" draw:end-shape="id111" draw:end-glue-point="2" svg:d="M16267 12872l2969-1611" svg:viewBox="0 0 2970 1612">
          <text:p/>
        </draw:connector>
        <draw:connector draw:style-name="gr3" draw:text-style-name="P4" draw:layer="layout" draw:type="line" svg:x1="22.199cm" svg:y1="12.872cm" svg:x2="19.235cm" svg:y2="11.261cm" draw:start-shape="id112" draw:start-glue-point="0" draw:end-shape="id111" draw:end-glue-point="2" svg:d="M22199 12872l-2964-1611" svg:viewBox="0 0 2965 1612">
          <text:p/>
        </draw:connector>
        <draw:connector draw:style-name="gr3" draw:text-style-name="P4" draw:layer="layout" draw:type="line" svg:x1="14.971cm" svg:y1="15.721cm" svg:x2="16.268cm" svg:y2="14.11cm" draw:start-shape="id113" draw:start-glue-point="0" draw:end-shape="id110" draw:end-glue-point="2" svg:d="M14971 15721l1297-1611" svg:viewBox="0 0 1298 1612">
          <text:p/>
        </draw:connector>
        <draw:connector draw:style-name="gr3" draw:text-style-name="P4" draw:layer="layout" draw:type="line" svg:x1="20.867cm" svg:y1="15.721cm" svg:x2="22.199cm" svg:y2="14.11cm" draw:start-shape="id114" draw:start-glue-point="0" draw:end-shape="id112" draw:end-glue-point="2" svg:d="M20867 15721l1332-1611" svg:viewBox="0 0 1333 1612">
          <text:p/>
        </draw:connector>
        <draw:connector draw:style-name="gr3" draw:text-style-name="P4" draw:layer="layout" draw:type="line" svg:x1="16.267cm" svg:y1="14.111cm" svg:x2="17.679cm" svg:y2="15.722cm" draw:start-shape="id110" draw:start-glue-point="2" draw:end-shape="id115" draw:end-glue-point="0" svg:d="M16267 14111l1412 1611" svg:viewBox="0 0 1413 1612">
          <text:p/>
        </draw:connector>
        <draw:connector draw:style-name="gr3" draw:text-style-name="P4" draw:layer="layout" draw:type="line" svg:x1="22.199cm" svg:y1="14.111cm" svg:x2="23.602cm" svg:y2="15.722cm" draw:start-shape="id112" draw:start-glue-point="2" draw:end-shape="id116" draw:end-glue-point="0" svg:d="M22199 14111l1403 1611" svg:viewBox="0 0 1404 1612">
          <text:p/>
        </draw:connector>
        <draw:custom-shape draw:style-name="gr1" draw:text-style-name="P2" xml:id="id117" draw:id="id117" draw:layer="layout" svg:width="13.547cm" svg:height="1.195cm" svg:x="6.35cm" svg:y="7.197cm">
          <text:list text:style-name="L2">
            <text:list-header>
              <text:p text:style-name="P3"><text:span text:style-name="T1">7 <text:s/>2 <text:s/>9 <text:s/>4 </text:span><text:span text:style-name="T2"></text:span><text:span text:style-name="T1"> 3 <text:s/>8 <text:s/>6 <text:s/>1</text:span><text:span text:style-name="T56"> <text:s/></text:span><text:span text:style-name="T57"></text:span><text:span text:style-name="T1"> <text:s/></text:span><text:span text:style-name="T56">1 <text:s/>2 <text:s/>3 <text:s/>4 <text:s/>6 <text:s/>7 <text:s/>8 <text:s/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6.959cm" svg:y1="10.022cm" svg:x2="13.123cm" svg:y2="8.417cm" draw:start-shape="id106" draw:start-glue-point="0" draw:end-shape="id117" draw:end-glue-point="2" svg:d="M6959 10022l6164-1605" svg:viewBox="0 0 6165 1606">
          <text:p/>
        </draw:connector>
        <draw:connector draw:style-name="gr3" draw:text-style-name="P4" draw:layer="layout" draw:type="line" svg:x1="19.235cm" svg:y1="10.022cm" svg:x2="13.123cm" svg:y2="8.417cm" draw:start-shape="id111" draw:start-glue-point="0" draw:end-shape="id117" draw:end-glue-point="2" svg:d="M19235 10022l-6112-1605" svg:viewBox="0 0 6113 1606">
          <text:p/>
        </draw:connector>
        <draw:line draw:style-name="gr13" draw:text-style-name="P4" draw:layer="layout" svg:x1="9.101cm" svg:y1="14.393cm" svg:x2="8.042cm" svg:y2="15.452cm">
          <text:p/>
        </draw:line>
        <draw:line draw:style-name="gr13" draw:text-style-name="P4" draw:layer="layout" svg:x1="10.795cm" svg:y1="14.393cm" svg:x2="11.853cm" svg:y2="15.452cm">
          <text:p/>
        </draw:line>
        <draw:custom-shape draw:style-name="gr11" draw:text-style-name="P2" draw:layer="layout" svg:width="1.962cm" svg:height="1.186cm" svg:x="7.607cm" svg:y="15.747cm">
          <text:list text:style-name="L2">
            <text:list-header>
              <text:p text:style-name="P3"><text:span text:style-name="T1">9 </text:span><text:span text:style-name="T3"></text:span><text:span text:style-name="T58"> </text:span><text:span text:style-name="T4"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91cm" svg:height="1.186cm" svg:x="10.367cm" svg:y="15.747cm">
          <text:list text:style-name="L2">
            <text:list-header>
              <text:p text:style-name="P3"><text:span text:style-name="T1">4</text:span><text:span text:style-name="T58"> </text:span><text:span text:style-name="T3"></text:span><text:span text:style-name="T4"> 4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4" draw:layer="layout" svg:width="13.331cm" svg:height="9.997cm" svg:x="3.496cm" svg:y="2.005cm" draw:page-number="13" presentation:class="page"/>
          <draw:frame presentation:style-name="pr5" draw:layer="layout" svg:width="14.904cm" svg:height="11.996cm" svg:x="2.708cm" svg:y="12.668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3" draw:text-style-name="P2" draw:layer="layout" svg:width="21.59cm" svg:height="3.175cm" svg:x="1.693cm" svg:y="0.846cm" presentation:class="title" presentation:user-transformed="true">
          <draw:text-box>
            <text:list text:style-name="L1">
              <text:list-header>
                <text:p text:style-name="P1">Execution Example (cont.)</text:p>
              </text:list-header>
            </text:list>
          </draw:text-box>
        </draw:frame>
        <draw:frame presentation:style-name="pr11" draw:text-style-name="P2" draw:layer="layout" svg:width="21.59cm" svg:height="1.905cm" svg:x="2.328cm" svg:y="4.656cm" presentation:class="outline" presentation:user-transformed="true">
          <draw:text-box>
            <text:list text:style-name="L3">
              <text:list-item>
                <text:p text:style-name="P18">Merge</text:p>
              </text:list-item>
            </text:list>
          </draw:text-box>
          <svg:desc>Rectangle: Click to edit Master text styles
Second level
Third level
Fourth level
Fifth level</svg:desc>
        </draw:frame>
        <draw:connector draw:style-name="gr3" draw:text-style-name="P4" draw:layer="layout" draw:type="line" svg:x1="3.991cm" svg:y1="12.871cm" svg:x2="6.96cm" svg:y2="11.287cm" draw:start-shape="id118" draw:start-glue-point="0" draw:end-shape="id119" draw:end-glue-point="2" svg:d="M3991 12871l2969-1584" svg:viewBox="0 0 2970 1585">
          <text:p/>
        </draw:connector>
        <draw:connector draw:style-name="gr3" draw:text-style-name="P4" draw:layer="layout" draw:type="line" svg:x1="10.009cm" svg:y1="12.871cm" svg:x2="6.957cm" svg:y2="11.287cm" draw:start-shape="id120" draw:start-glue-point="0" draw:end-shape="id119" draw:end-glue-point="2" svg:d="M10009 12871l-3052-1584" svg:viewBox="0 0 3053 1585">
          <text:p/>
        </draw:connector>
        <draw:connector draw:style-name="gr3" draw:text-style-name="P4" draw:layer="layout" draw:type="line" svg:x1="2.693cm" svg:y1="15.721cm" svg:x2="3.991cm" svg:y2="14.11cm" draw:start-shape="id121" draw:start-glue-point="0" draw:end-shape="id118" draw:end-glue-point="2" svg:d="M2693 15721l1298-1611" svg:viewBox="0 0 1299 1612">
          <text:p/>
        </draw:connector>
        <draw:connector draw:style-name="gr3" draw:text-style-name="P4" draw:layer="layout" draw:type="line" svg:x1="8.59cm" svg:y1="15.721cm" svg:x2="10.01cm" svg:y2="14.11cm" draw:start-shape="id122" draw:start-glue-point="0" draw:end-shape="id120" draw:end-glue-point="2" svg:d="M8590 15721l1420-1611" svg:viewBox="0 0 1421 1612">
          <text:p/>
        </draw:connector>
        <draw:connector draw:style-name="gr3" draw:text-style-name="P4" draw:layer="layout" draw:type="line" svg:x1="3.99cm" svg:y1="14.111cm" svg:x2="5.397cm" svg:y2="15.722cm" draw:start-shape="id118" draw:start-glue-point="2" draw:end-shape="id123" draw:end-glue-point="0" svg:d="M3990 14111l1407 1611" svg:viewBox="0 0 1408 1612">
          <text:p/>
        </draw:connector>
        <draw:connector draw:style-name="gr3" draw:text-style-name="P4" draw:layer="layout" draw:type="line" svg:x1="10.01cm" svg:y1="14.111cm" svg:x2="11.325cm" svg:y2="15.722cm" draw:start-shape="id120" draw:start-glue-point="2" draw:end-shape="id124" draw:end-glue-point="0" svg:d="M10010 14111l1315 1611" svg:viewBox="0 0 1316 1612">
          <text:p/>
        </draw:connector>
        <draw:custom-shape draw:style-name="gr12" draw:text-style-name="P2" xml:id="id119" draw:id="id119" draw:layer="layout" svg:width="7.117cm" svg:height="1.186cm" svg:x="3.4cm" svg:y="10.05cm">
          <text:list text:style-name="L2">
            <text:list-header>
              <text:p text:style-name="P3"><text:span text:style-name="T1"><text:s/></text:span><text:span text:style-name="T1">7 <text:s/>2 </text:span><text:span text:style-name="T2"></text:span><text:span text:style-name="T1"> 9 <text:s/>4</text:span><text:span text:style-name="T56"> </text:span><text:span text:style-name="T3"></text:span><text:span text:style-name="T56"> <text:s/></text:span><text:span text:style-name="T4">2 <text:s/>4 <text:s/>7 <text:s/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26" draw:id="id126" draw:layer="layout" svg:width="7.117cm" svg:height="1.186cm" svg:x="15.677cm" svg:y="10.05cm">
          <text:list text:style-name="L8">
            <text:list-header>
              <text:p text:style-name="P3"><text:span text:style-name="T56">3 <text:s/>8 <text:s/>6 <text:s/>1 <text:s/></text:span><text:span text:style-name="T57"></text:span><text:span text:style-name="T56"> <text:s/>1 <text:s/>3 <text:s/>8 <text:s/>6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18" draw:id="id118" draw:layer="layout" svg:width="3.854cm" svg:height="1.187cm" svg:x="2.064cm" svg:y="12.898cm">
          <text:list text:style-name="L2">
            <text:list-header>
              <text:p text:style-name="P3"><text:span text:style-name="T1">7 </text:span><text:span text:style-name="T2"></text:span><text:span text:style-name="T1"> 2</text:span><text:span text:style-name="T56"> </text:span><text:span text:style-name="T3"></text:span><text:span text:style-name="T56"> </text:span><text:span text:style-name="T4">2 <text:s/>7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20" draw:id="id120" draw:layer="layout" svg:width="4.432cm" svg:height="1.187cm" svg:x="7.792cm" svg:y="12.898cm">
          <text:list text:style-name="L2">
            <text:list-header>
              <text:p text:style-name="P3"><text:span text:style-name="T1">9 <text:s/>4 </text:span><text:span text:style-name="T56"><text:s/></text:span><text:span text:style-name="T3"></text:span><text:span text:style-name="T56"> </text:span><text:span text:style-name="T4"><text:s/>4 <text:s/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25" draw:id="id125" draw:layer="layout" svg:width="3.855cm" svg:height="1.187cm" svg:x="14.34cm" svg:y="12.898cm">
          <text:list text:style-name="L8">
            <text:list-header>
              <text:p text:style-name="P3"><text:span text:style-name="T56">3 <text:s/>8 <text:s/></text:span><text:span text:style-name="T57"></text:span><text:span text:style-name="T56"> <text:s/>3 <text:s/>8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27" draw:id="id127" draw:layer="layout" svg:width="4.154cm" svg:height="1.187cm" svg:x="20.122cm" svg:y="12.898cm">
          <text:list text:style-name="L8">
            <text:list-header>
              <text:p text:style-name="P3"><text:span text:style-name="T56">6 <text:s/>1 <text:s/></text:span><text:span text:style-name="T57"></text:span><text:span text:style-name="T56"> <text:s/>1 <text:s/>6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21" draw:id="id121" draw:layer="layout" svg:width="2.002cm" svg:height="1.186cm" svg:x="1.693cm" svg:y="15.747cm">
          <text:list text:style-name="L2">
            <text:list-header>
              <text:p text:style-name="P3"><text:span text:style-name="T1">7</text:span><text:span text:style-name="T58"> </text:span><text:span text:style-name="T3"></text:span><text:span text:style-name="T58"> </text:span><text:span text:style-name="T4">7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23" draw:id="id123" draw:layer="layout" svg:width="2.329cm" svg:height="1.186cm" svg:x="4.233cm" svg:y="15.747cm">
          <text:list text:style-name="L2">
            <text:list-header>
              <text:p text:style-name="P3"><text:span text:style-name="T1">2</text:span><text:span text:style-name="T58"> </text:span><text:span text:style-name="T3"></text:span><text:span text:style-name="T58"> </text:span><text:span text:style-name="T4">2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22" draw:id="id122" draw:layer="layout" svg:width="1.962cm" svg:height="1.186cm" svg:x="7.607cm" svg:y="15.747cm">
          <text:list text:style-name="L2">
            <text:list-header>
              <text:p text:style-name="P3"><text:span text:style-name="T1">9 </text:span><text:span text:style-name="T3"></text:span><text:span text:style-name="T58"> </text:span><text:span text:style-name="T4"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24" draw:id="id124" draw:layer="layout" svg:width="1.91cm" svg:height="1.186cm" svg:x="10.367cm" svg:y="15.747cm">
          <text:list text:style-name="L2">
            <text:list-header>
              <text:p text:style-name="P3"><text:span text:style-name="T1">4</text:span><text:span text:style-name="T58"> </text:span><text:span text:style-name="T3"></text:span><text:span text:style-name="T4"> 4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28" draw:id="id128" draw:layer="layout" svg:width="2.002cm" svg:height="1.186cm" svg:x="13.97cm" svg:y="15.747cm">
          <text:list text:style-name="L9">
            <text:list-header>
              <text:p text:style-name="P3"><text:span text:style-name="T58">3 </text:span><text:span text:style-name="T59"></text:span><text:span text:style-name="T58"> 3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30" draw:id="id130" draw:layer="layout" svg:width="1.927cm" svg:height="1.186cm" svg:x="16.713cm" svg:y="15.747cm">
          <text:list text:style-name="L9">
            <text:list-header>
              <text:p text:style-name="P3"><text:span text:style-name="T58">8 </text:span><text:span text:style-name="T59"></text:span><text:span text:style-name="T58"> 8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29" draw:id="id129" draw:layer="layout" svg:width="1.963cm" svg:height="1.186cm" svg:x="19.883cm" svg:y="15.747cm">
          <text:list text:style-name="L9">
            <text:list-header>
              <text:p text:style-name="P3"><text:span text:style-name="T58">6 </text:span><text:span text:style-name="T59"></text:span><text:span text:style-name="T58"> 6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31" draw:id="id131" draw:layer="layout" svg:width="1.909cm" svg:height="1.186cm" svg:x="22.644cm" svg:y="15.747cm">
          <text:list text:style-name="L9">
            <text:list-header>
              <text:p text:style-name="P3"><text:span text:style-name="T58">1 </text:span><text:span text:style-name="T59"></text:span><text:span text:style-name="T58"> 1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6.267cm" svg:y1="12.872cm" svg:x2="19.236cm" svg:y2="11.261cm" draw:start-shape="id125" draw:start-glue-point="0" draw:end-shape="id126" draw:end-glue-point="2" svg:d="M16267 12872l2969-1611" svg:viewBox="0 0 2970 1612">
          <text:p/>
        </draw:connector>
        <draw:connector draw:style-name="gr3" draw:text-style-name="P4" draw:layer="layout" draw:type="line" svg:x1="22.199cm" svg:y1="12.872cm" svg:x2="19.235cm" svg:y2="11.261cm" draw:start-shape="id127" draw:start-glue-point="0" draw:end-shape="id126" draw:end-glue-point="2" svg:d="M22199 12872l-2964-1611" svg:viewBox="0 0 2965 1612">
          <text:p/>
        </draw:connector>
        <draw:connector draw:style-name="gr3" draw:text-style-name="P4" draw:layer="layout" draw:type="line" svg:x1="14.971cm" svg:y1="15.721cm" svg:x2="16.268cm" svg:y2="14.11cm" draw:start-shape="id128" draw:start-glue-point="0" draw:end-shape="id125" draw:end-glue-point="2" svg:d="M14971 15721l1297-1611" svg:viewBox="0 0 1298 1612">
          <text:p/>
        </draw:connector>
        <draw:connector draw:style-name="gr3" draw:text-style-name="P4" draw:layer="layout" draw:type="line" svg:x1="20.867cm" svg:y1="15.721cm" svg:x2="22.199cm" svg:y2="14.11cm" draw:start-shape="id129" draw:start-glue-point="0" draw:end-shape="id127" draw:end-glue-point="2" svg:d="M20867 15721l1332-1611" svg:viewBox="0 0 1333 1612">
          <text:p/>
        </draw:connector>
        <draw:connector draw:style-name="gr3" draw:text-style-name="P4" draw:layer="layout" draw:type="line" svg:x1="16.267cm" svg:y1="14.111cm" svg:x2="17.679cm" svg:y2="15.722cm" draw:start-shape="id125" draw:start-glue-point="2" draw:end-shape="id130" draw:end-glue-point="0" svg:d="M16267 14111l1412 1611" svg:viewBox="0 0 1413 1612">
          <text:p/>
        </draw:connector>
        <draw:connector draw:style-name="gr3" draw:text-style-name="P4" draw:layer="layout" draw:type="line" svg:x1="22.199cm" svg:y1="14.111cm" svg:x2="23.602cm" svg:y2="15.722cm" draw:start-shape="id127" draw:start-glue-point="2" draw:end-shape="id131" draw:end-glue-point="0" svg:d="M22199 14111l1403 1611" svg:viewBox="0 0 1404 1612">
          <text:p/>
        </draw:connector>
        <draw:custom-shape draw:style-name="gr1" draw:text-style-name="P2" xml:id="id132" draw:id="id132" draw:layer="layout" svg:width="13.547cm" svg:height="1.195cm" svg:x="6.35cm" svg:y="7.197cm">
          <text:list text:style-name="L2">
            <text:list-header>
              <text:p text:style-name="P3"><text:span text:style-name="T1">7 <text:s/>2 <text:s/>9 <text:s/>4 </text:span><text:span text:style-name="T2"></text:span><text:span text:style-name="T1"> 3 <text:s/>8 <text:s/>6 <text:s/>1</text:span><text:span text:style-name="T56"> <text:s/></text:span><text:span text:style-name="T57"></text:span><text:span text:style-name="T1"> <text:s/></text:span><text:span text:style-name="T56">1 <text:s/>2 <text:s/>3 <text:s/>4 <text:s/>6 <text:s/>7 <text:s/>8 <text:s/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6.959cm" svg:y1="9.996cm" svg:x2="13.123cm" svg:y2="8.417cm" draw:start-shape="id119" draw:start-glue-point="0" draw:end-shape="id132" draw:end-glue-point="2" svg:d="M6959 9996l6164-1579" svg:viewBox="0 0 6165 1580">
          <text:p/>
        </draw:connector>
        <draw:connector draw:style-name="gr3" draw:text-style-name="P4" draw:layer="layout" draw:type="line" svg:x1="19.235cm" svg:y1="10.022cm" svg:x2="13.123cm" svg:y2="8.417cm" draw:start-shape="id126" draw:start-glue-point="0" draw:end-shape="id132" draw:end-glue-point="2" svg:d="M19235 10022l-6112-1605" svg:viewBox="0 0 6113 1606">
          <text:p/>
        </draw:connector>
        <draw:line draw:style-name="gr13" draw:text-style-name="P4" draw:layer="layout" svg:x1="4.867cm" svg:y1="11.642cm" svg:x2="3.174cm" svg:y2="12.488cm">
          <text:p/>
        </draw:line>
        <draw:line draw:style-name="gr13" draw:text-style-name="P4" draw:layer="layout" svg:x1="9.102cm" svg:y1="11.642cm" svg:x2="10.795cm" svg:y2="12.488cm">
          <text:p/>
        </draw:line>
        <presentation:notes draw:style-name="dp3">
          <draw:page-thumbnail draw:style-name="gr4" draw:layer="layout" svg:width="13.331cm" svg:height="9.997cm" svg:x="3.496cm" svg:y="2.005cm" draw:page-number="14" presentation:class="page"/>
          <draw:frame presentation:style-name="pr5" draw:layer="layout" svg:width="14.904cm" svg:height="11.996cm" svg:x="2.708cm" svg:y="12.668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draw:frame presentation:style-name="pr3" draw:text-style-name="P2" draw:layer="layout" svg:width="21.59cm" svg:height="3.175cm" svg:x="1.693cm" svg:y="0.846cm" presentation:class="title" presentation:user-transformed="true">
          <draw:text-box>
            <text:list text:style-name="L1">
              <text:list-header>
                <text:p text:style-name="P1">Execution Example (cont.)</text:p>
              </text:list-header>
            </text:list>
          </draw:text-box>
        </draw:frame>
        <draw:frame presentation:style-name="pr11" draw:text-style-name="P2" draw:layer="layout" svg:width="21.59cm" svg:height="1.905cm" svg:x="2.328cm" svg:y="4.867cm" presentation:class="outline" presentation:user-transformed="true">
          <draw:text-box>
            <text:list text:style-name="L3">
              <text:list-item>
                <text:p text:style-name="P18">Recursive call, …, merge, merge</text:p>
              </text:list-item>
            </text:list>
          </draw:text-box>
          <svg:desc>Rectangle: Click to edit Master text styles
Second level
Third level
Fourth level
Fifth level</svg:desc>
        </draw:frame>
        <draw:connector draw:style-name="gr3" draw:text-style-name="P4" draw:layer="layout" draw:type="line" svg:x1="3.991cm" svg:y1="12.872cm" svg:x2="6.96cm" svg:y2="11.261cm" draw:start-shape="id133" draw:start-glue-point="0" draw:end-shape="id134" draw:end-glue-point="2" svg:d="M3991 12872l2969-1611" svg:viewBox="0 0 2970 1612">
          <text:p/>
        </draw:connector>
        <draw:connector draw:style-name="gr3" draw:text-style-name="P4" draw:layer="layout" draw:type="line" svg:x1="10.009cm" svg:y1="12.872cm" svg:x2="6.957cm" svg:y2="11.261cm" draw:start-shape="id135" draw:start-glue-point="0" draw:end-shape="id134" draw:end-glue-point="2" svg:d="M10009 12872l-3052-1611" svg:viewBox="0 0 3053 1612">
          <text:p/>
        </draw:connector>
        <draw:connector draw:style-name="gr3" draw:text-style-name="P4" draw:layer="layout" draw:type="line" svg:x1="2.693cm" svg:y1="15.721cm" svg:x2="3.991cm" svg:y2="14.11cm" draw:start-shape="id136" draw:start-glue-point="0" draw:end-shape="id133" draw:end-glue-point="2" svg:d="M2693 15721l1298-1611" svg:viewBox="0 0 1299 1612">
          <text:p/>
        </draw:connector>
        <draw:connector draw:style-name="gr3" draw:text-style-name="P4" draw:layer="layout" draw:type="line" svg:x1="8.59cm" svg:y1="15.721cm" svg:x2="10.01cm" svg:y2="14.11cm" draw:start-shape="id137" draw:start-glue-point="0" draw:end-shape="id135" draw:end-glue-point="2" svg:d="M8590 15721l1420-1611" svg:viewBox="0 0 1421 1612">
          <text:p/>
        </draw:connector>
        <draw:connector draw:style-name="gr3" draw:text-style-name="P4" draw:layer="layout" draw:type="line" svg:x1="3.99cm" svg:y1="14.111cm" svg:x2="5.397cm" svg:y2="15.722cm" draw:start-shape="id133" draw:start-glue-point="2" draw:end-shape="id138" draw:end-glue-point="0" svg:d="M3990 14111l1407 1611" svg:viewBox="0 0 1408 1612">
          <text:p/>
        </draw:connector>
        <draw:connector draw:style-name="gr3" draw:text-style-name="P4" draw:layer="layout" draw:type="line" svg:x1="10.01cm" svg:y1="14.111cm" svg:x2="11.325cm" svg:y2="15.722cm" draw:start-shape="id135" draw:start-glue-point="2" draw:end-shape="id139" draw:end-glue-point="0" svg:d="M10010 14111l1315 1611" svg:viewBox="0 0 1316 1612">
          <text:p/>
        </draw:connector>
        <draw:custom-shape draw:style-name="gr14" draw:text-style-name="P2" xml:id="id134" draw:id="id134" draw:layer="layout" svg:width="7.117cm" svg:height="1.186cm" svg:x="3.4cm" svg:y="10.05cm">
          <text:list text:style-name="L2">
            <text:list-header>
              <text:p text:style-name="P3"><text:span text:style-name="T1"><text:s/></text:span><text:span text:style-name="T1">7 <text:s/>2 </text:span><text:span text:style-name="T2"></text:span><text:span text:style-name="T1"> 9 <text:s/>4</text:span><text:span text:style-name="T56"> </text:span><text:span text:style-name="T3"></text:span><text:span text:style-name="T56"> <text:s/></text:span><text:span text:style-name="T4">2 <text:s/>4 <text:s/>7 <text:s/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41" draw:id="id141" draw:layer="layout" svg:width="7.117cm" svg:height="1.186cm" svg:x="15.677cm" svg:y="10.05cm">
          <text:list text:style-name="L2">
            <text:list-header>
              <text:p text:style-name="P3"><text:span text:style-name="T1">3 <text:s/>8 <text:s/>6 <text:s/>1 </text:span><text:span text:style-name="T56"><text:s/></text:span><text:span text:style-name="T3"></text:span><text:span text:style-name="T56"> </text:span><text:span text:style-name="T4"><text:s/>1 <text:s/>3 <text:s/>6 <text:s/>8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33" draw:id="id133" draw:layer="layout" svg:width="3.854cm" svg:height="1.187cm" svg:x="2.064cm" svg:y="12.898cm">
          <text:list text:style-name="L2">
            <text:list-header>
              <text:p text:style-name="P3"><text:span text:style-name="T1">7 </text:span><text:span text:style-name="T2"></text:span><text:span text:style-name="T1"> 2</text:span><text:span text:style-name="T56"> </text:span><text:span text:style-name="T3"></text:span><text:span text:style-name="T56"> </text:span><text:span text:style-name="T4">2 <text:s/>7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35" draw:id="id135" draw:layer="layout" svg:width="4.432cm" svg:height="1.187cm" svg:x="7.792cm" svg:y="12.898cm">
          <text:list text:style-name="L2">
            <text:list-header>
              <text:p text:style-name="P3"><text:span text:style-name="T1">9 <text:s/>4 </text:span><text:span text:style-name="T56"><text:s/></text:span><text:span text:style-name="T3"></text:span><text:span text:style-name="T56"> </text:span><text:span text:style-name="T4"><text:s/>4 <text:s/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40" draw:id="id140" draw:layer="layout" svg:width="3.855cm" svg:height="1.187cm" svg:x="14.34cm" svg:y="12.898cm">
          <text:list text:style-name="L2">
            <text:list-header>
              <text:p text:style-name="P3"><text:span text:style-name="T1">3 <text:s/>8</text:span><text:span text:style-name="T56"> <text:s/></text:span><text:span text:style-name="T3"></text:span><text:span text:style-name="T4"> <text:s/>3 <text:s/>8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42" draw:id="id142" draw:layer="layout" svg:width="4.154cm" svg:height="1.187cm" svg:x="20.122cm" svg:y="12.898cm">
          <text:list text:style-name="L2">
            <text:list-header>
              <text:p text:style-name="P3"><text:span text:style-name="T1">6 <text:s/>1 </text:span><text:span text:style-name="T56"><text:s/></text:span><text:span text:style-name="T3"></text:span><text:span text:style-name="T4"> <text:s/>1 <text:s/>6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36" draw:id="id136" draw:layer="layout" svg:width="2.002cm" svg:height="1.186cm" svg:x="1.693cm" svg:y="15.747cm">
          <text:list text:style-name="L2">
            <text:list-header>
              <text:p text:style-name="P3"><text:span text:style-name="T1">7</text:span><text:span text:style-name="T58"> </text:span><text:span text:style-name="T3"></text:span><text:span text:style-name="T58"> </text:span><text:span text:style-name="T4">7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38" draw:id="id138" draw:layer="layout" svg:width="2.329cm" svg:height="1.186cm" svg:x="4.233cm" svg:y="15.747cm">
          <text:list text:style-name="L2">
            <text:list-header>
              <text:p text:style-name="P3"><text:span text:style-name="T1">2</text:span><text:span text:style-name="T58"> </text:span><text:span text:style-name="T3"></text:span><text:span text:style-name="T58"> </text:span><text:span text:style-name="T4">2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37" draw:id="id137" draw:layer="layout" svg:width="1.962cm" svg:height="1.186cm" svg:x="7.607cm" svg:y="15.747cm">
          <text:list text:style-name="L2">
            <text:list-header>
              <text:p text:style-name="P3"><text:span text:style-name="T1">9 </text:span><text:span text:style-name="T3"></text:span><text:span text:style-name="T58"> </text:span><text:span text:style-name="T4"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39" draw:id="id139" draw:layer="layout" svg:width="1.91cm" svg:height="1.186cm" svg:x="10.367cm" svg:y="15.747cm">
          <text:list text:style-name="L2">
            <text:list-header>
              <text:p text:style-name="P3"><text:span text:style-name="T1">4</text:span><text:span text:style-name="T58"> </text:span><text:span text:style-name="T3"></text:span><text:span text:style-name="T4"> 4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43" draw:id="id143" draw:layer="layout" svg:width="2.002cm" svg:height="1.186cm" svg:x="13.97cm" svg:y="15.747cm">
          <text:list text:style-name="L2">
            <text:list-header>
              <text:p text:style-name="P3"><text:span text:style-name="T1">3</text:span><text:span text:style-name="T58"> </text:span><text:span text:style-name="T3"></text:span><text:span text:style-name="T58"> </text:span><text:span text:style-name="T4">3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45" draw:id="id145" draw:layer="layout" svg:width="1.927cm" svg:height="1.186cm" svg:x="16.713cm" svg:y="15.747cm">
          <text:list text:style-name="L2">
            <text:list-header>
              <text:p text:style-name="P3"><text:span text:style-name="T1">8</text:span><text:span text:style-name="T58"> </text:span><text:span text:style-name="T3"></text:span><text:span text:style-name="T58"> </text:span><text:span text:style-name="T4">8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44" draw:id="id144" draw:layer="layout" svg:width="1.963cm" svg:height="1.186cm" svg:x="19.883cm" svg:y="15.747cm">
          <text:list text:style-name="L2">
            <text:list-header>
              <text:p text:style-name="P3"><text:span text:style-name="T1">6</text:span><text:span text:style-name="T58"> </text:span><text:span text:style-name="T3"></text:span><text:span text:style-name="T58"> </text:span><text:span text:style-name="T4">6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46" draw:id="id146" draw:layer="layout" svg:width="1.909cm" svg:height="1.186cm" svg:x="22.644cm" svg:y="15.747cm">
          <text:list text:style-name="L2">
            <text:list-header>
              <text:p text:style-name="P3"><text:span text:style-name="T1">1</text:span><text:span text:style-name="T58"> </text:span><text:span text:style-name="T3"></text:span><text:span text:style-name="T58"> </text:span><text:span text:style-name="T4">1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6.267cm" svg:y1="12.871cm" svg:x2="19.236cm" svg:y2="11.287cm" draw:start-shape="id140" draw:start-glue-point="0" draw:end-shape="id141" draw:end-glue-point="2" svg:d="M16267 12871l2969-1584" svg:viewBox="0 0 2970 1585">
          <text:p/>
        </draw:connector>
        <draw:connector draw:style-name="gr3" draw:text-style-name="P4" draw:layer="layout" draw:type="line" svg:x1="22.199cm" svg:y1="12.871cm" svg:x2="19.235cm" svg:y2="11.287cm" draw:start-shape="id142" draw:start-glue-point="0" draw:end-shape="id141" draw:end-glue-point="2" svg:d="M22199 12871l-2964-1584" svg:viewBox="0 0 2965 1585">
          <text:p/>
        </draw:connector>
        <draw:connector draw:style-name="gr3" draw:text-style-name="P4" draw:layer="layout" draw:type="line" svg:x1="14.971cm" svg:y1="15.721cm" svg:x2="16.268cm" svg:y2="14.11cm" draw:start-shape="id143" draw:start-glue-point="0" draw:end-shape="id140" draw:end-glue-point="2" svg:d="M14971 15721l1297-1611" svg:viewBox="0 0 1298 1612">
          <text:p/>
        </draw:connector>
        <draw:connector draw:style-name="gr3" draw:text-style-name="P4" draw:layer="layout" draw:type="line" svg:x1="20.867cm" svg:y1="15.721cm" svg:x2="22.199cm" svg:y2="14.11cm" draw:start-shape="id144" draw:start-glue-point="0" draw:end-shape="id142" draw:end-glue-point="2" svg:d="M20867 15721l1332-1611" svg:viewBox="0 0 1333 1612">
          <text:p/>
        </draw:connector>
        <draw:connector draw:style-name="gr3" draw:text-style-name="P4" draw:layer="layout" draw:type="line" svg:x1="16.267cm" svg:y1="14.111cm" svg:x2="17.679cm" svg:y2="15.722cm" draw:start-shape="id140" draw:start-glue-point="2" draw:end-shape="id145" draw:end-glue-point="0" svg:d="M16267 14111l1412 1611" svg:viewBox="0 0 1413 1612">
          <text:p/>
        </draw:connector>
        <draw:connector draw:style-name="gr3" draw:text-style-name="P4" draw:layer="layout" draw:type="line" svg:x1="22.199cm" svg:y1="14.111cm" svg:x2="23.602cm" svg:y2="15.722cm" draw:start-shape="id142" draw:start-glue-point="2" draw:end-shape="id146" draw:end-glue-point="0" svg:d="M22199 14111l1403 1611" svg:viewBox="0 0 1404 1612">
          <text:p/>
        </draw:connector>
        <draw:custom-shape draw:style-name="gr1" draw:text-style-name="P2" xml:id="id147" draw:id="id147" draw:layer="layout" svg:width="13.547cm" svg:height="1.195cm" svg:x="6.35cm" svg:y="7.197cm">
          <text:list text:style-name="L2">
            <text:list-header>
              <text:p text:style-name="P3"><text:span text:style-name="T1">7 <text:s/>2 <text:s/>9 <text:s/>4 </text:span><text:span text:style-name="T2"></text:span><text:span text:style-name="T1"> 3 <text:s/>8 <text:s/>6 <text:s/>1</text:span><text:span text:style-name="T56"> <text:s/></text:span><text:span text:style-name="T57"></text:span><text:span text:style-name="T1"> <text:s/></text:span><text:span text:style-name="T56">1 <text:s/>2 <text:s/>3 <text:s/>4 <text:s/>6 <text:s/>7 <text:s/>8 <text:s/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6.959cm" svg:y1="10.022cm" svg:x2="13.123cm" svg:y2="8.417cm" draw:start-shape="id134" draw:start-glue-point="0" draw:end-shape="id147" draw:end-glue-point="2" svg:d="M6959 10022l6164-1605" svg:viewBox="0 0 6165 1606">
          <text:p/>
        </draw:connector>
        <draw:connector draw:style-name="gr3" draw:text-style-name="P4" draw:layer="layout" draw:type="line" svg:x1="19.235cm" svg:y1="9.996cm" svg:x2="13.123cm" svg:y2="8.417cm" draw:start-shape="id141" draw:start-glue-point="0" draw:end-shape="id147" draw:end-glue-point="2" svg:d="M19235 9996l-6112-1579" svg:viewBox="0 0 6113 1580">
          <text:p/>
        </draw:connector>
        <draw:line draw:style-name="gr13" draw:text-style-name="P4" draw:layer="layout" svg:x1="17.144cm" svg:y1="11.642cm" svg:x2="15.451cm" svg:y2="12.488cm">
          <text:p/>
        </draw:line>
        <draw:line draw:style-name="gr13" draw:text-style-name="P4" draw:layer="layout" svg:x1="21.378cm" svg:y1="11.642cm" svg:x2="23.072cm" svg:y2="12.488cm">
          <text:p/>
        </draw:line>
        <presentation:notes draw:style-name="dp3">
          <draw:page-thumbnail draw:style-name="gr4" draw:layer="layout" svg:width="13.331cm" svg:height="9.997cm" svg:x="3.496cm" svg:y="2.005cm" draw:page-number="15" presentation:class="page"/>
          <draw:frame presentation:style-name="pr5" draw:layer="layout" svg:width="14.904cm" svg:height="11.996cm" svg:x="2.708cm" svg:y="12.668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3" draw:text-style-name="P2" draw:layer="layout" svg:width="21.59cm" svg:height="3.175cm" svg:x="1.693cm" svg:y="0.846cm" presentation:class="title" presentation:user-transformed="true">
          <draw:text-box>
            <text:list text:style-name="L1">
              <text:list-header>
                <text:p text:style-name="P1">Execution Example (cont.)</text:p>
              </text:list-header>
            </text:list>
          </draw:text-box>
        </draw:frame>
        <draw:frame presentation:style-name="pr11" draw:text-style-name="P2" draw:layer="layout" svg:width="21.59cm" svg:height="1.905cm" svg:x="2.328cm" svg:y="4.656cm" presentation:class="outline" presentation:user-transformed="true">
          <draw:text-box>
            <text:list text:style-name="L3">
              <text:list-item>
                <text:p text:style-name="P18">Merge</text:p>
              </text:list-item>
            </text:list>
          </draw:text-box>
          <svg:desc>Rectangle: Click to edit Master text styles
Second level
Third level
Fourth level
Fifth level</svg:desc>
        </draw:frame>
        <draw:connector draw:style-name="gr3" draw:text-style-name="P4" draw:layer="layout" draw:type="line" svg:x1="3.991cm" svg:y1="12.872cm" svg:x2="6.96cm" svg:y2="11.261cm" draw:start-shape="id148" draw:start-glue-point="0" draw:end-shape="id149" draw:end-glue-point="2" svg:d="M3991 12872l2969-1611" svg:viewBox="0 0 2970 1612">
          <text:p/>
        </draw:connector>
        <draw:connector draw:style-name="gr3" draw:text-style-name="P4" draw:layer="layout" draw:type="line" svg:x1="10.009cm" svg:y1="12.872cm" svg:x2="6.957cm" svg:y2="11.261cm" draw:start-shape="id150" draw:start-glue-point="0" draw:end-shape="id149" draw:end-glue-point="2" svg:d="M10009 12872l-3052-1611" svg:viewBox="0 0 3053 1612">
          <text:p/>
        </draw:connector>
        <draw:connector draw:style-name="gr3" draw:text-style-name="P4" draw:layer="layout" draw:type="line" svg:x1="2.693cm" svg:y1="15.721cm" svg:x2="3.991cm" svg:y2="14.11cm" draw:start-shape="id151" draw:start-glue-point="0" draw:end-shape="id148" draw:end-glue-point="2" svg:d="M2693 15721l1298-1611" svg:viewBox="0 0 1299 1612">
          <text:p/>
        </draw:connector>
        <draw:connector draw:style-name="gr3" draw:text-style-name="P4" draw:layer="layout" draw:type="line" svg:x1="8.59cm" svg:y1="15.721cm" svg:x2="10.01cm" svg:y2="14.11cm" draw:start-shape="id152" draw:start-glue-point="0" draw:end-shape="id150" draw:end-glue-point="2" svg:d="M8590 15721l1420-1611" svg:viewBox="0 0 1421 1612">
          <text:p/>
        </draw:connector>
        <draw:connector draw:style-name="gr3" draw:text-style-name="P4" draw:layer="layout" draw:type="line" svg:x1="3.99cm" svg:y1="14.111cm" svg:x2="5.397cm" svg:y2="15.722cm" draw:start-shape="id148" draw:start-glue-point="2" draw:end-shape="id153" draw:end-glue-point="0" svg:d="M3990 14111l1407 1611" svg:viewBox="0 0 1408 1612">
          <text:p/>
        </draw:connector>
        <draw:connector draw:style-name="gr3" draw:text-style-name="P4" draw:layer="layout" draw:type="line" svg:x1="10.01cm" svg:y1="14.111cm" svg:x2="11.325cm" svg:y2="15.722cm" draw:start-shape="id150" draw:start-glue-point="2" draw:end-shape="id154" draw:end-glue-point="0" svg:d="M10010 14111l1315 1611" svg:viewBox="0 0 1316 1612">
          <text:p/>
        </draw:connector>
        <draw:custom-shape draw:style-name="gr14" draw:text-style-name="P2" xml:id="id149" draw:id="id149" draw:layer="layout" svg:width="7.117cm" svg:height="1.186cm" svg:x="3.4cm" svg:y="10.05cm">
          <text:list text:style-name="L2">
            <text:list-header>
              <text:p text:style-name="P3"><text:span text:style-name="T1"><text:s/></text:span><text:span text:style-name="T1">7 <text:s/>2 </text:span><text:span text:style-name="T2"></text:span><text:span text:style-name="T1"> 9 <text:s/>4</text:span><text:span text:style-name="T56"> </text:span><text:span text:style-name="T3"></text:span><text:span text:style-name="T56"> <text:s/></text:span><text:span text:style-name="T4">2 <text:s/>4 <text:s/>7 <text:s/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56" draw:id="id156" draw:layer="layout" svg:width="7.117cm" svg:height="1.186cm" svg:x="15.677cm" svg:y="10.05cm">
          <text:list text:style-name="L2">
            <text:list-header>
              <text:p text:style-name="P3"><text:span text:style-name="T1">3 <text:s/>8 <text:s/>6 <text:s/>1 </text:span><text:span text:style-name="T56"><text:s/></text:span><text:span text:style-name="T3"></text:span><text:span text:style-name="T56"> </text:span><text:span text:style-name="T4"><text:s/>1 <text:s/>3 <text:s/>6 <text:s/>8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48" draw:id="id148" draw:layer="layout" svg:width="3.854cm" svg:height="1.187cm" svg:x="2.064cm" svg:y="12.898cm">
          <text:list text:style-name="L2">
            <text:list-header>
              <text:p text:style-name="P3"><text:span text:style-name="T1">7 </text:span><text:span text:style-name="T2"></text:span><text:span text:style-name="T1"> 2</text:span><text:span text:style-name="T56"> </text:span><text:span text:style-name="T3"></text:span><text:span text:style-name="T56"> </text:span><text:span text:style-name="T4">2 <text:s/>7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50" draw:id="id150" draw:layer="layout" svg:width="4.432cm" svg:height="1.187cm" svg:x="7.792cm" svg:y="12.898cm">
          <text:list text:style-name="L2">
            <text:list-header>
              <text:p text:style-name="P3"><text:span text:style-name="T1">9 <text:s/>4 </text:span><text:span text:style-name="T56"><text:s/></text:span><text:span text:style-name="T3"></text:span><text:span text:style-name="T56"> </text:span><text:span text:style-name="T4"><text:s/>4 <text:s/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55" draw:id="id155" draw:layer="layout" svg:width="3.855cm" svg:height="1.187cm" svg:x="14.34cm" svg:y="12.898cm">
          <text:list text:style-name="L2">
            <text:list-header>
              <text:p text:style-name="P3"><text:span text:style-name="T1">3 <text:s/>8</text:span><text:span text:style-name="T56"> <text:s/></text:span><text:span text:style-name="T3"></text:span><text:span text:style-name="T4"> <text:s/>3 <text:s/>8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57" draw:id="id157" draw:layer="layout" svg:width="4.154cm" svg:height="1.187cm" svg:x="20.122cm" svg:y="12.898cm">
          <text:list text:style-name="L2">
            <text:list-header>
              <text:p text:style-name="P3"><text:span text:style-name="T1">6 <text:s/>1 </text:span><text:span text:style-name="T56"><text:s/></text:span><text:span text:style-name="T3"></text:span><text:span text:style-name="T4"> <text:s/>1 <text:s/>6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51" draw:id="id151" draw:layer="layout" svg:width="2.002cm" svg:height="1.186cm" svg:x="1.693cm" svg:y="15.747cm">
          <text:list text:style-name="L2">
            <text:list-header>
              <text:p text:style-name="P3"><text:span text:style-name="T1">7</text:span><text:span text:style-name="T58"> </text:span><text:span text:style-name="T3"></text:span><text:span text:style-name="T58"> </text:span><text:span text:style-name="T4">7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53" draw:id="id153" draw:layer="layout" svg:width="2.329cm" svg:height="1.186cm" svg:x="4.233cm" svg:y="15.747cm">
          <text:list text:style-name="L2">
            <text:list-header>
              <text:p text:style-name="P3"><text:span text:style-name="T1">2</text:span><text:span text:style-name="T58"> </text:span><text:span text:style-name="T3"></text:span><text:span text:style-name="T58"> </text:span><text:span text:style-name="T4">2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52" draw:id="id152" draw:layer="layout" svg:width="1.962cm" svg:height="1.186cm" svg:x="7.607cm" svg:y="15.747cm">
          <text:list text:style-name="L2">
            <text:list-header>
              <text:p text:style-name="P3"><text:span text:style-name="T1">9 </text:span><text:span text:style-name="T3"></text:span><text:span text:style-name="T58"> </text:span><text:span text:style-name="T4"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54" draw:id="id154" draw:layer="layout" svg:width="1.91cm" svg:height="1.186cm" svg:x="10.367cm" svg:y="15.747cm">
          <text:list text:style-name="L2">
            <text:list-header>
              <text:p text:style-name="P3"><text:span text:style-name="T1">4</text:span><text:span text:style-name="T58"> </text:span><text:span text:style-name="T3"></text:span><text:span text:style-name="T4"> 4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58" draw:id="id158" draw:layer="layout" svg:width="2.002cm" svg:height="1.186cm" svg:x="13.97cm" svg:y="15.747cm">
          <text:list text:style-name="L2">
            <text:list-header>
              <text:p text:style-name="P3"><text:span text:style-name="T1">3</text:span><text:span text:style-name="T58"> </text:span><text:span text:style-name="T3"></text:span><text:span text:style-name="T58"> </text:span><text:span text:style-name="T4">3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60" draw:id="id160" draw:layer="layout" svg:width="1.927cm" svg:height="1.186cm" svg:x="16.713cm" svg:y="15.747cm">
          <text:list text:style-name="L2">
            <text:list-header>
              <text:p text:style-name="P3"><text:span text:style-name="T1">8</text:span><text:span text:style-name="T58"> </text:span><text:span text:style-name="T3"></text:span><text:span text:style-name="T58"> </text:span><text:span text:style-name="T4">8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59" draw:id="id159" draw:layer="layout" svg:width="1.963cm" svg:height="1.186cm" svg:x="19.883cm" svg:y="15.747cm">
          <text:list text:style-name="L2">
            <text:list-header>
              <text:p text:style-name="P3"><text:span text:style-name="T1">6</text:span><text:span text:style-name="T58"> </text:span><text:span text:style-name="T3"></text:span><text:span text:style-name="T58"> </text:span><text:span text:style-name="T4">6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61" draw:id="id161" draw:layer="layout" svg:width="1.909cm" svg:height="1.186cm" svg:x="22.644cm" svg:y="15.747cm">
          <text:list text:style-name="L2">
            <text:list-header>
              <text:p text:style-name="P3"><text:span text:style-name="T1">1</text:span><text:span text:style-name="T58"> </text:span><text:span text:style-name="T3"></text:span><text:span text:style-name="T58"> </text:span><text:span text:style-name="T4">1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6.267cm" svg:y1="12.872cm" svg:x2="19.236cm" svg:y2="11.261cm" draw:start-shape="id155" draw:start-glue-point="0" draw:end-shape="id156" draw:end-glue-point="2" svg:d="M16267 12872l2969-1611" svg:viewBox="0 0 2970 1612">
          <text:p/>
        </draw:connector>
        <draw:connector draw:style-name="gr3" draw:text-style-name="P4" draw:layer="layout" draw:type="line" svg:x1="22.199cm" svg:y1="12.872cm" svg:x2="19.235cm" svg:y2="11.261cm" draw:start-shape="id157" draw:start-glue-point="0" draw:end-shape="id156" draw:end-glue-point="2" svg:d="M22199 12872l-2964-1611" svg:viewBox="0 0 2965 1612">
          <text:p/>
        </draw:connector>
        <draw:connector draw:style-name="gr3" draw:text-style-name="P4" draw:layer="layout" draw:type="line" svg:x1="14.971cm" svg:y1="15.721cm" svg:x2="16.268cm" svg:y2="14.11cm" draw:start-shape="id158" draw:start-glue-point="0" draw:end-shape="id155" draw:end-glue-point="2" svg:d="M14971 15721l1297-1611" svg:viewBox="0 0 1298 1612">
          <text:p/>
        </draw:connector>
        <draw:connector draw:style-name="gr3" draw:text-style-name="P4" draw:layer="layout" draw:type="line" svg:x1="20.867cm" svg:y1="15.721cm" svg:x2="22.199cm" svg:y2="14.11cm" draw:start-shape="id159" draw:start-glue-point="0" draw:end-shape="id157" draw:end-glue-point="2" svg:d="M20867 15721l1332-1611" svg:viewBox="0 0 1333 1612">
          <text:p/>
        </draw:connector>
        <draw:connector draw:style-name="gr3" draw:text-style-name="P4" draw:layer="layout" draw:type="line" svg:x1="16.267cm" svg:y1="14.111cm" svg:x2="17.679cm" svg:y2="15.722cm" draw:start-shape="id155" draw:start-glue-point="2" draw:end-shape="id160" draw:end-glue-point="0" svg:d="M16267 14111l1412 1611" svg:viewBox="0 0 1413 1612">
          <text:p/>
        </draw:connector>
        <draw:connector draw:style-name="gr3" draw:text-style-name="P4" draw:layer="layout" draw:type="line" svg:x1="22.199cm" svg:y1="14.111cm" svg:x2="23.602cm" svg:y2="15.722cm" draw:start-shape="id157" draw:start-glue-point="2" draw:end-shape="id161" draw:end-glue-point="0" svg:d="M22199 14111l1403 1611" svg:viewBox="0 0 1404 1612">
          <text:p/>
        </draw:connector>
        <draw:custom-shape draw:style-name="gr12" draw:text-style-name="P2" xml:id="id162" draw:id="id162" draw:layer="layout" svg:width="13.547cm" svg:height="1.195cm" svg:x="6.35cm" svg:y="7.197cm">
          <text:list text:style-name="L2">
            <text:list-header>
              <text:p text:style-name="P3"><text:span text:style-name="T1">7 <text:s/>2 <text:s/>9 <text:s/>4 </text:span><text:span text:style-name="T2"></text:span><text:span text:style-name="T1"> 3 <text:s/>8 <text:s/>6 <text:s/>1</text:span><text:span text:style-name="T56"> <text:s/></text:span><text:span text:style-name="T3"></text:span><text:span text:style-name="T1"> <text:s/></text:span><text:span text:style-name="T4">1 <text:s/>2 <text:s/>3 <text:s/>4 <text:s/>6 <text:s/>7 <text:s/>8 <text:s/>9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6.959cm" svg:y1="10.023cm" svg:x2="13.123cm" svg:y2="8.445cm" draw:start-shape="id149" draw:start-glue-point="0" draw:end-shape="id162" draw:end-glue-point="2" svg:d="M6959 10023l6164-1578" svg:viewBox="0 0 6165 1579">
          <text:p/>
        </draw:connector>
        <draw:connector draw:style-name="gr3" draw:text-style-name="P4" draw:layer="layout" draw:type="line" svg:x1="19.235cm" svg:y1="10.023cm" svg:x2="13.123cm" svg:y2="8.445cm" draw:start-shape="id156" draw:start-glue-point="0" draw:end-shape="id162" draw:end-glue-point="2" svg:d="M19235 10023l-6112-1578" svg:viewBox="0 0 6113 1579">
          <text:p/>
        </draw:connector>
        <draw:line draw:style-name="gr13" draw:text-style-name="P4" draw:layer="layout" svg:x1="9.524cm" svg:y1="8.678cm" svg:x2="7.619cm" svg:y2="9.313cm">
          <text:p/>
        </draw:line>
        <draw:line draw:style-name="gr13" draw:text-style-name="P4" draw:layer="layout" svg:x1="16.722cm" svg:y1="8.678cm" svg:x2="18.627cm" svg:y2="9.313cm">
          <text:p/>
        </draw:line>
        <presentation:notes draw:style-name="dp3">
          <draw:page-thumbnail draw:style-name="gr4" draw:layer="layout" svg:width="13.331cm" svg:height="9.997cm" svg:x="3.496cm" svg:y="2.005cm" draw:page-number="16" presentation:class="page"/>
          <draw:frame presentation:style-name="pr5" draw:layer="layout" svg:width="14.904cm" svg:height="11.996cm" svg:x="2.708cm" svg:y="12.668cm" presentation:class="notes" presentation:placeholder="true">
            <draw:text-box/>
          </draw:frame>
        </presentation:notes>
      </draw:page>
      <draw:page draw:name="Analysis of Merge-Sort" draw:style-name="dp1" draw:master-page-name="Default" presentation:presentation-page-layout-name="AL2T1" presentation:use-footer-name="ftr1" presentation:use-date-time-name="dtd1">
        <draw:frame presentation:style-name="pr3" draw:text-style-name="P2" draw:layer="layout" svg:width="21.59cm" svg:height="3.175cm" svg:x="1.693cm" svg:y="0.846cm" presentation:class="title" presentation:user-transformed="true">
          <draw:text-box>
            <text:list text:style-name="L1">
              <text:list-header>
                <text:p text:style-name="P1">Analysis of Merge-Sort</text:p>
              </text:list-header>
            </text:list>
          </draw:text-box>
        </draw:frame>
        <draw:frame presentation:style-name="pr13" draw:text-style-name="P2" draw:layer="layout" svg:width="22.013cm" svg:height="6.138cm" svg:x="2.116cm" svg:y="4.445cm" presentation:class="outline" presentation:user-transformed="true">
          <draw:text-box>
            <text:list text:style-name="L3">
              <text:list-item>
                <text:p text:style-name="P19"><text:span text:style-name="T34">The height </text:span><text:span text:style-name="T35">h</text:span><text:span text:style-name="T34"> of the merge-sort tree is </text:span><text:span text:style-name="T35">O</text:span><text:span text:style-name="T37">(log </text:span><text:span text:style-name="T35">n</text:span><text:span text:style-name="T37">)</text:span><text:span text:style-name="T34"> 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52">at each recursive call we divide in half the sequence, 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34">The overall amount or work done at the nodes of depth </text:span><text:span text:style-name="T35">i </text:span><text:span text:style-name="T34">is </text:span><text:span text:style-name="T35">O</text:span><text:span text:style-name="T37">(</text:span><text:span text:style-name="T35">n</text:span><text:span text:style-name="T37">)</text:span><text:span text:style-name="T34"> 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52">we partition and merge </text:span><text:span text:style-name="T60">2</text:span><text:span text:style-name="T61">i</text:span><text:span text:style-name="T52"> sequences of size </text:span><text:span text:style-name="T62">n</text:span><text:span text:style-name="T63"></text:span><text:span text:style-name="T60">2</text:span><text:span text:style-name="T61">i</text:span><text:span text:style-name="T52"> </text:span></text:p>
                  </text:list-item>
                  <text:list-item>
                    <text:p text:style-name="P20"><text:span text:style-name="T52">we make </text:span><text:span text:style-name="T60">2</text:span><text:span text:style-name="T61">i</text:span><text:span text:style-name="T64"></text:span><text:span text:style-name="T65">1</text:span><text:span text:style-name="T52"> recursive calls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34">Thus, the total running time of merge-sort is </text:span><text:span text:style-name="T35">O</text:span><text:span text:style-name="T37">(</text:span><text:span text:style-name="T35">n</text:span><text:span text:style-name="T37"> log </text:span><text:span text:style-name="T35">n</text:span><text:span text:style-name="T37">)</text:span></text:p>
              </text:list-item>
            </text:list>
          </draw:text-box>
          <svg:desc>Rectangle: Click to edit Master text styles
Second level
Third level
Fourth level
Fifth level</svg:desc>
        </draw:frame>
        <draw:g>
          <draw:connector draw:style-name="gr15" draw:text-style-name="P4" draw:layer="layout" draw:type="line" svg:x1="10.694cm" svg:y1="15.101cm" svg:x2="12.206cm" svg:y2="14.254cm" draw:start-shape="id163" draw:start-glue-point="0" draw:end-shape="id164" draw:end-glue-point="2" svg:d="M10694 15101l1512-847" svg:viewBox="0 0 1513 848">
            <text:p/>
          </draw:connector>
          <draw:connector draw:style-name="gr15" draw:text-style-name="P4" draw:layer="layout" draw:type="line" svg:x1="13.714cm" svg:y1="15.101cm" svg:x2="12.205cm" svg:y2="14.254cm" draw:start-shape="id165" draw:start-glue-point="0" draw:end-shape="id164" draw:end-glue-point="2" svg:d="M13714 15101l-1509-847" svg:viewBox="0 0 1510 848">
            <text:p/>
          </draw:connector>
          <draw:connector draw:style-name="gr15" draw:text-style-name="P4" draw:layer="layout" draw:type="line" svg:x1="10.034cm" svg:y1="16.553cm" svg:x2="10.695cm" svg:y2="15.706cm" draw:start-shape="id166" draw:start-glue-point="0" draw:end-shape="id163" draw:end-glue-point="2" svg:d="M10034 16553l661-847" svg:viewBox="0 0 662 848">
            <text:p/>
          </draw:connector>
          <draw:connector draw:style-name="gr15" draw:text-style-name="P4" draw:layer="layout" draw:type="line" svg:x1="13.037cm" svg:y1="16.553cm" svg:x2="13.715cm" svg:y2="15.706cm" draw:start-shape="id167" draw:start-glue-point="0" draw:end-shape="id165" draw:end-glue-point="2" svg:d="M13037 16553l678-847" svg:viewBox="0 0 679 848">
            <text:p/>
          </draw:connector>
          <draw:connector draw:style-name="gr15" draw:text-style-name="P4" draw:layer="layout" draw:type="line" svg:x1="10.695cm" svg:y1="15.707cm" svg:x2="11.414cm" svg:y2="16.554cm" draw:start-shape="id163" draw:start-glue-point="2" draw:end-shape="id168" draw:end-glue-point="0" svg:d="M10695 15707l719 847" svg:viewBox="0 0 720 848">
            <text:p/>
          </draw:connector>
          <draw:connector draw:style-name="gr15" draw:text-style-name="P4" draw:layer="layout" draw:type="line" svg:x1="13.715cm" svg:y1="15.707cm" svg:x2="14.43cm" svg:y2="16.554cm" draw:start-shape="id165" draw:start-glue-point="2" draw:end-shape="id169" draw:end-glue-point="0" svg:d="M13715 15707l715 847" svg:viewBox="0 0 716 848">
            <text:p/>
          </draw:connector>
          <draw:custom-shape draw:style-name="gr16" draw:text-style-name="P2" xml:id="id164" draw:id="id164" draw:layer="layout" svg:width="3.624cm" svg:height="0.604cm" svg:x="10.394cm" svg:y="13.65cm">
            <text:list text:style-name="L8">
              <text:list-header>
                <text:p text:style-name="P3"/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2" xml:id="id171" draw:id="id171" draw:layer="layout" svg:width="3.624cm" svg:height="0.604cm" svg:x="16.646cm" svg:y="13.65cm">
            <text:list text:style-name="L8">
              <text:list-header>
                <text:p text:style-name="P3"/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6" draw:text-style-name="P2" xml:id="id163" draw:id="id163" draw:layer="layout" svg:width="1.962cm" svg:height="0.604cm" svg:x="9.713cm" svg:y="15.102cm">
              <text:list text:style-name="L8">
                <text:list-header>
                  <text:p text:style-name="P3"/>
                </text:list-header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2" xml:id="id165" draw:id="id165" draw:layer="layout" svg:width="2.115cm" svg:height="0.604cm" svg:x="12.657cm" svg:y="15.102cm">
              <text:list text:style-name="L8">
                <text:list-header>
                  <text:p text:style-name="P3"/>
                </text:list-header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2" xml:id="id170" draw:id="id170" draw:layer="layout" svg:width="1.963cm" svg:height="0.604cm" svg:x="15.965cm" svg:y="15.102cm">
              <text:list text:style-name="L8">
                <text:list-header>
                  <text:p text:style-name="P3"/>
                </text:list-header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2" xml:id="id172" draw:id="id172" draw:layer="layout" svg:width="2.115cm" svg:height="0.604cm" svg:x="18.909cm" svg:y="15.102cm">
              <text:list text:style-name="L8">
                <text:list-header>
                  <text:p text:style-name="P3"/>
                </text:list-header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7" draw:text-style-name="P2" xml:id="id166" draw:id="id166" draw:layer="layout" svg:width="1.019cm" svg:height="0.604cm" svg:x="9.525cm" svg:y="16.554cm">
              <text:list text:style-name="L9">
                <text:list-header>
                  <text:p text:style-name="P3"/>
                </text:list-header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2" xml:id="id168" draw:id="id168" draw:layer="layout" svg:width="0.981cm" svg:height="0.604cm" svg:x="10.921cm" svg:y="16.554cm">
              <text:list text:style-name="L9">
                <text:list-header>
                  <text:p text:style-name="P3"/>
                </text:list-header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2" xml:id="id167" draw:id="id167" draw:layer="layout" svg:width="0.999cm" svg:height="0.604cm" svg:x="12.536cm" svg:y="16.554cm">
              <text:list text:style-name="L9">
                <text:list-header>
                  <text:p text:style-name="P3"/>
                </text:list-header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2" xml:id="id169" draw:id="id169" draw:layer="layout" svg:width="0.972cm" svg:height="0.604cm" svg:x="13.942cm" svg:y="16.554cm">
              <text:list text:style-name="L9">
                <text:list-header>
                  <text:p text:style-name="P3"/>
                </text:list-header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2" xml:id="id173" draw:id="id173" draw:layer="layout" svg:width="1.019cm" svg:height="0.604cm" svg:x="15.777cm" svg:y="16.554cm">
              <text:list text:style-name="L9">
                <text:list-header>
                  <text:p text:style-name="P3"/>
                </text:list-header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2" xml:id="id175" draw:id="id175" draw:layer="layout" svg:width="0.981cm" svg:height="0.604cm" svg:x="17.174cm" svg:y="16.554cm">
              <text:list text:style-name="L9">
                <text:list-header>
                  <text:p text:style-name="P3"/>
                </text:list-header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2" xml:id="id174" draw:id="id174" draw:layer="layout" svg:width="0.999cm" svg:height="0.604cm" svg:x="18.789cm" svg:y="16.554cm">
              <text:list text:style-name="L9">
                <text:list-header>
                  <text:p text:style-name="P3"/>
                </text:list-header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2" xml:id="id176" draw:id="id176" draw:layer="layout" svg:width="0.972cm" svg:height="0.604cm" svg:x="20.195cm" svg:y="16.554cm">
              <text:list text:style-name="L9">
                <text:list-header>
                  <text:p text:style-name="P3"/>
                </text:list-header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onnector draw:style-name="gr15" draw:text-style-name="P4" draw:layer="layout" draw:type="line" svg:x1="16.946cm" svg:y1="15.101cm" svg:x2="18.458cm" svg:y2="14.254cm" draw:start-shape="id170" draw:start-glue-point="0" draw:end-shape="id171" draw:end-glue-point="2" svg:d="M16946 15101l1512-847" svg:viewBox="0 0 1513 848">
            <text:p/>
          </draw:connector>
          <draw:connector draw:style-name="gr15" draw:text-style-name="P4" draw:layer="layout" draw:type="line" svg:x1="19.967cm" svg:y1="15.101cm" svg:x2="18.458cm" svg:y2="14.254cm" draw:start-shape="id172" draw:start-glue-point="0" draw:end-shape="id171" draw:end-glue-point="2" svg:d="M19967 15101l-1509-847" svg:viewBox="0 0 1510 848">
            <text:p/>
          </draw:connector>
          <draw:connector draw:style-name="gr15" draw:text-style-name="P4" draw:layer="layout" draw:type="line" svg:x1="16.287cm" svg:y1="16.553cm" svg:x2="16.948cm" svg:y2="15.706cm" draw:start-shape="id173" draw:start-glue-point="0" draw:end-shape="id170" draw:end-glue-point="2" svg:d="M16287 16553l661-847" svg:viewBox="0 0 662 848">
            <text:p/>
          </draw:connector>
          <draw:connector draw:style-name="gr15" draw:text-style-name="P4" draw:layer="layout" draw:type="line" svg:x1="19.29cm" svg:y1="16.553cm" svg:x2="19.968cm" svg:y2="15.706cm" draw:start-shape="id174" draw:start-glue-point="0" draw:end-shape="id172" draw:end-glue-point="2" svg:d="M19290 16553l678-847" svg:viewBox="0 0 679 848">
            <text:p/>
          </draw:connector>
          <draw:connector draw:style-name="gr15" draw:text-style-name="P4" draw:layer="layout" draw:type="line" svg:x1="16.946cm" svg:y1="15.707cm" svg:x2="17.665cm" svg:y2="16.554cm" draw:start-shape="id170" draw:start-glue-point="2" draw:end-shape="id175" draw:end-glue-point="0" svg:d="M16946 15707l719 847" svg:viewBox="0 0 720 848">
            <text:p/>
          </draw:connector>
          <draw:connector draw:style-name="gr15" draw:text-style-name="P4" draw:layer="layout" draw:type="line" svg:x1="19.968cm" svg:y1="15.707cm" svg:x2="20.683cm" svg:y2="16.554cm" draw:start-shape="id172" draw:start-glue-point="2" draw:end-shape="id176" draw:end-glue-point="0" svg:d="M19968 15707l715 847" svg:viewBox="0 0 716 848">
            <text:p/>
          </draw:connector>
          <draw:custom-shape draw:style-name="gr16" draw:text-style-name="P2" xml:id="id177" draw:id="id177" draw:layer="layout" svg:width="6.899cm" svg:height="0.608cm" svg:x="11.896cm" svg:y="12.197cm">
            <text:list text:style-name="L8">
              <text:list-header>
                <text:p text:style-name="P3"/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text-style-name="P4" draw:layer="layout" draw:type="line" svg:x1="12.205cm" svg:y1="13.649cm" svg:x2="15.345cm" svg:y2="12.805cm" draw:start-shape="id164" draw:start-glue-point="0" draw:end-shape="id177" draw:end-glue-point="2" svg:d="M12205 13649l3140-844" svg:viewBox="0 0 3141 845">
            <text:p/>
          </draw:connector>
          <draw:connector draw:style-name="gr15" draw:text-style-name="P4" draw:layer="layout" draw:type="line" svg:x1="18.458cm" svg:y1="13.649cm" svg:x2="15.345cm" svg:y2="12.805cm" draw:start-shape="id171" draw:start-glue-point="0" draw:end-shape="id177" draw:end-glue-point="2" svg:d="M18458 13649l-3113-844" svg:viewBox="0 0 3114 845">
            <text:p/>
          </draw:connector>
        </draw:g>
        <draw:frame draw:layer="layout" svg:width="5.714cm" svg:height="6.613cm" svg:x="3.387cm" svg:y="10.954cm">
          <table:table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list text:style-name="L5">
                  <text:list-header>
                    <text:p text:style-name="P21"><text:span text:style-name="T1">depth</text:span></text:p>
                  </text:list-header>
                </text:list>
              </table:table-cell>
              <table:table-cell table:style-name="ce2">
                <text:list text:continue-numbering="true" text:style-name="L5">
                  <text:list-header>
                    <text:p text:style-name="P21"><text:span text:style-name="T1">#seqs</text:span></text:p>
                  </text:list-header>
                </text:list>
              </table:table-cell>
              <table:table-cell table:style-name="ce3">
                <text:list text:continue-numbering="true" text:style-name="L5">
                  <text:list-header>
                    <text:p text:style-name="P21"><text:span text:style-name="T1">size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5">
                  <text:list-header>
                    <text:p text:style-name="P21"><text:span text:style-name="T14">0</text:span></text:p>
                  </text:list-header>
                </text:list>
              </table:table-cell>
              <table:table-cell table:style-name="ce5">
                <text:list text:continue-numbering="true" text:style-name="L5">
                  <text:list-header>
                    <text:p text:style-name="P21"><text:span text:style-name="T14">1</text:span></text:p>
                  </text:list-header>
                </text:list>
              </table:table-cell>
              <table:table-cell table:style-name="ce6">
                <text:list text:continue-numbering="true" text:style-name="L5">
                  <text:list-header>
                    <text:p text:style-name="P21"><text:span text:style-name="T12">n</text:span></text:p>
                  </text:list-header>
                </text:list>
              </table:table-cell>
            </table:table-row>
            <table:table-row table:style-name="ro3">
              <table:table-cell table:style-name="ce7">
                <text:list text:continue-numbering="true" text:style-name="L5">
                  <text:list-header>
                    <text:p text:style-name="P21"><text:span text:style-name="T14">1</text:span></text:p>
                  </text:list-header>
                </text:list>
              </table:table-cell>
              <table:table-cell table:style-name="ce5">
                <text:list text:continue-numbering="true" text:style-name="L5">
                  <text:list-header>
                    <text:p text:style-name="P21"><text:span text:style-name="T14">2</text:span></text:p>
                  </text:list-header>
                </text:list>
              </table:table-cell>
              <table:table-cell table:style-name="ce8">
                <text:list text:continue-numbering="true" text:style-name="L5">
                  <text:list-header>
                    <text:p text:style-name="P21"><text:span text:style-name="T12">n</text:span><text:span text:style-name="T66"></text:span><text:span text:style-name="T14">2</text:span></text:p>
                  </text:list-header>
                </text:list>
              </table:table-cell>
            </table:table-row>
            <table:table-row table:style-name="ro2">
              <table:table-cell table:style-name="ce9">
                <text:list text:continue-numbering="true" text:style-name="L5">
                  <text:list-header>
                    <text:p text:style-name="P21"><text:span text:style-name="T12">i</text:span></text:p>
                  </text:list-header>
                </text:list>
              </table:table-cell>
              <table:table-cell table:style-name="ce5">
                <text:list text:continue-numbering="true" text:style-name="L5">
                  <text:list-header>
                    <text:p text:style-name="P21"><text:span text:style-name="T14">2</text:span><text:span text:style-name="T67">i</text:span></text:p>
                  </text:list-header>
                </text:list>
              </table:table-cell>
              <table:table-cell table:style-name="ce10">
                <text:list text:continue-numbering="true" text:style-name="L5">
                  <text:list-header>
                    <text:p text:style-name="P21"><text:span text:style-name="T12">n</text:span><text:span text:style-name="T66"></text:span><text:span text:style-name="T14">2</text:span><text:span text:style-name="T67">i</text:span></text:p>
                  </text:list-header>
                </text:list>
              </table:table-cell>
            </table:table-row>
            <table:table-row table:style-name="ro4">
              <table:table-cell table:style-name="ce11">
                <text:list text:continue-numbering="true" text:style-name="L5">
                  <text:list-header>
                    <text:p text:style-name="P21"><text:span text:style-name="T12">…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21"><text:span text:style-name="T68">…</text:span></text:p>
                  </text:list-header>
                </text:list>
              </table:table-cell>
              <table:table-cell table:style-name="ce13">
                <text:list text:continue-numbering="true" text:style-name="L5">
                  <text:list-header>
                    <text:p text:style-name="P21"><text:span text:style-name="T68">…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4" draw:layer="layout" svg:width="13.331cm" svg:height="9.997cm" svg:x="3.496cm" svg:y="2.005cm" draw:page-number="17" presentation:class="page"/>
          <draw:frame presentation:style-name="pr5" draw:layer="layout" svg:width="14.904cm" svg:height="11.996cm" svg:x="2.708cm" svg:y="12.668cm" presentation:class="notes" presentation:placeholder="true">
            <draw:text-box/>
          </draw:frame>
        </presentation:notes>
      </draw:page>
      <draw:page draw:name="Summary of Sorting Algorithms" draw:style-name="dp1" draw:master-page-name="Default" presentation:presentation-page-layout-name="AL3T3" presentation:use-footer-name="ftr1" presentation:use-date-time-name="dtd1">
        <draw:frame presentation:style-name="pr3" draw:text-style-name="P2" draw:layer="layout" svg:width="22.437cm" svg:height="3.175cm" svg:x="1.692cm" svg:y="0.846cm" presentation:class="title" presentation:user-transformed="true">
          <draw:text-box>
            <text:list text:style-name="L1">
              <text:list-header>
                <text:p text:style-name="P1">Summary of Sorting Algorithms</text:p>
              </text:list-header>
            </text:list>
          </draw:text-box>
        </draw:frame>
        <draw:frame draw:layer="layout" svg:width="20.954cm" svg:height="13.659cm" svg:x="2.381cm" svg:y="4.524cm">
          <table:table>
            <table:table-column table:style-name="co2"/>
            <table:table-column table:style-name="co3"/>
            <table:table-column table:style-name="co4"/>
            <table:table-row table:style-name="ro5">
              <table:table-cell table:style-name="ce14">
                <text:list text:style-name="L5">
                  <text:list-header>
                    <text:p text:style-name="P22"><text:span text:style-name="T69">Algorithm</text:span></text:p>
                  </text:list-header>
                </text:list>
              </table:table-cell>
              <table:table-cell table:style-name="ce15">
                <text:list text:continue-numbering="true" text:style-name="L5">
                  <text:list-header>
                    <text:p text:style-name="P22"><text:span text:style-name="T69">Time</text:span></text:p>
                  </text:list-header>
                </text:list>
              </table:table-cell>
              <table:table-cell table:style-name="ce16">
                <text:list text:continue-numbering="true" text:style-name="L5">
                  <text:list-header>
                    <text:p text:style-name="P23"><text:span text:style-name="T69">Notes</text:span></text:p>
                  </text:list-header>
                </text:list>
              </table:table-cell>
            </table:table-row>
            <table:table-row table:style-name="ro6">
              <table:table-cell table:style-name="ce17">
                <text:list text:continue-numbering="true" text:style-name="L5">
                  <text:list-header>
                    <text:p text:style-name="P24"><text:span text:style-name="T70">selection-sort</text:span></text:p>
                  </text:list-header>
                </text:list>
              </table:table-cell>
              <table:table-cell table:style-name="ce18">
                <text:list text:continue-numbering="true" text:style-name="L5">
                  <text:list-header>
                    <text:p text:style-name="P24"><text:span text:style-name="T16">O</text:span><text:span text:style-name="T71">(</text:span><text:span text:style-name="T16">n</text:span><text:span text:style-name="T72">2</text:span><text:span text:style-name="T71">)</text:span></text:p>
                  </text:list-header>
                </text:list>
              </table:table-cell>
              <table:table-cell table:style-name="ce19">
                <text:list text:style-name="L10">
                  <text:list-item>
                    <text:p text:style-name="P25"><text:span text:style-name="T1"><text:s/></text:span><text:span text:style-name="T1">slow</text:span></text:p>
                  </text:list-item>
                  <text:list-item>
                    <text:p text:style-name="P25"><text:span text:style-name="T1"><text:s/></text:span><text:span text:style-name="T1">in-place</text:span></text:p>
                  </text:list-item>
                  <text:list-item>
                    <text:p text:style-name="P25"><text:span text:style-name="T1"><text:s/></text:span><text:span text:style-name="T1">for small data sets (&lt; 1K)</text:span></text:p>
                  </text:list-item>
                </text:list>
              </table:table-cell>
            </table:table-row>
            <table:table-row table:style-name="ro6">
              <table:table-cell table:style-name="ce20">
                <text:list text:style-name="L5">
                  <text:list-header>
                    <text:p text:style-name="P24"><text:span text:style-name="T70">insertion-sort</text:span></text:p>
                  </text:list-header>
                </text:list>
              </table:table-cell>
              <table:table-cell table:style-name="ce21">
                <text:list text:continue-numbering="true" text:style-name="L5">
                  <text:list-header>
                    <text:p text:style-name="P24"><text:span text:style-name="T16">O</text:span><text:span text:style-name="T71">(</text:span><text:span text:style-name="T16">n</text:span><text:span text:style-name="T72">2</text:span><text:span text:style-name="T71">)</text:span></text:p>
                  </text:list-header>
                </text:list>
              </table:table-cell>
              <table:table-cell table:style-name="ce22">
                <text:list text:style-name="L10">
                  <text:list-item>
                    <text:p text:style-name="P25"><text:span text:style-name="T1"><text:s/></text:span><text:span text:style-name="T1">slow</text:span></text:p>
                  </text:list-item>
                  <text:list-item>
                    <text:p text:style-name="P25"><text:span text:style-name="T1"><text:s/></text:span><text:span text:style-name="T1">in-place</text:span></text:p>
                  </text:list-item>
                  <text:list-item>
                    <text:p text:style-name="P25"><text:span text:style-name="T1"><text:s/></text:span><text:span text:style-name="T1">for small data sets (&lt; 1K)</text:span></text:p>
                  </text:list-item>
                </text:list>
              </table:table-cell>
            </table:table-row>
            <table:table-row table:style-name="ro7">
              <table:table-cell table:style-name="ce23">
                <text:list text:style-name="L5">
                  <text:list-header>
                    <text:p text:style-name="P24"><text:span text:style-name="T70">heap-sort</text:span></text:p>
                  </text:list-header>
                </text:list>
              </table:table-cell>
              <table:table-cell table:style-name="ce24">
                <text:list text:continue-numbering="true" text:style-name="L5">
                  <text:list-header>
                    <text:p text:style-name="P24"><text:span text:style-name="T16">O</text:span><text:span text:style-name="T71">(</text:span><text:span text:style-name="T16">n</text:span><text:span text:style-name="T71"> log </text:span><text:span text:style-name="T16">n</text:span><text:span text:style-name="T71">)</text:span></text:p>
                  </text:list-header>
                </text:list>
              </table:table-cell>
              <table:table-cell table:style-name="ce25">
                <text:list text:style-name="L10">
                  <text:list-item>
                    <text:p text:style-name="P25"><text:span text:style-name="T1"><text:s/></text:span><text:span text:style-name="T1">fast</text:span></text:p>
                  </text:list-item>
                  <text:list-item>
                    <text:p text:style-name="P25"><text:span text:style-name="T1"><text:s/></text:span><text:span text:style-name="T1">in-place</text:span></text:p>
                  </text:list-item>
                  <text:list-item>
                    <text:p text:style-name="P25"><text:span text:style-name="T1"><text:s/></text:span><text:span text:style-name="T1">for large data sets (1K </text:span><text:span text:style-name="T73">—</text:span><text:span text:style-name="T1"> 1M)</text:span></text:p>
                  </text:list-item>
                </text:list>
              </table:table-cell>
            </table:table-row>
            <table:table-row table:style-name="ro6">
              <table:table-cell table:style-name="ce26">
                <text:list text:style-name="L5">
                  <text:list-header>
                    <text:p text:style-name="P24"><text:span text:style-name="T70">merge-sort</text:span></text:p>
                  </text:list-header>
                </text:list>
              </table:table-cell>
              <table:table-cell table:style-name="ce27">
                <text:list text:continue-numbering="true" text:style-name="L5">
                  <text:list-header>
                    <text:p text:style-name="P24"><text:span text:style-name="T16">O</text:span><text:span text:style-name="T71">(</text:span><text:span text:style-name="T16">n</text:span><text:span text:style-name="T71"> log </text:span><text:span text:style-name="T16">n</text:span><text:span text:style-name="T71">)</text:span></text:p>
                  </text:list-header>
                </text:list>
              </table:table-cell>
              <table:table-cell table:style-name="ce28">
                <text:list text:style-name="L10">
                  <text:list-item>
                    <text:p text:style-name="P25"><text:span text:style-name="T1"><text:s/></text:span><text:span text:style-name="T1">fast</text:span></text:p>
                  </text:list-item>
                  <text:list-item>
                    <text:p text:style-name="P25"><text:span text:style-name="T1"><text:s/></text:span><text:span text:style-name="T1">sequential data access</text:span></text:p>
                  </text:list-item>
                  <text:list-item>
                    <text:p text:style-name="P25"><text:span text:style-name="T1"><text:s/></text:span><text:span text:style-name="T1">for huge data sets (&gt; 1M)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style-name="gr4" draw:layer="layout" svg:width="13.331cm" svg:height="9.997cm" svg:x="3.496cm" svg:y="2.005cm" draw:page-number="18" presentation:class="page"/>
          <draw:frame presentation:style-name="pr5" draw:layer="layout" svg:width="14.904cm" svg:height="11.996cm" svg:x="2.708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00800000008E13CF681.png" xlink:type="simple" xlink:show="embed" xlink:actuate="onLoad"/>
    <draw:marker draw:name="Arrow" svg:viewBox="0 0 20 30" svg:d="M10 0l-10 30h20z"/>
    <draw:marker draw:name="msArrowEnd_20_5" draw:display-name="msArrowEnd 5" svg:viewBox="0 0 636 636" svg:d="M318 0l318 636h-636z"/>
    <draw:stroke-dash draw:name="Dashed_20__28_var_29__20_4" draw:display-name="Dashed (var) 4" draw:style="rect" draw:dots2="1" draw:dots2-length="0.211cm" draw:distance="0.15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0458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40458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40458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40458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" style:font-family-asian="'Droid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image text:level="1" xlink:href="Pictures/100002000000000F0000000FCEDA7C5B.png" xlink:type="simple" xlink:show="embed" xlink:actuate="onLoad">
            <style:list-level-properties text:min-label-width="0.952cm" style:vertical-pos="middle" style:vertical-rel="line" fo:width="0.894cm" fo:height="0.894cm"/>
          </text:list-level-style-image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40458c" fo:font-size="60%"/>
          </text:list-level-style-bullet>
          <text:list-level-style-bullet text:level="3" text:bullet-char="">
            <style:list-level-properties text:space-before="2.54cm" text:min-label-width="0.635cm"/>
            <style:text-properties fo:font-family="Wingdings" style:font-pitch="variable" style:font-charset="x-symbol" fo:color="#6f89f7" fo:font-size="95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40458c" fo:font-size="6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40458c" fo:font-size="60%"/>
          </text:list-level-style-bullet>
          <text:list-level-style-bullet text:level="3" text:bullet-char="">
            <style:list-level-properties text:space-before="2.54cm" text:min-label-width="0.635cm"/>
            <style:text-properties fo:font-family="Wingdings" style:font-pitch="variable" style:font-charset="x-symbol" fo:color="#6f89f7" fo:font-size="95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40458c" fo:font-size="6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6f89f7" fo:font-size="11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40458c" fo:font-size="60%"/>
          </text:list-level-style-bullet>
          <text:list-level-style-bullet text:level="3" text:bullet-char="">
            <style:list-level-properties text:space-before="2.54cm"/>
            <style:text-properties fo:font-family="Wingdings" style:font-pitch="variable" style:font-charset="x-symbol" fo:color="#6f89f7" fo:font-size="95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40458c" fo:font-size="6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be2d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be2d00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6f89f7" fo:font-size="11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40458c" fo:font-size="60%"/>
          </text:list-level-style-bullet>
          <text:list-level-style-bullet text:level="3" text:bullet-char="">
            <style:list-level-properties text:space-before="2.54cm"/>
            <style:text-properties fo:font-family="Wingdings" style:font-pitch="variable" style:font-charset="x-symbol" fo:color="#6f89f7" fo:font-size="95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40458c" fo:font-size="6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">
            <style:list-level-properties/>
            <style:text-properties fo:font-family="Wingdings" style:font-pitch="variable" style:font-charset="x-symbol" fo:color="#6f89f7" fo:font-size="110%"/>
          </text:list-level-style-bullet>
          <text:list-level-style-number text:level="2" style:num-format="">
            <style:list-level-properties/>
            <style:text-properties fo:color="#40458c" fo:font-size="60%"/>
          </text:list-level-style-number>
          <text:list-level-style-bullet text:level="3" text:bullet-char="">
            <style:list-level-properties text:space-before="2.54cm"/>
            <style:text-properties fo:font-family="Wingdings" style:font-pitch="variable" style:font-charset="x-symbol" fo:color="#6f89f7" fo:font-size="95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40458c" fo:font-size="6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ecd882" draw:textarea-horizontal-align="left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b7c1eb">
        <text:list-style style:name="Title1-subtitle">
          <text:list-level-style-number text:level="1" style:num-format="">
            <style:list-level-properties/>
            <style:text-properties fo:color="#6f89f7" fo:font-size="11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40458c" fo:font-size="60%"/>
          </text:list-level-style-bullet>
          <text:list-level-style-bullet text:level="3" text:bullet-char="">
            <style:list-level-properties text:space-before="2.54cm"/>
            <style:text-properties fo:font-family="Wingdings" style:font-pitch="variable" style:font-charset="x-symbol" fo:color="#6f89f7" fo:font-size="95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40458c" fo:font-size="6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ecd882" draw:textarea-horizontal-align="left" draw:textarea-vertical-align="bottom" draw:auto-grow-height="false" draw:auto-grow-width="false" fo:min-height="2.916cm" fo:min-width="0cm" fo:padding-top="0.13cm" fo:padding-bottom="0.13cm" fo:padding-left="0.25cm" fo:padding-right="0.25cm" fo:wrap-option="wrap" draw:shadow-color="#b7c1eb">
        <text:list-style style:name="Title1-title">
          <text:list-level-style-number text:level="1" style:num-format="">
            <style:list-level-properties/>
            <style:text-properties fo:color="#be2d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be2d00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time-style style:name="T2">
      <number:hours/>
      <number:text>:</number:text>
      <number:minutes/>
    </number:tim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4cm" fo:padding-bottom="0.134cm" fo:padding-left="0.268cm" fo:padding-right="0.268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4cm" fo:padding-bottom="0.134cm" fo:padding-left="0.268cm" fo:padding-right="0.268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4cm" fo:padding-bottom="0.134cm" fo:padding-left="0.268cm" fo:padding-right="0.268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4cm" fo:padding-bottom="0.134cm" fo:padding-left="0.268cm" fo:padding-right="0.268cm" fo:wrap-option="wrap" draw:shadow-color="#808080"/>
    </style:style>
    <style:style style:name="Mgr6" style:family="graphic" style:parent-style-name="standard">
      <style:graphic-properties draw:stroke="solid" svg:stroke-width="0.026cm" svg:stroke-color="#cfdbfd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b7c1eb"/>
    </style:style>
    <style:style style:name="Mgr7" style:family="graphic" style:parent-style-name="standard">
      <style:graphic-properties draw:stroke="none" draw:fill="bitmap" draw:fill-color="#cfdbfd" draw:fill-image-name="Bitmape_20_1" draw:textarea-horizontal-align="left" draw:textarea-vertical-align="middle" draw:auto-grow-height="false" fo:padding-top="0.13cm" fo:padding-bottom="0.13cm" fo:padding-left="0.25cm" fo:padding-right="0.25cm" fo:wrap-option="no-wrap" draw:shadow-color="#b7c1eb"/>
    </style:style>
    <style:style style:name="Mgr8" style:family="graphic" style:parent-style-name="standard">
      <style:graphic-properties draw:stroke="solid" svg:stroke-width="0.026cm" svg:stroke-color="#6f89f7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b7c1eb"/>
    </style:style>
    <style:style style:name="Mgr9" style:family="graphic" style:parent-style-name="standard">
      <style:graphic-properties draw:stroke="solid" svg:stroke-width="0.026cm" svg:stroke-color="#6f89f7" draw:stroke-linejoin="miter" svg:stroke-linecap="square" draw:fill="none" draw:fill-color="#ecd882" draw:textarea-horizontal-align="left" draw:textarea-vertical-align="middle" draw:auto-grow-height="false" fo:padding-top="0.13cm" fo:padding-bottom="0.13cm" fo:padding-left="0.25cm" fo:padding-right="0.25cm" fo:wrap-option="no-wrap" draw:shadow-color="#b7c1eb"/>
    </style:style>
    <style:style style:name="Mgr10" style:family="graphic" style:parent-style-name="standard" style:list-style-name="ML1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4cm" fo:padding-bottom="0.134cm" fo:padding-left="0.268cm" fo:padding-right="0.268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4cm" fo:padding-bottom="0.134cm" fo:padding-left="0.268cm" fo:padding-right="0.268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4cm" fo:padding-bottom="0.134cm" fo:padding-left="0.268cm" fo:padding-right="0.268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4cm" fo:padding-bottom="0.134cm" fo:padding-left="0.268cm" fo:padding-right="0.268cm" fo:wrap-option="wrap" draw:shadow-color="#808080"/>
    </style:style>
    <style:style style:name="Mgr14" style:family="graphic" style:parent-style-name="standard">
      <style:graphic-properties draw:stroke="none" draw:fill="solid" draw:fill-color="#cfdbfd" draw:textarea-horizontal-align="left" draw:textarea-vertical-align="middle" draw:auto-grow-height="false" fo:padding-top="0.13cm" fo:padding-bottom="0.13cm" fo:padding-left="0.25cm" fo:padding-right="0.25cm" fo:wrap-option="no-wrap" draw:shadow-color="#b7c1eb"/>
    </style:style>
    <style:style style:name="Mpr1" style:family="presentation" style:parent-style-name="Default-backgroundobjects">
      <style:graphic-properties draw:stroke="none" draw:fill="none" draw:fill-color="#ecd882" draw:auto-grow-height="false" draw:auto-grow-width="false" fo:min-height="1.271cm" fo:min-width="0cm" fo:wrap-option="wrap"/>
    </style:style>
    <style:style style:name="Mpr2" style:family="presentation" style:parent-style-name="Title1-backgroundobjects" style:list-style-name="ML3">
      <style:graphic-properties draw:stroke="none" draw:fill="none" draw:fill-color="#ecd882" draw:auto-grow-height="false" draw:auto-grow-width="false" fo:min-height="1.271cm" fo:min-width="0cm" fo:wrap-option="wrap"/>
    </style:style>
    <style:style style:name="Mpr3" style:family="presentation" style:parent-style-name="Title1-backgroundobjects" style:list-style-name="ML3">
      <style:graphic-properties draw:stroke="none" draw:fill="none" draw:fill-color="#ecd882" draw:auto-grow-height="false" draw:auto-grow-width="false" fo:min-height="1.271cm" fo:min-width="0cm" fo:wrap-option="wrap"/>
    </style:style>
    <style:style style:name="Mpr4" style:family="presentation" style:parent-style-name="Title1-backgroundobjects" style:list-style-name="ML3">
      <style:graphic-properties draw:stroke="none" draw:fill="none" draw:fill-color="#ecd882" draw:auto-grow-height="false" draw:auto-grow-width="false" fo:min-height="1.271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4cm" fo:padding-bottom="0.134cm" fo:padding-left="0.268cm" fo:padding-right="0.268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4cm" fo:padding-bottom="0.134cm" fo:padding-left="0.268cm" fo:padding-right="0.268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4cm" fo:padding-bottom="0.134cm" fo:padding-left="0.268cm" fo:padding-right="0.268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4cm" fo:padding-bottom="0.134cm" fo:padding-left="0.268cm" fo:padding-right="0.268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/>
    </style:style>
    <style:style style:name="MP3" style:family="paragraph">
      <style:paragraph-properties fo:margin-left="0cm" fo:margin-right="0cm" fo:line-height="100%" fo:text-indent="0cm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/>
    </style:style>
    <style:style style:name="MP5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align="center" fo:text-indent="0cm"/>
    </style:style>
    <style:style style:name="MP9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T1" style:family="text">
      <style:text-properties fo:color="#000000" style:font-name="Tahoma" fo:font-size="14pt" style:font-size-asian="14pt" style:font-size-complex="14pt"/>
    </style:style>
    <style:style style:name="MT2" style:family="text">
      <style:text-properties style:font-name="Tahoma" fo:font-size="14pt" fo:language="en" fo:country="US" style:font-size-asian="14pt" style:font-size-complex="14pt"/>
    </style:style>
    <style:style style:name="MT3" style:family="text">
      <style:text-properties fo:color="#40458c" style:font-name="Tahoma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40458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40458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40458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40458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40458c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20.32cm" svg:height="26.67cm" svg:x="0cm" svg:y="0cm">
        <text:p/>
      </draw:rect>
      <draw:frame draw:style-name="Mgr2" draw:text-style-name="MP3" draw:layer="backgroundobjects" svg:width="8.802cm" svg:height="1.332cm" svg:x="0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802cm" svg:height="1.332cm" svg:x="11.518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6-12-22">22/12/16</text:date></text:span><text:span text:style-name="MT1"> </text:span><text:span text:style-name="MT1"><text:time style:data-style-name="T2" text:time-value="20:33:16.594248308">20:55</text:time></text:span></text:p>
            </text:list-header>
          </text:list>
        </draw:text-box>
      </draw:frame>
      <draw:frame draw:style-name="Mgr4" draw:text-style-name="MP3" draw:layer="backgroundobjects" svg:width="8.802cm" svg:height="1.332cm" svg:x="0cm" svg:y="25.338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802cm" svg:height="1.332cm" svg:x="11.518cm" svg:y="25.338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</style:handout-master>
    <style:master-page style:name="Default" style:page-layout-name="PM1" draw:style-name="Mdp1">
      <draw:g>
        <draw:g>
          <draw:g>
            <draw:line draw:style-name="Mgr6" draw:text-style-name="MP6" draw:layer="backgroundobjects" svg:x1="0cm" svg:y1="0.847cm" svg:x2="25.4cm" svg:y2="0.847cm">
              <text:p/>
            </draw:line>
            <draw:line draw:style-name="Mgr6" draw:text-style-name="MP6" draw:layer="backgroundobjects" svg:x1="0cm" svg:y1="1.693cm" svg:x2="25.4cm" svg:y2="1.693cm">
              <text:p/>
            </draw:line>
            <draw:line draw:style-name="Mgr6" draw:text-style-name="MP6" draw:layer="backgroundobjects" svg:x1="0cm" svg:y1="2.54cm" svg:x2="25.4cm" svg:y2="2.54cm">
              <text:p/>
            </draw:line>
            <draw:line draw:style-name="Mgr6" draw:text-style-name="MP6" draw:layer="backgroundobjects" svg:x1="0cm" svg:y1="3.387cm" svg:x2="25.4cm" svg:y2="3.387cm">
              <text:p/>
            </draw:line>
            <draw:line draw:style-name="Mgr6" draw:text-style-name="MP6" draw:layer="backgroundobjects" svg:x1="0cm" svg:y1="4.233cm" svg:x2="25.4cm" svg:y2="4.233cm">
              <text:p/>
            </draw:line>
            <draw:line draw:style-name="Mgr6" draw:text-style-name="MP6" draw:layer="backgroundobjects" svg:x1="0cm" svg:y1="5.08cm" svg:x2="25.4cm" svg:y2="5.08cm">
              <text:p/>
            </draw:line>
            <draw:line draw:style-name="Mgr6" draw:text-style-name="MP6" draw:layer="backgroundobjects" svg:x1="0cm" svg:y1="5.927cm" svg:x2="25.4cm" svg:y2="5.927cm">
              <text:p/>
            </draw:line>
            <draw:line draw:style-name="Mgr6" draw:text-style-name="MP6" draw:layer="backgroundobjects" svg:x1="0cm" svg:y1="6.773cm" svg:x2="25.4cm" svg:y2="6.773cm">
              <text:p/>
            </draw:line>
            <draw:line draw:style-name="Mgr6" draw:text-style-name="MP6" draw:layer="backgroundobjects" svg:x1="0cm" svg:y1="7.62cm" svg:x2="25.4cm" svg:y2="7.62cm">
              <text:p/>
            </draw:line>
            <draw:line draw:style-name="Mgr6" draw:text-style-name="MP6" draw:layer="backgroundobjects" svg:x1="0cm" svg:y1="8.467cm" svg:x2="25.4cm" svg:y2="8.467cm">
              <text:p/>
            </draw:line>
            <draw:line draw:style-name="Mgr6" draw:text-style-name="MP6" draw:layer="backgroundobjects" svg:x1="0cm" svg:y1="9.313cm" svg:x2="25.4cm" svg:y2="9.313cm">
              <text:p/>
            </draw:line>
            <draw:line draw:style-name="Mgr6" draw:text-style-name="MP6" draw:layer="backgroundobjects" svg:x1="0cm" svg:y1="10.16cm" svg:x2="25.4cm" svg:y2="10.16cm">
              <text:p/>
            </draw:line>
            <draw:line draw:style-name="Mgr6" draw:text-style-name="MP6" draw:layer="backgroundobjects" svg:x1="0cm" svg:y1="11.007cm" svg:x2="25.4cm" svg:y2="11.007cm">
              <text:p/>
            </draw:line>
            <draw:line draw:style-name="Mgr6" draw:text-style-name="MP6" draw:layer="backgroundobjects" svg:x1="0cm" svg:y1="11.853cm" svg:x2="25.4cm" svg:y2="11.853cm">
              <text:p/>
            </draw:line>
            <draw:line draw:style-name="Mgr6" draw:text-style-name="MP6" draw:layer="backgroundobjects" svg:x1="0cm" svg:y1="12.7cm" svg:x2="25.4cm" svg:y2="12.7cm">
              <text:p/>
            </draw:line>
            <draw:line draw:style-name="Mgr6" draw:text-style-name="MP6" draw:layer="backgroundobjects" svg:x1="0cm" svg:y1="13.547cm" svg:x2="25.4cm" svg:y2="13.547cm">
              <text:p/>
            </draw:line>
            <draw:line draw:style-name="Mgr6" draw:text-style-name="MP6" draw:layer="backgroundobjects" svg:x1="0cm" svg:y1="14.393cm" svg:x2="25.4cm" svg:y2="14.393cm">
              <text:p/>
            </draw:line>
            <draw:line draw:style-name="Mgr6" draw:text-style-name="MP6" draw:layer="backgroundobjects" svg:x1="0cm" svg:y1="15.24cm" svg:x2="25.4cm" svg:y2="15.24cm">
              <text:p/>
            </draw:line>
            <draw:line draw:style-name="Mgr6" draw:text-style-name="MP6" draw:layer="backgroundobjects" svg:x1="0cm" svg:y1="16.087cm" svg:x2="25.4cm" svg:y2="16.087cm">
              <text:p/>
            </draw:line>
            <draw:line draw:style-name="Mgr6" draw:text-style-name="MP6" draw:layer="backgroundobjects" svg:x1="0cm" svg:y1="16.933cm" svg:x2="25.4cm" svg:y2="16.933cm">
              <text:p/>
            </draw:line>
            <draw:line draw:style-name="Mgr6" draw:text-style-name="MP6" draw:layer="backgroundobjects" svg:x1="0cm" svg:y1="17.78cm" svg:x2="25.4cm" svg:y2="17.78cm">
              <text:p/>
            </draw:line>
            <draw:line draw:style-name="Mgr6" draw:text-style-name="MP6" draw:layer="backgroundobjects" svg:x1="0cm" svg:y1="18.627cm" svg:x2="25.4cm" svg:y2="18.627cm">
              <text:p/>
            </draw:line>
          </draw:g>
          <draw:g>
            <draw:line draw:style-name="Mgr6" draw:text-style-name="MP6" draw:layer="backgroundobjects" svg:x1="0.847cm" svg:y1="0cm" svg:x2="0.847cm" svg:y2="19.05cm">
              <text:p/>
            </draw:line>
            <draw:line draw:style-name="Mgr6" draw:text-style-name="MP6" draw:layer="backgroundobjects" svg:x1="1.693cm" svg:y1="0cm" svg:x2="1.693cm" svg:y2="19.05cm">
              <text:p/>
            </draw:line>
            <draw:line draw:style-name="Mgr6" draw:text-style-name="MP6" draw:layer="backgroundobjects" svg:x1="2.54cm" svg:y1="0cm" svg:x2="2.54cm" svg:y2="19.05cm">
              <text:p/>
            </draw:line>
            <draw:line draw:style-name="Mgr6" draw:text-style-name="MP6" draw:layer="backgroundobjects" svg:x1="3.387cm" svg:y1="0cm" svg:x2="3.387cm" svg:y2="19.05cm">
              <text:p/>
            </draw:line>
            <draw:line draw:style-name="Mgr6" draw:text-style-name="MP6" draw:layer="backgroundobjects" svg:x1="4.233cm" svg:y1="0cm" svg:x2="4.233cm" svg:y2="19.05cm">
              <text:p/>
            </draw:line>
            <draw:line draw:style-name="Mgr6" draw:text-style-name="MP6" draw:layer="backgroundobjects" svg:x1="5.08cm" svg:y1="0cm" svg:x2="5.08cm" svg:y2="19.05cm">
              <text:p/>
            </draw:line>
            <draw:line draw:style-name="Mgr6" draw:text-style-name="MP6" draw:layer="backgroundobjects" svg:x1="5.927cm" svg:y1="0cm" svg:x2="5.927cm" svg:y2="19.05cm">
              <text:p/>
            </draw:line>
            <draw:line draw:style-name="Mgr6" draw:text-style-name="MP6" draw:layer="backgroundobjects" svg:x1="6.773cm" svg:y1="0cm" svg:x2="6.773cm" svg:y2="19.05cm">
              <text:p/>
            </draw:line>
            <draw:line draw:style-name="Mgr6" draw:text-style-name="MP6" draw:layer="backgroundobjects" svg:x1="7.62cm" svg:y1="0cm" svg:x2="7.62cm" svg:y2="19.05cm">
              <text:p/>
            </draw:line>
            <draw:line draw:style-name="Mgr6" draw:text-style-name="MP6" draw:layer="backgroundobjects" svg:x1="8.467cm" svg:y1="0cm" svg:x2="8.467cm" svg:y2="19.05cm">
              <text:p/>
            </draw:line>
            <draw:line draw:style-name="Mgr6" draw:text-style-name="MP6" draw:layer="backgroundobjects" svg:x1="9.313cm" svg:y1="0cm" svg:x2="9.313cm" svg:y2="19.05cm">
              <text:p/>
            </draw:line>
            <draw:line draw:style-name="Mgr6" draw:text-style-name="MP6" draw:layer="backgroundobjects" svg:x1="10.16cm" svg:y1="0cm" svg:x2="10.16cm" svg:y2="19.05cm">
              <text:p/>
            </draw:line>
            <draw:line draw:style-name="Mgr6" draw:text-style-name="MP6" draw:layer="backgroundobjects" svg:x1="11.007cm" svg:y1="0cm" svg:x2="11.007cm" svg:y2="19.05cm">
              <text:p/>
            </draw:line>
            <draw:line draw:style-name="Mgr6" draw:text-style-name="MP6" draw:layer="backgroundobjects" svg:x1="11.853cm" svg:y1="0cm" svg:x2="11.853cm" svg:y2="19.05cm">
              <text:p/>
            </draw:line>
            <draw:line draw:style-name="Mgr6" draw:text-style-name="MP6" draw:layer="backgroundobjects" svg:x1="12.7cm" svg:y1="0cm" svg:x2="12.7cm" svg:y2="19.05cm">
              <text:p/>
            </draw:line>
            <draw:line draw:style-name="Mgr6" draw:text-style-name="MP6" draw:layer="backgroundobjects" svg:x1="13.547cm" svg:y1="0cm" svg:x2="13.547cm" svg:y2="19.05cm">
              <text:p/>
            </draw:line>
            <draw:line draw:style-name="Mgr6" draw:text-style-name="MP6" draw:layer="backgroundobjects" svg:x1="14.393cm" svg:y1="0cm" svg:x2="14.393cm" svg:y2="19.05cm">
              <text:p/>
            </draw:line>
            <draw:line draw:style-name="Mgr6" draw:text-style-name="MP6" draw:layer="backgroundobjects" svg:x1="15.24cm" svg:y1="0cm" svg:x2="15.24cm" svg:y2="19.05cm">
              <text:p/>
            </draw:line>
            <draw:line draw:style-name="Mgr6" draw:text-style-name="MP6" draw:layer="backgroundobjects" svg:x1="16.087cm" svg:y1="0cm" svg:x2="16.087cm" svg:y2="19.05cm">
              <text:p/>
            </draw:line>
            <draw:line draw:style-name="Mgr6" draw:text-style-name="MP6" draw:layer="backgroundobjects" svg:x1="16.933cm" svg:y1="0cm" svg:x2="16.933cm" svg:y2="19.05cm">
              <text:p/>
            </draw:line>
            <draw:line draw:style-name="Mgr6" draw:text-style-name="MP6" draw:layer="backgroundobjects" svg:x1="17.78cm" svg:y1="0cm" svg:x2="17.78cm" svg:y2="19.05cm">
              <text:p/>
            </draw:line>
            <draw:line draw:style-name="Mgr6" draw:text-style-name="MP6" draw:layer="backgroundobjects" svg:x1="18.627cm" svg:y1="0cm" svg:x2="18.627cm" svg:y2="19.05cm">
              <text:p/>
            </draw:line>
            <draw:line draw:style-name="Mgr6" draw:text-style-name="MP6" draw:layer="backgroundobjects" svg:x1="19.473cm" svg:y1="0cm" svg:x2="19.473cm" svg:y2="19.05cm">
              <text:p/>
            </draw:line>
            <draw:line draw:style-name="Mgr6" draw:text-style-name="MP6" draw:layer="backgroundobjects" svg:x1="20.32cm" svg:y1="0cm" svg:x2="20.32cm" svg:y2="19.05cm">
              <text:p/>
            </draw:line>
            <draw:line draw:style-name="Mgr6" draw:text-style-name="MP6" draw:layer="backgroundobjects" svg:x1="21.167cm" svg:y1="0cm" svg:x2="21.167cm" svg:y2="19.05cm">
              <text:p/>
            </draw:line>
            <draw:line draw:style-name="Mgr6" draw:text-style-name="MP6" draw:layer="backgroundobjects" svg:x1="22.013cm" svg:y1="0cm" svg:x2="22.013cm" svg:y2="19.05cm">
              <text:p/>
            </draw:line>
            <draw:line draw:style-name="Mgr6" draw:text-style-name="MP6" draw:layer="backgroundobjects" svg:x1="22.86cm" svg:y1="0cm" svg:x2="22.86cm" svg:y2="19.05cm">
              <text:p/>
            </draw:line>
            <draw:line draw:style-name="Mgr6" draw:text-style-name="MP6" draw:layer="backgroundobjects" svg:x1="23.707cm" svg:y1="0cm" svg:x2="23.707cm" svg:y2="19.05cm">
              <text:p/>
            </draw:line>
            <draw:line draw:style-name="Mgr6" draw:text-style-name="MP6" draw:layer="backgroundobjects" svg:x1="24.553cm" svg:y1="0cm" svg:x2="24.553cm" svg:y2="19.05cm">
              <text:p/>
            </draw:line>
          </draw:g>
        </draw:g>
        <draw:custom-shape draw:style-name="Mgr7" draw:text-style-name="MP7" draw:layer="backgroundobjects" svg:width="16.087cm" svg:height="0.423cm" svg:x="9.313cm" svg:y="0cm">
          <text:p/>
          <draw:enhanced-geometry svg:viewBox="0 0 21600 21600" draw:type="rectangle" draw:enhanced-path="M 0 0 L 21600 0 21600 21600 0 21600 0 0 Z N"/>
        </draw:custom-shape>
        <draw:line draw:style-name="Mgr8" draw:text-style-name="MP6" draw:layer="backgroundobjects" svg:x1="24.553cm" svg:y1="0cm" svg:x2="24.553cm" svg:y2="6.562cm">
          <text:p/>
        </draw:line>
        <draw:g>
          <draw:line draw:style-name="Mgr8" draw:text-style-name="MP6" draw:layer="backgroundobjects" svg:x1="6.107cm" svg:y1="4.204cm" svg:x2="1.151cm" svg:y2="4.204cm">
            <text:p/>
          </draw:line>
          <draw:line draw:style-name="Mgr8" draw:text-style-name="MP6" draw:layer="backgroundobjects" svg:x1="1.69cm" svg:y1="3.942cm" svg:x2="1.69cm" svg:y2="10.389cm">
            <text:p/>
          </draw:line>
          <draw:custom-shape draw:style-name="Mgr9" draw:text-style-name="MP7" draw:layer="backgroundobjects" svg:width="0.536cm" svg:height="0.536cm" svg:x="1.422cm" svg:y="3.933cm">
            <text:p/>
            <draw:enhanced-geometry draw:text-areas="6 0 21599 21599" svg:viewBox="0 0 21600 21600" draw:mirror-horizontal="true" draw:type="mso-spt100" draw:modifiers="-91.2762603759766 178.791076660156 21595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</draw:g>
      <draw:frame presentation:style-name="Default-title" draw:layer="backgroundobjects" svg:width="21.59cm" svg:height="3.175cm" svg:x="1.693cm" svg:y="0.846cm" presentation:class="title" presentation:placeholder="true">
        <draw:text-box/>
      </draw:frame>
      <draw:frame presentation:style-name="Default-outline1" draw:layer="backgroundobjects" svg:width="21.59cm" svg:height="11.43cm" svg:x="2.328cm" svg:y="5.292cm" presentation:class="outline" presentation:placeholder="true">
        <draw:text-box/>
        <svg:desc>Rectangle: Click to edit Master text styles
Second level
Third level
Fourth level
Fifth level</svg:desc>
      </draw:frame>
      <draw:frame presentation:style-name="Mpr1" draw:layer="backgroundobjects" svg:width="5.292cm" svg:height="1.27cm" svg:x="1.905cm" svg:y="17.357cm" presentation:class="date-time">
        <draw:text-box>
          <text:list text:style-name="ML2">
            <text:list-header>
              <text:p><text:date style:data-style-name="D3" text:date-value="2016-12-22">22/12/16</text:date> <text:time style:data-style-name="T2" text:time-value="20:33:16.639486221">20:55</text:time></text:p>
            </text:list-header>
          </text:list>
        </draw:text-box>
      </draw:frame>
      <draw:frame presentation:style-name="Mpr1" draw:layer="backgroundobjects" svg:width="8.044cm" svg:height="1.27cm" svg:x="8.678cm" svg:y="17.357cm" presentation:class="footer">
        <draw:text-box>
          <text:list text:style-name="ML2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cm" svg:x="18.203cm" svg:y="17.357cm" presentation:class="page-number">
        <draw:text-box>
          <text:list text:style-name="ML2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draw:style-name="Mgr10" draw:text-style-name="MP3" draw:layer="backgroundobjects" svg:width="8.802cm" svg:height="1.332cm" svg:x="0cm" svg:y="0cm" presentation:class="header">
          <draw:text-box>
            <text:list text:style-name="ML1">
              <text:list-header>
                <text:p text:style-name="MP2"><text:span text:style-name="MT2"><presentation:header/></text:span></text:p>
              </text:list-header>
            </text:list>
          </draw:text-box>
        </draw:frame>
        <draw:frame draw:style-name="Mgr11" draw:text-style-name="MP5" draw:layer="backgroundobjects" svg:width="8.802cm" svg:height="1.332cm" svg:x="11.518cm" svg:y="0cm" presentation:class="date-time">
          <draw:text-box>
            <text:list text:style-name="ML1">
              <text:list-header>
                <text:p text:style-name="MP4"><text:span text:style-name="MT2"><text:date style:data-style-name="D3" text:date-value="2016-12-22">12/22/16</text:date></text:span><text:span text:style-name="MT2"> </text:span><text:span text:style-name="MT2"><text:time style:data-style-name="T2" text:time-value="20:33:16.646494446">20:55</text:time></text:span></text:p>
              </text:list-header>
            </text:list>
          </draw:text-box>
        </draw:frame>
        <draw:page-thumbnail presentation:style-name="Default-title" draw:layer="backgroundobjects" svg:width="13.331cm" svg:height="9.997cm" svg:x="3.496cm" svg:y="2.005cm" presentation:class="page"/>
        <draw:frame presentation:style-name="Default-notes" draw:layer="backgroundobjects" svg:width="14.904cm" svg:height="11.995cm" svg:x="2.708cm" svg:y="12.668cm" presentation:class="notes" presentation:placeholder="true">
          <draw:text-box/>
        </draw:frame>
        <draw:frame draw:style-name="Mgr12" draw:text-style-name="MP3" draw:layer="backgroundobjects" svg:width="8.802cm" svg:height="1.332cm" svg:x="0cm" svg:y="25.338cm" presentation:class="footer">
          <draw:text-box>
            <text:list text:style-name="ML1">
              <text:list-header>
                <text:p text:style-name="MP2"><text:span text:style-name="MT2"><presentation:footer/></text:span></text:p>
              </text:list-header>
            </text:list>
          </draw:text-box>
        </draw:frame>
        <draw:frame draw:style-name="Mgr13" draw:text-style-name="MP5" draw:layer="backgroundobjects" svg:width="8.802cm" svg:height="1.332cm" svg:x="11.518cm" svg:y="25.338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7" draw:layer="backgroundobjects" svg:width="16.087cm" svg:height="0.423cm" svg:x="9.313cm" svg:y="0cm">
            <text:p/>
            <draw:enhanced-geometry svg:viewBox="0 0 21600 21600" draw:type="rectangle" draw:enhanced-path="M 0 0 L 21600 0 21600 21600 0 21600 0 0 Z N"/>
          </draw:custom-shape>
          <draw:g>
            <draw:line draw:style-name="Mgr6" draw:text-style-name="MP6" draw:layer="backgroundobjects" svg:x1="0cm" svg:y1="0.847cm" svg:x2="25.4cm" svg:y2="0.847cm">
              <text:p/>
            </draw:line>
            <draw:line draw:style-name="Mgr6" draw:text-style-name="MP6" draw:layer="backgroundobjects" svg:x1="0cm" svg:y1="1.693cm" svg:x2="25.4cm" svg:y2="1.693cm">
              <text:p/>
            </draw:line>
            <draw:line draw:style-name="Mgr6" draw:text-style-name="MP6" draw:layer="backgroundobjects" svg:x1="0cm" svg:y1="2.54cm" svg:x2="25.4cm" svg:y2="2.54cm">
              <text:p/>
            </draw:line>
            <draw:line draw:style-name="Mgr6" draw:text-style-name="MP6" draw:layer="backgroundobjects" svg:x1="0cm" svg:y1="3.387cm" svg:x2="25.4cm" svg:y2="3.387cm">
              <text:p/>
            </draw:line>
            <draw:line draw:style-name="Mgr6" draw:text-style-name="MP6" draw:layer="backgroundobjects" svg:x1="0cm" svg:y1="4.233cm" svg:x2="25.4cm" svg:y2="4.233cm">
              <text:p/>
            </draw:line>
            <draw:line draw:style-name="Mgr6" draw:text-style-name="MP6" draw:layer="backgroundobjects" svg:x1="0cm" svg:y1="5.08cm" svg:x2="25.4cm" svg:y2="5.08cm">
              <text:p/>
            </draw:line>
            <draw:line draw:style-name="Mgr6" draw:text-style-name="MP6" draw:layer="backgroundobjects" svg:x1="0cm" svg:y1="5.927cm" svg:x2="25.4cm" svg:y2="5.927cm">
              <text:p/>
            </draw:line>
            <draw:line draw:style-name="Mgr6" draw:text-style-name="MP6" draw:layer="backgroundobjects" svg:x1="0cm" svg:y1="6.773cm" svg:x2="25.4cm" svg:y2="6.773cm">
              <text:p/>
            </draw:line>
            <draw:line draw:style-name="Mgr6" draw:text-style-name="MP6" draw:layer="backgroundobjects" svg:x1="0cm" svg:y1="7.62cm" svg:x2="25.4cm" svg:y2="7.62cm">
              <text:p/>
            </draw:line>
            <draw:line draw:style-name="Mgr6" draw:text-style-name="MP6" draw:layer="backgroundobjects" svg:x1="0cm" svg:y1="8.467cm" svg:x2="25.4cm" svg:y2="8.467cm">
              <text:p/>
            </draw:line>
            <draw:line draw:style-name="Mgr6" draw:text-style-name="MP6" draw:layer="backgroundobjects" svg:x1="0cm" svg:y1="9.313cm" svg:x2="25.4cm" svg:y2="9.313cm">
              <text:p/>
            </draw:line>
            <draw:line draw:style-name="Mgr6" draw:text-style-name="MP6" draw:layer="backgroundobjects" svg:x1="0cm" svg:y1="10.16cm" svg:x2="25.4cm" svg:y2="10.16cm">
              <text:p/>
            </draw:line>
            <draw:line draw:style-name="Mgr6" draw:text-style-name="MP6" draw:layer="backgroundobjects" svg:x1="0cm" svg:y1="11.007cm" svg:x2="25.4cm" svg:y2="11.007cm">
              <text:p/>
            </draw:line>
            <draw:line draw:style-name="Mgr6" draw:text-style-name="MP6" draw:layer="backgroundobjects" svg:x1="0cm" svg:y1="11.853cm" svg:x2="25.4cm" svg:y2="11.853cm">
              <text:p/>
            </draw:line>
            <draw:line draw:style-name="Mgr6" draw:text-style-name="MP6" draw:layer="backgroundobjects" svg:x1="0cm" svg:y1="12.7cm" svg:x2="25.4cm" svg:y2="12.7cm">
              <text:p/>
            </draw:line>
            <draw:line draw:style-name="Mgr6" draw:text-style-name="MP6" draw:layer="backgroundobjects" svg:x1="0cm" svg:y1="13.547cm" svg:x2="25.4cm" svg:y2="13.547cm">
              <text:p/>
            </draw:line>
            <draw:line draw:style-name="Mgr6" draw:text-style-name="MP6" draw:layer="backgroundobjects" svg:x1="0cm" svg:y1="14.393cm" svg:x2="25.4cm" svg:y2="14.393cm">
              <text:p/>
            </draw:line>
            <draw:line draw:style-name="Mgr6" draw:text-style-name="MP6" draw:layer="backgroundobjects" svg:x1="0cm" svg:y1="15.24cm" svg:x2="25.4cm" svg:y2="15.24cm">
              <text:p/>
            </draw:line>
            <draw:line draw:style-name="Mgr6" draw:text-style-name="MP6" draw:layer="backgroundobjects" svg:x1="0cm" svg:y1="16.087cm" svg:x2="25.4cm" svg:y2="16.087cm">
              <text:p/>
            </draw:line>
            <draw:line draw:style-name="Mgr6" draw:text-style-name="MP6" draw:layer="backgroundobjects" svg:x1="0cm" svg:y1="16.933cm" svg:x2="25.4cm" svg:y2="16.933cm">
              <text:p/>
            </draw:line>
            <draw:line draw:style-name="Mgr6" draw:text-style-name="MP6" draw:layer="backgroundobjects" svg:x1="0cm" svg:y1="17.78cm" svg:x2="25.4cm" svg:y2="17.78cm">
              <text:p/>
            </draw:line>
            <draw:line draw:style-name="Mgr6" draw:text-style-name="MP6" draw:layer="backgroundobjects" svg:x1="0cm" svg:y1="18.627cm" svg:x2="25.4cm" svg:y2="18.627cm">
              <text:p/>
            </draw:line>
            <draw:line draw:style-name="Mgr6" draw:text-style-name="MP6" draw:layer="backgroundobjects" svg:x1="0.847cm" svg:y1="0cm" svg:x2="0.847cm" svg:y2="19.05cm">
              <text:p/>
            </draw:line>
            <draw:line draw:style-name="Mgr6" draw:text-style-name="MP6" draw:layer="backgroundobjects" svg:x1="1.693cm" svg:y1="0cm" svg:x2="1.693cm" svg:y2="19.05cm">
              <text:p/>
            </draw:line>
            <draw:line draw:style-name="Mgr6" draw:text-style-name="MP6" draw:layer="backgroundobjects" svg:x1="2.54cm" svg:y1="0cm" svg:x2="2.54cm" svg:y2="19.05cm">
              <text:p/>
            </draw:line>
            <draw:line draw:style-name="Mgr6" draw:text-style-name="MP6" draw:layer="backgroundobjects" svg:x1="3.387cm" svg:y1="0cm" svg:x2="3.387cm" svg:y2="19.05cm">
              <text:p/>
            </draw:line>
            <draw:line draw:style-name="Mgr6" draw:text-style-name="MP6" draw:layer="backgroundobjects" svg:x1="4.233cm" svg:y1="0cm" svg:x2="4.233cm" svg:y2="19.05cm">
              <text:p/>
            </draw:line>
            <draw:line draw:style-name="Mgr6" draw:text-style-name="MP6" draw:layer="backgroundobjects" svg:x1="5.08cm" svg:y1="0cm" svg:x2="5.08cm" svg:y2="19.05cm">
              <text:p/>
            </draw:line>
            <draw:line draw:style-name="Mgr6" draw:text-style-name="MP6" draw:layer="backgroundobjects" svg:x1="5.927cm" svg:y1="0cm" svg:x2="5.927cm" svg:y2="19.05cm">
              <text:p/>
            </draw:line>
            <draw:line draw:style-name="Mgr6" draw:text-style-name="MP6" draw:layer="backgroundobjects" svg:x1="6.773cm" svg:y1="0cm" svg:x2="6.773cm" svg:y2="19.05cm">
              <text:p/>
            </draw:line>
            <draw:line draw:style-name="Mgr6" draw:text-style-name="MP6" draw:layer="backgroundobjects" svg:x1="7.62cm" svg:y1="0cm" svg:x2="7.62cm" svg:y2="19.05cm">
              <text:p/>
            </draw:line>
            <draw:line draw:style-name="Mgr6" draw:text-style-name="MP6" draw:layer="backgroundobjects" svg:x1="8.467cm" svg:y1="0cm" svg:x2="8.467cm" svg:y2="19.05cm">
              <text:p/>
            </draw:line>
            <draw:line draw:style-name="Mgr6" draw:text-style-name="MP6" draw:layer="backgroundobjects" svg:x1="9.313cm" svg:y1="0cm" svg:x2="9.313cm" svg:y2="19.05cm">
              <text:p/>
            </draw:line>
            <draw:line draw:style-name="Mgr6" draw:text-style-name="MP6" draw:layer="backgroundobjects" svg:x1="10.16cm" svg:y1="0cm" svg:x2="10.16cm" svg:y2="19.05cm">
              <text:p/>
            </draw:line>
            <draw:line draw:style-name="Mgr6" draw:text-style-name="MP6" draw:layer="backgroundobjects" svg:x1="11.007cm" svg:y1="0cm" svg:x2="11.007cm" svg:y2="19.05cm">
              <text:p/>
            </draw:line>
            <draw:line draw:style-name="Mgr6" draw:text-style-name="MP6" draw:layer="backgroundobjects" svg:x1="11.853cm" svg:y1="0cm" svg:x2="11.853cm" svg:y2="19.05cm">
              <text:p/>
            </draw:line>
            <draw:line draw:style-name="Mgr6" draw:text-style-name="MP6" draw:layer="backgroundobjects" svg:x1="12.7cm" svg:y1="0cm" svg:x2="12.7cm" svg:y2="19.05cm">
              <text:p/>
            </draw:line>
            <draw:line draw:style-name="Mgr6" draw:text-style-name="MP6" draw:layer="backgroundobjects" svg:x1="13.547cm" svg:y1="0cm" svg:x2="13.547cm" svg:y2="19.05cm">
              <text:p/>
            </draw:line>
            <draw:line draw:style-name="Mgr6" draw:text-style-name="MP6" draw:layer="backgroundobjects" svg:x1="14.393cm" svg:y1="0cm" svg:x2="14.393cm" svg:y2="19.05cm">
              <text:p/>
            </draw:line>
            <draw:line draw:style-name="Mgr6" draw:text-style-name="MP6" draw:layer="backgroundobjects" svg:x1="15.24cm" svg:y1="0cm" svg:x2="15.24cm" svg:y2="19.05cm">
              <text:p/>
            </draw:line>
            <draw:line draw:style-name="Mgr6" draw:text-style-name="MP6" draw:layer="backgroundobjects" svg:x1="16.087cm" svg:y1="0cm" svg:x2="16.087cm" svg:y2="19.05cm">
              <text:p/>
            </draw:line>
            <draw:line draw:style-name="Mgr6" draw:text-style-name="MP6" draw:layer="backgroundobjects" svg:x1="16.933cm" svg:y1="0cm" svg:x2="16.933cm" svg:y2="19.05cm">
              <text:p/>
            </draw:line>
            <draw:line draw:style-name="Mgr6" draw:text-style-name="MP6" draw:layer="backgroundobjects" svg:x1="17.78cm" svg:y1="0cm" svg:x2="17.78cm" svg:y2="19.05cm">
              <text:p/>
            </draw:line>
            <draw:line draw:style-name="Mgr6" draw:text-style-name="MP6" draw:layer="backgroundobjects" svg:x1="18.627cm" svg:y1="0cm" svg:x2="18.627cm" svg:y2="19.05cm">
              <text:p/>
            </draw:line>
            <draw:line draw:style-name="Mgr6" draw:text-style-name="MP6" draw:layer="backgroundobjects" svg:x1="19.473cm" svg:y1="0cm" svg:x2="19.473cm" svg:y2="19.05cm">
              <text:p/>
            </draw:line>
            <draw:line draw:style-name="Mgr6" draw:text-style-name="MP6" draw:layer="backgroundobjects" svg:x1="20.32cm" svg:y1="0cm" svg:x2="20.32cm" svg:y2="19.05cm">
              <text:p/>
            </draw:line>
            <draw:line draw:style-name="Mgr6" draw:text-style-name="MP6" draw:layer="backgroundobjects" svg:x1="21.167cm" svg:y1="0cm" svg:x2="21.167cm" svg:y2="19.05cm">
              <text:p/>
            </draw:line>
            <draw:line draw:style-name="Mgr6" draw:text-style-name="MP6" draw:layer="backgroundobjects" svg:x1="22.013cm" svg:y1="0cm" svg:x2="22.013cm" svg:y2="19.05cm">
              <text:p/>
            </draw:line>
            <draw:line draw:style-name="Mgr6" draw:text-style-name="MP6" draw:layer="backgroundobjects" svg:x1="22.86cm" svg:y1="0cm" svg:x2="22.86cm" svg:y2="19.05cm">
              <text:p/>
            </draw:line>
            <draw:line draw:style-name="Mgr6" draw:text-style-name="MP6" draw:layer="backgroundobjects" svg:x1="23.707cm" svg:y1="0cm" svg:x2="23.707cm" svg:y2="19.05cm">
              <text:p/>
            </draw:line>
            <draw:line draw:style-name="Mgr6" draw:text-style-name="MP6" draw:layer="backgroundobjects" svg:x1="24.553cm" svg:y1="0cm" svg:x2="24.553cm" svg:y2="19.05cm">
              <text:p/>
            </draw:line>
          </draw:g>
          <draw:line draw:style-name="Mgr8" draw:text-style-name="MP6" draw:layer="backgroundobjects" svg:x1="24.553cm" svg:y1="0cm" svg:x2="24.553cm" svg:y2="6.562cm">
            <text:p/>
          </draw:line>
        </draw:g>
        <draw:g>
          <draw:line draw:style-name="Mgr8" draw:text-style-name="MP6" draw:layer="backgroundobjects" svg:x1="2.231cm" svg:y1="2.465cm" svg:x2="2.231cm" svg:y2="10.385cm">
            <text:p/>
          </draw:line>
          <draw:line draw:style-name="Mgr8" draw:text-style-name="MP6" draw:layer="backgroundobjects" svg:x1="14.173cm" svg:y1="8.488cm" svg:x2="0.013cm" svg:y2="8.483cm">
            <text:p/>
          </draw:line>
          <draw:line draw:style-name="Mgr8" draw:text-style-name="MP6" draw:layer="backgroundobjects" svg:x1="18.499cm" svg:y1="4.14cm" svg:x2="1.693cm" svg:y2="4.135cm">
            <text:p/>
          </draw:line>
          <draw:custom-shape draw:style-name="Mgr9" draw:text-style-name="MP7" draw:layer="backgroundobjects" svg:width="0.688cm" svg:height="0.692cm" draw:transform="rotate (-1.5707963267949) translate (2.566cm 3.797cm)">
            <text:p/>
            <draw:enhanced-geometry draw:text-areas="6 0 21599 21599" svg:viewBox="0 0 21600 21600" draw:mirror-horizontal="true" draw:type="mso-spt100" draw:modifiers="-91.2762603759766 178.791076660156 21595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line draw:style-name="Mgr8" draw:text-style-name="MP6" draw:layer="backgroundobjects" svg:x1="6.526cm" svg:y1="15.178cm" svg:x2="23.319cm" svg:y2="15.178cm">
            <text:p/>
          </draw:line>
          <draw:line draw:style-name="Mgr8" draw:text-style-name="MP6" draw:layer="backgroundobjects" svg:x1="22.807cm" svg:y1="8.608cm" svg:x2="22.807cm" svg:y2="16.598cm">
            <text:p/>
          </draw:line>
          <draw:custom-shape draw:style-name="Mgr9" draw:text-style-name="MP7" draw:layer="backgroundobjects" svg:width="0.688cm" svg:height="0.692cm" draw:transform="rotate (-1.5707963267949) translate (23.164cm 14.759cm)">
            <text:p/>
            <draw:enhanced-geometry draw:text-areas="6 0 21599 21599" svg:viewBox="0 0 21600 21600" draw:type="mso-spt100" draw:modifiers="-91.2762603759766 178.791076660156 21595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</draw:g>
      <draw:frame presentation:style-name="Title1-title" draw:layer="backgroundobjects" svg:width="21.59cm" svg:height="3.175cm" svg:x="2.752cm" svg:y="4.867cm" presentation:class="title" presentation:placeholder="true">
        <draw:text-box/>
      </draw:frame>
      <draw:frame presentation:style-name="Title1-subtitle" draw:layer="backgroundobjects" svg:width="17.78cm" svg:height="4.869cm" svg:x="2.752cm" svg:y="9.193cm" presentation:class="subtitle" presentation:placeholder="true">
        <draw:text-box/>
        <svg:desc>Rectangle: Click to edit Master text styles
Second level
Third level
Fourth level
Fifth level</svg:desc>
      </draw:frame>
      <draw:frame presentation:style-name="Mpr2" draw:text-style-name="MP3" draw:layer="backgroundobjects" svg:width="5.292cm" svg:height="1.27cm" svg:x="1.905cm" svg:y="17.357cm" presentation:class="date-time">
        <draw:text-box>
          <text:list text:style-name="ML3">
            <text:list-header>
              <text:p text:style-name="MP2"><text:span text:style-name="MT3"><text:date style:data-style-name="D3" text:date-value="2016-12-22">22/12/16</text:date></text:span><text:span text:style-name="MT3"> </text:span><text:span text:style-name="MT3"><text:time style:data-style-name="T2" text:time-value="20:33:16.655926994">20:55</text:time></text:span></text:p>
            </text:list-header>
          </text:list>
        </draw:text-box>
      </draw:frame>
      <draw:frame presentation:style-name="Mpr3" draw:text-style-name="MP9" draw:layer="backgroundobjects" svg:width="8.044cm" svg:height="1.27cm" svg:x="8.678cm" svg:y="17.357cm" presentation:class="footer">
        <draw:text-box>
          <text:list text:style-name="ML3">
            <text:list-header>
              <text:p text:style-name="MP8"><text:span text:style-name="MT3"><presentation:footer/></text:span></text:p>
            </text:list-header>
          </text:list>
        </draw:text-box>
      </draw:frame>
      <draw:frame presentation:style-name="Mpr4" draw:text-style-name="MP5" draw:layer="backgroundobjects" svg:width="5.292cm" svg:height="1.27cm" svg:x="18.203cm" svg:y="17.357cm" presentation:class="page-number">
        <draw:text-box>
          <text:list text:style-name="ML3">
            <text:list-header>
              <text:p text:style-name="MP4"><text:span text:style-name="MT3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5" draw:text-style-name="MP3" draw:layer="backgroundobjects" svg:width="8.802cm" svg:height="1.332cm" svg:x="0cm" svg:y="0cm" presentation:class="header">
          <draw:text-box>
            <text:list text:style-name="ML1">
              <text:list-header>
                <text:p text:style-name="MP2"><text:span text:style-name="MT2"><presentation:header/></text:span></text:p>
              </text:list-header>
            </text:list>
          </draw:text-box>
        </draw:frame>
        <draw:frame presentation:style-name="Mpr6" draw:text-style-name="MP5" draw:layer="backgroundobjects" svg:width="8.802cm" svg:height="1.332cm" svg:x="11.518cm" svg:y="0cm" presentation:class="date-time">
          <draw:text-box>
            <text:list text:style-name="ML1">
              <text:list-header>
                <text:p text:style-name="MP4"><text:span text:style-name="MT2"><text:date style:data-style-name="D3" text:date-value="2016-12-22">12/22/16</text:date></text:span><text:span text:style-name="MT2"> </text:span><text:span text:style-name="MT2"><text:time style:data-style-name="T2" text:time-value="20:33:16.646494446">20:55</text:time></text:span></text:p>
              </text:list-header>
            </text:list>
          </draw:text-box>
        </draw:frame>
        <draw:page-thumbnail presentation:style-name="Title1-title" draw:layer="backgroundobjects" svg:width="13.331cm" svg:height="9.997cm" svg:x="3.496cm" svg:y="2.005cm" presentation:class="page"/>
        <draw:frame presentation:style-name="Title1-notes" draw:layer="backgroundobjects" svg:width="14.904cm" svg:height="11.995cm" svg:x="2.708cm" svg:y="12.668cm" presentation:class="notes" presentation:placeholder="true">
          <draw:text-box/>
        </draw:frame>
        <draw:frame presentation:style-name="Mpr7" draw:text-style-name="MP3" draw:layer="backgroundobjects" svg:width="8.802cm" svg:height="1.332cm" svg:x="0cm" svg:y="25.338cm" presentation:class="footer">
          <draw:text-box>
            <text:list text:style-name="ML1">
              <text:list-header>
                <text:p text:style-name="MP2"><text:span text:style-name="MT2"><presentation:footer/></text:span></text:p>
              </text:list-header>
            </text:list>
          </draw:text-box>
        </draw:frame>
        <draw:frame presentation:style-name="Mpr8" draw:text-style-name="MP5" draw:layer="backgroundobjects" svg:width="8.802cm" svg:height="1.332cm" svg:x="11.518cm" svg:y="25.338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nalysis of Algorithms</dc:title>
    <meta:initial-creator>Roberto Tamassia</meta:initial-creator>
    <meta:creation-date>2002-01-21T07:52:10.848000000</meta:creation-date>
    <dc:creator>Michael T. Goodrich</dc:creator>
    <dc:date>2002-04-15T23:27:00.541000000</dc:date>
    <meta:print-date>2002-04-09T22:41:12.044000000</meta:print-date>
    <meta:editing-cycles>952</meta:editing-cycles>
    <meta:editing-duration>P4DT14H12M30S</meta:editing-duration>
    <meta:document-statistic meta:object-count="607"/>
    <meta:generator>LibreOffice/4.2.4.2$Linux_x86 LibreOffice_project/420m0$Build-2</meta:generator>
  </office:meta>
</office:document-meta>
</file>